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Times New Roman" svg:font-family="Times New Roman" style:font-family-generic="roman" style:font-pitch="variable" svg:panose-1="2 2 6 3 5 4 5 2 3 4"/>
  </office:font-face-decls>
  <office:automatic-styles>
    <style:style style:name="TableColumn2" style:family="table-column">
      <style:table-column-properties style:column-width="2.0291in" style:use-optimal-column-width="false"/>
    </style:style>
    <style:style style:name="TableColumn3" style:family="table-column">
      <style:table-column-properties style:column-width="0.4854in" style:use-optimal-column-width="false"/>
    </style:style>
    <style:style style:name="TableColumn4" style:family="table-column">
      <style:table-column-properties style:column-width="4.1534in" style:use-optimal-column-width="false"/>
    </style:style>
    <style:style style:name="Table1" style:family="table" style:master-page-name="MPF0">
      <style:table-properties style:width="6.668in" style:rel-width="100%" fo:margin-left="0in" table:align="left"/>
    </style:style>
    <style:style style:name="TableRow5" style:family="table-row">
      <style:table-row-properties style:use-optimal-row-height="false"/>
    </style:style>
    <style:style style:name="TableCell6" style:family="table-cell">
      <style:table-cell-properties fo:border="none" style:writing-mode="lr-tb" fo:padding-top="0in" fo:padding-left="0in" fo:padding-bottom="0in" fo:padding-right="0in"/>
    </style:style>
    <style:style style:name="P7" style:parent-style-name="Heading1" style:family="paragraph">
      <style:paragraph-properties fo:break-before="page"/>
    </style:style>
    <style:style style:name="TableColumn10" style:family="table-column">
      <style:table-column-properties style:column-width="2.0291in" style:use-optimal-column-width="false"/>
    </style:style>
    <style:style style:name="Table9" style:family="table">
      <style:table-properties style:width="2.0291in" style:rel-width="100%" fo:margin-left="0in" table:align="left"/>
    </style:style>
    <style:style style:name="TableRow11" style:family="table-row">
      <style:table-row-properties style:use-optimal-row-height="false"/>
    </style:style>
    <style:style style:name="TableCell12" style:family="table-cell">
      <style:table-cell-properties fo:border="none" style:writing-mode="lr-tb" fo:padding-top="0.25in" fo:padding-left="0in" fo:padding-bottom="0in" fo:padding-right="0in"/>
    </style:style>
    <style:style style:name="TableRow13" style:family="table-row">
      <style:table-row-properties style:use-optimal-row-height="false"/>
    </style:style>
    <style:style style:name="TableCell14" style:family="table-cell">
      <style:table-cell-properties fo:border="none" style:writing-mode="lr-tb" fo:padding-top="0.0798in" fo:padding-left="0in" fo:padding-bottom="0in" fo:padding-right="0in"/>
    </style:style>
    <style:style style:name="T15" style:parent-style-name="DefaultParagraphFont" style:family="text">
      <style:text-properties fo:language="en" fo:country="GB" style:language-complex="en" style:country-complex="GB"/>
    </style:style>
    <style:style style:name="TableRow16" style:family="table-row">
      <style:table-row-properties style:use-optimal-row-height="false"/>
    </style:style>
    <style:style style:name="TableCell17" style:family="table-cell">
      <style:table-cell-properties fo:border="none" style:writing-mode="lr-tb" fo:padding-top="0.25in" fo:padding-left="0in" fo:padding-bottom="0in" fo:padding-right="0in"/>
    </style:style>
    <style:style style:name="TableRow18" style:family="table-row">
      <style:table-row-properties style:use-optimal-row-height="false"/>
    </style:style>
    <style:style style:name="TableCell19" style:family="table-cell">
      <style:table-cell-properties fo:border="none" style:writing-mode="lr-tb" fo:padding-top="0.0798in" fo:padding-left="0in" fo:padding-bottom="0in" fo:padding-right="0in"/>
    </style:style>
    <style:style style:name="T20" style:parent-style-name="DefaultParagraphFont" style:family="text">
      <style:text-properties fo:language="en" fo:country="GB" style:language-complex="en" style:country-complex="GB"/>
    </style:style>
    <style:style style:name="TableRow21" style:family="table-row">
      <style:table-row-properties style:use-optimal-row-height="false"/>
    </style:style>
    <style:style style:name="TableCell22" style:family="table-cell">
      <style:table-cell-properties fo:border="none" style:writing-mode="lr-tb" fo:padding-top="0.25in" fo:padding-left="0in" fo:padding-bottom="0in" fo:padding-right="0in"/>
    </style:style>
    <style:style style:name="TableRow23" style:family="table-row">
      <style:table-row-properties style:use-optimal-row-height="false"/>
    </style:style>
    <style:style style:name="TableCell24" style:family="table-cell">
      <style:table-cell-properties fo:border="none" style:writing-mode="lr-tb" fo:padding-top="0.0798in" fo:padding-left="0in" fo:padding-bottom="0in" fo:padding-right="0in"/>
    </style:style>
    <style:style style:name="T25" style:parent-style-name="DefaultParagraphFont" style:family="text">
      <style:text-properties fo:language="en" fo:country="GB" style:language-complex="en" style:country-complex="GB"/>
    </style:style>
    <style:style style:name="TableRow26" style:family="table-row">
      <style:table-row-properties style:use-optimal-row-height="false"/>
    </style:style>
    <style:style style:name="TableCell27" style:family="table-cell">
      <style:table-cell-properties fo:border="none" style:writing-mode="lr-tb" fo:padding-top="0.2in" fo:padding-left="0in" fo:padding-bottom="0.2597in" fo:padding-right="0in"/>
    </style:style>
    <style:style style:name="T28" style:parent-style-name="DefaultParagraphFont" style:family="text">
      <style:text-properties fo:language="en" fo:country="GB" style:language-complex="en" style:country-complex="GB"/>
    </style:style>
    <style:style style:name="TableRow29" style:family="table-row">
      <style:table-row-properties style:use-optimal-row-height="false"/>
    </style:style>
    <style:style style:name="TableCell30" style:family="table-cell">
      <style:table-cell-properties fo:border-top="0.0138in solid #37B6AE" fo:border-left="none" fo:border-bottom="0.0138in solid #37B6AE" fo:border-right="none" style:writing-mode="lr-tb" fo:padding-top="0.2597in" fo:padding-left="0in" fo:padding-bottom="0.0798in" fo:padding-right="0in"/>
    </style:style>
    <style:style style:name="T31" style:parent-style-name="DefaultParagraphFont" style:family="text">
      <style:text-properties fo:language="en" fo:country="GB" style:language-complex="en" style:country-complex="GB"/>
    </style:style>
    <style:style style:name="T32" style:parent-style-name="DefaultParagraphFont" style:family="text">
      <style:text-properties fo:language="en" fo:country="GB" style:language-complex="en" style:country-complex="GB"/>
    </style:style>
    <style:style style:name="T33" style:parent-style-name="DefaultParagraphFont" style:family="text">
      <style:text-properties fo:language="en" fo:country="GB" style:language-complex="en" style:country-complex="GB"/>
    </style:style>
    <style:style style:name="T34" style:parent-style-name="DefaultParagraphFont" style:family="text">
      <style:text-properties fo:language="en" fo:country="GB" style:language-complex="en" style:country-complex="GB"/>
    </style:style>
    <style:style style:name="TableRow35" style:family="table-row">
      <style:table-row-properties style:use-optimal-row-height="false"/>
    </style:style>
    <style:style style:name="TableCell36" style:family="table-cell">
      <style:table-cell-properties fo:border-top="0.0138in solid #37B6AE" fo:border-left="none" fo:border-bottom="0.0138in solid #37B6AE" fo:border-right="none" style:writing-mode="lr-tb" fo:padding-top="0.2597in" fo:padding-left="0in" fo:padding-bottom="0.0798in" fo:padding-right="0in"/>
    </style:style>
    <style:style style:name="T37" style:parent-style-name="DefaultParagraphFont" style:family="text">
      <style:text-properties fo:language="en" fo:country="GB" style:language-complex="en" style:country-complex="GB"/>
    </style:style>
    <style:style style:name="T38" style:parent-style-name="DefaultParagraphFont" style:family="text">
      <style:text-properties fo:language="en" fo:country="GB" style:language-complex="en" style:country-complex="GB"/>
    </style:style>
    <style:style style:name="TableCell39" style:family="table-cell">
      <style:table-cell-properties fo:border="none" style:writing-mode="lr-tb" fo:padding-top="0in" fo:padding-left="0in" fo:padding-bottom="0in" fo:padding-right="0in"/>
    </style:style>
    <style:style style:name="TableCell40" style:family="table-cell">
      <style:table-cell-properties fo:border="none" style:writing-mode="lr-tb" fo:padding-top="0in" fo:padding-left="0in" fo:padding-bottom="0in" fo:padding-right="0in"/>
    </style:style>
    <style:style style:name="TableColumn42" style:family="table-column">
      <style:table-column-properties style:column-width="4.1534in" style:use-optimal-column-width="false"/>
    </style:style>
    <style:style style:name="Table41" style:family="table">
      <style:table-properties style:width="4.1534in" style:rel-width="100%" fo:margin-left="0in" table:align="left"/>
    </style:style>
    <style:style style:name="TableRow43" style:family="table-row">
      <style:table-row-properties style:min-row-height="2.85in" style:use-optimal-row-height="false"/>
    </style:style>
    <style:style style:name="TableCell44" style:family="table-cell">
      <style:table-cell-properties fo:border="none" style:writing-mode="lr-tb" fo:padding-top="0in" fo:padding-left="0.0798in" fo:padding-bottom="0.2597in" fo:padding-right="0.0798in"/>
    </style:style>
    <style:style style:name="T45" style:parent-style-name="DefaultParagraphFont" style:family="text">
      <style:text-properties fo:language="en" fo:country="GB" style:language-complex="en" style:country-complex="GB"/>
    </style:style>
    <style:style style:name="T46" style:parent-style-name="DefaultParagraphFont" style:family="text">
      <style:text-properties fo:language="en" fo:country="GB" style:language-complex="en" style:country-complex="GB"/>
    </style:style>
    <style:style style:name="T47" style:parent-style-name="DefaultParagraphFont" style:family="text">
      <style:text-properties fo:language="en" fo:country="GB" style:language-complex="en" style:country-complex="GB"/>
    </style:style>
    <style:style style:name="T48" style:parent-style-name="DefaultParagraphFont" style:family="text">
      <style:text-properties fo:language="en" fo:country="GB" style:language-complex="en" style:country-complex="GB"/>
    </style:style>
    <style:style style:name="T49" style:parent-style-name="DefaultParagraphFont" style:family="text">
      <style:text-properties fo:language="en" fo:country="GB" style:language-complex="en" style:country-complex="GB"/>
    </style:style>
    <style:style style:name="T50" style:parent-style-name="DefaultParagraphFont" style:family="text">
      <style:text-properties fo:language="en" fo:country="GB" style:language-complex="en" style:country-complex="GB"/>
    </style:style>
    <style:style style:name="T51" style:parent-style-name="DefaultParagraphFont" style:family="text">
      <style:text-properties fo:language="en" fo:country="GB" style:language-complex="en" style:country-complex="GB"/>
    </style:style>
    <style:style style:name="TableRow52" style:family="table-row">
      <style:table-row-properties style:min-row-height="2.55in" style:use-optimal-row-height="false"/>
    </style:style>
    <style:style style:name="TableCell53" style:family="table-cell">
      <style:table-cell-properties fo:border="none" style:writing-mode="lr-tb" fo:padding-top="0in" fo:padding-left="0.0798in" fo:padding-bottom="0.2597in" fo:padding-right="0.0798in"/>
    </style:style>
    <style:style style:name="T54" style:parent-style-name="DefaultParagraphFont" style:family="text">
      <style:text-properties fo:language="en" fo:country="GB" style:language-complex="en" style:country-complex="GB"/>
    </style:style>
    <style:style style:name="T55" style:parent-style-name="DefaultParagraphFont" style:family="text">
      <style:text-properties fo:language="en" fo:country="GB" style:language-complex="en" style:country-complex="GB"/>
    </style:style>
    <style:style style:name="T56" style:parent-style-name="DefaultParagraphFont" style:family="text">
      <style:text-properties fo:language="en" fo:country="GB" style:language-complex="en" style:country-complex="GB"/>
    </style:style>
    <style:style style:name="T57" style:parent-style-name="DefaultParagraphFont" style:family="text">
      <style:text-properties fo:language="en" fo:country="GB" style:language-complex="en" style:country-complex="GB"/>
    </style:style>
    <style:style style:name="TableRow58" style:family="table-row">
      <style:table-row-properties style:use-optimal-row-height="false"/>
    </style:style>
    <style:style style:name="TableCell59" style:family="table-cell">
      <style:table-cell-properties fo:border="none" style:writing-mode="lr-tb" fo:padding-top="0in" fo:padding-left="0.075in" fo:padding-bottom="0in" fo:padding-right="0.075in"/>
    </style:style>
    <style:style style:name="T60" style:parent-style-name="DefaultParagraphFont" style:family="text">
      <style:text-properties fo:language="en" fo:country="GB" style:language-complex="en" style:country-complex="GB"/>
    </style:style>
    <style:style style:name="T61" style:parent-style-name="DefaultParagraphFont" style:family="text">
      <style:text-properties fo:language="en" fo:country="GB" style:language-complex="en" style:country-complex="GB"/>
    </style:style>
    <style:style style:family="graphic" style:name="a44">
      <style:graphic-properties/>
    </style:style>
    <style:style style:family="graphic" style:name="a45">
      <style:graphic-properties draw:fill="solid" draw:fill-color="#37b6ae" draw:opacity="100%" draw:stroke="solid" svg:stroke-width="0in" svg:stroke-color="#37b6ae" svg:stroke-opacity="100%" draw:stroke-linejoin="round"/>
    </style:style>
    <style:style style:family="graphic" style:name="a50">
      <style:graphic-properties/>
    </style:style>
    <style:style style:family="graphic" style:name="a46">
      <style:graphic-properties draw:fill="solid" draw:fill-color="#37b6ae" draw:opacity="100%" draw:stroke="solid" svg:stroke-width="0in" svg:stroke-color="#37b6ae" svg:stroke-opacity="100%" draw:stroke-linejoin="round"/>
    </style:style>
    <style:style style:family="graphic" style:name="a51">
      <style:graphic-properties draw:fill="none" draw:stroke="solid" svg:stroke-width="0.01389in" svg:stroke-color="#37b6ae" svg:stroke-opacity="100%" draw:stroke-linejoin="miter" svg:stroke-linecap="butt"/>
    </style:style>
    <style:style style:family="graphic" style:name="a47">
      <style:graphic-properties/>
    </style:style>
    <style:style style:family="graphic" style:name="a52">
      <style:graphic-properties draw:fill="none" draw:stroke="solid" svg:stroke-width="0.01389in" svg:stroke-color="#37b6ae" svg:stroke-opacity="100%" draw:stroke-linejoin="miter" svg:stroke-linecap="butt"/>
    </style:style>
    <style:style style:family="graphic" style:name="a48">
      <style:graphic-properties draw:fill="solid" draw:fill-color="#37b6ae" draw:opacity="100%" draw:stroke="solid" svg:stroke-width="0in" svg:stroke-color="#37b6ae" svg:stroke-opacity="100%" draw:stroke-linejoin="round"/>
    </style:style>
    <style:style style:family="graphic" style:name="a42">
      <style:graphic-properties draw:fill="solid" draw:fill-color="#37b6ae" draw:opacity="100%" draw:stroke="solid" svg:stroke-width="0in" svg:stroke-color="#37b6ae" svg:stroke-opacity="100%" draw:stroke-linejoin="round"/>
    </style:style>
    <style:style style:family="graphic" style:name="a49">
      <style:graphic-properties draw:fill="solid" draw:fill-color="#37b6ae" draw:opacity="100%" draw:stroke="solid" svg:stroke-width="0in" svg:stroke-color="#37b6ae" svg:stroke-opacity="100%" draw:stroke-linejoin="round"/>
    </style:style>
    <style:style style:family="graphic" style:name="a43">
      <style:graphic-properties draw:fill="solid" draw:fill-color="#37b6ae" draw:opacity="100%" draw:stroke="solid" svg:stroke-width="0in" svg:stroke-color="#37b6ae" svg:stroke-opacity="100%" draw:stroke-linejoin="round"/>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h text:style-name="P7" text:outline-level="1">Microsoft Office User</text:h>
            <table:table table:style-name="Table9">
              <table:table-columns>
                <table:table-column table:style-name="TableColumn10"/>
              </table:table-columns>
              <table:table-row table:style-name="TableRow11">
                <table:table-cell table:style-name="TableCell12">
                  <text:h text:style-name="Heading3" text:outline-level="3"><draw:g draw:name="Group 43" draw:id="id44" draw:style-name="a44" text:anchor-type="as-char"><svg:title/><svg:desc>Email icon</svg:desc><draw:custom-shape svg:x="0.0675in" svg:y="0.09519in" svg:width="0.225in" svg:height="0.16788in" draw:id="id42" draw:style-name="a42" draw:name="Freeform 2"><svg:title/><svg:desc/><draw:enhanced-geometry draw:type="non-primitive" svg:viewBox="0 0 2082 1560" draw:enhanced-path="M 56 482 L 56 1237 59 1277 67 1315 81 1350 99 1383 121 1412 147 1438 176 1461 210 1479 244 1493 282 1501 322 1503 1760 1503 1800 1501 1837 1493 1873 1479 1905 1461 1935 1438 1961 1412 1984 1383 2002 1350 2015 1315 2023 1277 2026 1237 2026 482 1049 1013 1034 1013 56 482 Z M 322 56 L 282 59 244 68 210 81 176 100 147 122 121 149 99 179 81 211 67 247 59 283 56 322 56 449 1039 984 2026 449 2026 322 2023 283 2015 247 2002 211 1984 179 1961 149 1935 122 1905 100 1873 81 1837 68 1800 59 1760 56 322 56 Z M 322 0 L 1760 0 1803 4 1844 12 1883 26 1921 44 1957 68 1988 95 2016 127 2039 163 2058 199 2072 239 2079 280 2082 322 2082 1237 2080 1274 2074 1310 2065 1344 2051 1378 2033 1409 2012 1438 1988 1466 1961 1490 1932 1511 1900 1528 1867 1542 1832 1551 1796 1558 1760 1560 322 1560 278 1557 236 1548 195 1535 159 1516 124 1493 94 1466 66 1434 43 1400 24 1363 11 1323 2 1281 0 1237 0 322 2 279 11 237 24 197 43 160 66 126 94 95 124 68 159 44 195 26 236 12 278 4 322 0 Z N" draw:text-areas="?f184 ?f186 ?f185 ?f187" draw:glue-points="?f96 ?f97 ?f98 ?f99 ?f100 ?f101 ?f102 ?f103 ?f104 ?f105 ?f106 ?f107 ?f108 ?f109 ?f110 ?f111 ?f112 ?f113 ?f114 ?f115 ?f116 ?f117 ?f118 ?f119 ?f120 ?f121 ?f122 ?f123 ?f124 ?f125 ?f126 ?f127 ?f128 ?f129 ?f130 ?f131 ?f132 ?f133 ?f134 ?f135 ?f96 ?f136 ?f120 ?f136 ?f118 ?f135 ?f116 ?f133 ?f114 ?f131 ?f112 ?f129 ?f110 ?f127 ?f108 ?f125 ?f124 ?f137 ?f138 ?f139 ?f140 ?f141 ?f142 ?f127 ?f143 ?f144 ?f145 ?f146 ?f147 ?f148 ?f149 ?f97 ?f150 ?f151 ?f152 ?f153 ?f154 ?f103 ?f114 ?f155 ?f156 ?f157 ?f158 ?f159 ?f108 ?f160 ?f161 ?f162 ?f163 ?f164 ?f165 ?f111 ?f166 ?f167 ?f168 ?f169 ?f170 ?f171 ?f172 ?f173 ?f174 ?f175 ?f176 ?f177 ?f178 ?f179 ?f180 ?f181 ?f182 ?f183 ?f124 ?f137" draw:glue-point-leaving-directions="-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82"/><draw:equation draw:name="f7" draw:formula="?f4 / 1560"/><draw:equation draw:name="f8" draw:formula="56 * ?f5 / 2082"/><draw:equation draw:name="f9" draw:formula="1237 * ?f4 / 1560"/><draw:equation draw:name="f10" draw:formula="67 * ?f5 / 2082"/><draw:equation draw:name="f11" draw:formula="1315 * ?f4 / 1560"/><draw:equation draw:name="f12" draw:formula="99 * ?f5 / 2082"/><draw:equation draw:name="f13" draw:formula="1383 * ?f4 / 1560"/><draw:equation draw:name="f14" draw:formula="147 * ?f5 / 2082"/><draw:equation draw:name="f15" draw:formula="1438 * ?f4 / 1560"/><draw:equation draw:name="f16" draw:formula="210 * ?f5 / 2082"/><draw:equation draw:name="f17" draw:formula="1479 * ?f4 / 1560"/><draw:equation draw:name="f18" draw:formula="282 * ?f5 / 2082"/><draw:equation draw:name="f19" draw:formula="1501 * ?f4 / 1560"/><draw:equation draw:name="f20" draw:formula="1760 * ?f5 / 2082"/><draw:equation draw:name="f21" draw:formula="1503 * ?f4 / 1560"/><draw:equation draw:name="f22" draw:formula="1837 * ?f5 / 2082"/><draw:equation draw:name="f23" draw:formula="1493 * ?f4 / 1560"/><draw:equation draw:name="f24" draw:formula="1905 * ?f5 / 2082"/><draw:equation draw:name="f25" draw:formula="1461 * ?f4 / 1560"/><draw:equation draw:name="f26" draw:formula="1961 * ?f5 / 2082"/><draw:equation draw:name="f27" draw:formula="1412 * ?f4 / 1560"/><draw:equation draw:name="f28" draw:formula="2002 * ?f5 / 2082"/><draw:equation draw:name="f29" draw:formula="1350 * ?f4 / 1560"/><draw:equation draw:name="f30" draw:formula="2023 * ?f5 / 2082"/><draw:equation draw:name="f31" draw:formula="1277 * ?f4 / 1560"/><draw:equation draw:name="f32" draw:formula="2026 * ?f5 / 2082"/><draw:equation draw:name="f33" draw:formula="482 * ?f4 / 1560"/><draw:equation draw:name="f34" draw:formula="1034 * ?f5 / 2082"/><draw:equation draw:name="f35" draw:formula="1013 * ?f4 / 1560"/><draw:equation draw:name="f36" draw:formula="322 * ?f5 / 2082"/><draw:equation draw:name="f37" draw:formula="56 * ?f4 / 1560"/><draw:equation draw:name="f38" draw:formula="244 * ?f5 / 2082"/><draw:equation draw:name="f39" draw:formula="68 * ?f4 / 1560"/><draw:equation draw:name="f40" draw:formula="176 * ?f5 / 2082"/><draw:equation draw:name="f41" draw:formula="100 * ?f4 / 1560"/><draw:equation draw:name="f42" draw:formula="121 * ?f5 / 2082"/><draw:equation draw:name="f43" draw:formula="149 * ?f4 / 1560"/><draw:equation draw:name="f44" draw:formula="81 * ?f5 / 2082"/><draw:equation draw:name="f45" draw:formula="211 * ?f4 / 1560"/><draw:equation draw:name="f46" draw:formula="59 * ?f5 / 2082"/><draw:equation draw:name="f47" draw:formula="283 * ?f4 / 1560"/><draw:equation draw:name="f48" draw:formula="449 * ?f4 / 1560"/><draw:equation draw:name="f49" draw:formula="0 * ?f4 / 1560"/><draw:equation draw:name="f50" draw:formula="1803 * ?f5 / 2082"/><draw:equation draw:name="f51" draw:formula="4 * ?f4 / 1560"/><draw:equation draw:name="f52" draw:formula="1883 * ?f5 / 2082"/><draw:equation draw:name="f53" draw:formula="26 * ?f4 / 1560"/><draw:equation draw:name="f54" draw:formula="1957 * ?f5 / 2082"/><draw:equation draw:name="f55" draw:formula="2016 * ?f5 / 2082"/><draw:equation draw:name="f56" draw:formula="127 * ?f4 / 1560"/><draw:equation draw:name="f57" draw:formula="2058 * ?f5 / 2082"/><draw:equation draw:name="f58" draw:formula="199 * ?f4 / 1560"/><draw:equation draw:name="f59" draw:formula="2079 * ?f5 / 2082"/><draw:equation draw:name="f60" draw:formula="280 * ?f4 / 1560"/><draw:equation draw:name="f61" draw:formula="2082 * ?f5 / 2082"/><draw:equation draw:name="f62" draw:formula="2074 * ?f5 / 2082"/><draw:equation draw:name="f63" draw:formula="1310 * ?f4 / 1560"/><draw:equation draw:name="f64" draw:formula="2051 * ?f5 / 2082"/><draw:equation draw:name="f65" draw:formula="1378 * ?f4 / 1560"/><draw:equation draw:name="f66" draw:formula="2012 * ?f5 / 2082"/><draw:equation draw:name="f67" draw:formula="1490 * ?f4 / 1560"/><draw:equation draw:name="f68" draw:formula="1900 * ?f5 / 2082"/><draw:equation draw:name="f69" draw:formula="1528 * ?f4 / 1560"/><draw:equation draw:name="f70" draw:formula="1832 * ?f5 / 2082"/><draw:equation draw:name="f71" draw:formula="1551 * ?f4 / 1560"/><draw:equation draw:name="f72" draw:formula="1560 * ?f4 / 1560"/><draw:equation draw:name="f73" draw:formula="278 * ?f5 / 2082"/><draw:equation draw:name="f74" draw:formula="1557 * ?f4 / 1560"/><draw:equation draw:name="f75" draw:formula="195 * ?f5 / 2082"/><draw:equation draw:name="f76" draw:formula="1535 * ?f4 / 1560"/><draw:equation draw:name="f77" draw:formula="124 * ?f5 / 2082"/><draw:equation draw:name="f78" draw:formula="66 * ?f5 / 2082"/><draw:equation draw:name="f79" draw:formula="1434 * ?f4 / 1560"/><draw:equation draw:name="f80" draw:formula="24 * ?f5 / 2082"/><draw:equation draw:name="f81" draw:formula="1363 * ?f4 / 1560"/><draw:equation draw:name="f82" draw:formula="2 * ?f5 / 2082"/><draw:equation draw:name="f83" draw:formula="1281 * ?f4 / 1560"/><draw:equation draw:name="f84" draw:formula="0 * ?f5 / 2082"/><draw:equation draw:name="f85" draw:formula="322 * ?f4 / 1560"/><draw:equation draw:name="f86" draw:formula="11 * ?f5 / 2082"/><draw:equation draw:name="f87" draw:formula="237 * ?f4 / 1560"/><draw:equation draw:name="f88" draw:formula="43 * ?f5 / 2082"/><draw:equation draw:name="f89" draw:formula="160 * ?f4 / 1560"/><draw:equation draw:name="f90" draw:formula="94 * ?f5 / 2082"/><draw:equation draw:name="f91" draw:formula="95 * ?f4 / 1560"/><draw:equation draw:name="f92" draw:formula="159 * ?f5 / 2082"/><draw:equation draw:name="f93" draw:formula="44 * ?f4 / 1560"/><draw:equation draw:name="f94" draw:formula="236 * ?f5 / 2082"/><draw:equation draw:name="f95" draw:formula="12 * ?f4 / 1560"/><draw:equation draw:name="f96" draw:formula="?f8 / ?f6"/><draw:equation draw:name="f97" draw:formula="?f9 / ?f7"/><draw:equation draw:name="f98" draw:formula="?f10 / ?f6"/><draw:equation draw:name="f99" draw:formula="?f11 / ?f7"/><draw:equation draw:name="f100" draw:formula="?f12 / ?f6"/><draw:equation draw:name="f101" draw:formula="?f13 / ?f7"/><draw:equation draw:name="f102" draw:formula="?f14 / ?f6"/><draw:equation draw:name="f103" draw:formula="?f15 / ?f7"/><draw:equation draw:name="f104" draw:formula="?f16 / ?f6"/><draw:equation draw:name="f105" draw:formula="?f17 / ?f7"/><draw:equation draw:name="f106" draw:formula="?f18 / ?f6"/><draw:equation draw:name="f107" draw:formula="?f19 / ?f7"/><draw:equation draw:name="f108" draw:formula="?f20 / ?f6"/><draw:equation draw:name="f109" draw:formula="?f21 / ?f7"/><draw:equation draw:name="f110" draw:formula="?f22 / ?f6"/><draw:equation draw:name="f111" draw:formula="?f23 / ?f7"/><draw:equation draw:name="f112" draw:formula="?f24 / ?f6"/><draw:equation draw:name="f113" draw:formula="?f25 / ?f7"/><draw:equation draw:name="f114" draw:formula="?f26 / ?f6"/><draw:equation draw:name="f115" draw:formula="?f27 / ?f7"/><draw:equation draw:name="f116" draw:formula="?f28 / ?f6"/><draw:equation draw:name="f117" draw:formula="?f29 / ?f7"/><draw:equation draw:name="f118" draw:formula="?f30 / ?f6"/><draw:equation draw:name="f119" draw:formula="?f31 / ?f7"/><draw:equation draw:name="f120" draw:formula="?f32 / ?f6"/><draw:equation draw:name="f121" draw:formula="?f33 / ?f7"/><draw:equation draw:name="f122" draw:formula="?f34 / ?f6"/><draw:equation draw:name="f123" draw:formula="?f35 / ?f7"/><draw:equation draw:name="f124" draw:formula="?f36 / ?f6"/><draw:equation draw:name="f125" draw:formula="?f37 / ?f7"/><draw:equation draw:name="f126" draw:formula="?f38 / ?f6"/><draw:equation draw:name="f127" draw:formula="?f39 / ?f7"/><draw:equation draw:name="f128" draw:formula="?f40 / ?f6"/><draw:equation draw:name="f129" draw:formula="?f41 / ?f7"/><draw:equation draw:name="f130" draw:formula="?f42 / ?f6"/><draw:equation draw:name="f131" draw:formula="?f43 / ?f7"/><draw:equation draw:name="f132" draw:formula="?f44 / ?f6"/><draw:equation draw:name="f133" draw:formula="?f45 / ?f7"/><draw:equation draw:name="f134" draw:formula="?f46 / ?f6"/><draw:equation draw:name="f135" draw:formula="?f47 / ?f7"/><draw:equation draw:name="f136" draw:formula="?f48 / ?f7"/><draw:equation draw:name="f137" draw:formula="?f49 / ?f7"/><draw:equation draw:name="f138" draw:formula="?f50 / ?f6"/><draw:equation draw:name="f139" draw:formula="?f51 / ?f7"/><draw:equation draw:name="f140" draw:formula="?f52 / ?f6"/><draw:equation draw:name="f141" draw:formula="?f53 / ?f7"/><draw:equation draw:name="f142" draw:formula="?f54 / ?f6"/><draw:equation draw:name="f143" draw:formula="?f55 / ?f6"/><draw:equation draw:name="f144" draw:formula="?f56 / ?f7"/><draw:equation draw:name="f145" draw:formula="?f57 / ?f6"/><draw:equation draw:name="f146" draw:formula="?f58 / ?f7"/><draw:equation draw:name="f147" draw:formula="?f59 / ?f6"/><draw:equation draw:name="f148" draw:formula="?f60 / ?f7"/><draw:equation draw:name="f149" draw:formula="?f61 / ?f6"/><draw:equation draw:name="f150" draw:formula="?f62 / ?f6"/><draw:equation draw:name="f151" draw:formula="?f63 / ?f7"/><draw:equation draw:name="f152" draw:formula="?f64 / ?f6"/><draw:equation draw:name="f153" draw:formula="?f65 / ?f7"/><draw:equation draw:name="f154" draw:formula="?f66 / ?f6"/><draw:equation draw:name="f155" draw:formula="?f67 / ?f7"/><draw:equation draw:name="f156" draw:formula="?f68 / ?f6"/><draw:equation draw:name="f157" draw:formula="?f69 / ?f7"/><draw:equation draw:name="f158" draw:formula="?f70 / ?f6"/><draw:equation draw:name="f159" draw:formula="?f71 / ?f7"/><draw:equation draw:name="f160" draw:formula="?f72 / ?f7"/><draw:equation draw:name="f161" draw:formula="?f73 / ?f6"/><draw:equation draw:name="f162" draw:formula="?f74 / ?f7"/><draw:equation draw:name="f163" draw:formula="?f75 / ?f6"/><draw:equation draw:name="f164" draw:formula="?f76 / ?f7"/><draw:equation draw:name="f165" draw:formula="?f77 / ?f6"/><draw:equation draw:name="f166" draw:formula="?f78 / ?f6"/><draw:equation draw:name="f167" draw:formula="?f79 / ?f7"/><draw:equation draw:name="f168" draw:formula="?f80 / ?f6"/><draw:equation draw:name="f169" draw:formula="?f81 / ?f7"/><draw:equation draw:name="f170" draw:formula="?f82 / ?f6"/><draw:equation draw:name="f171" draw:formula="?f83 / ?f7"/><draw:equation draw:name="f172" draw:formula="?f84 / ?f6"/><draw:equation draw:name="f173" draw:formula="?f85 / ?f7"/><draw:equation draw:name="f174" draw:formula="?f86 / ?f6"/><draw:equation draw:name="f175" draw:formula="?f87 / ?f7"/><draw:equation draw:name="f176" draw:formula="?f88 / ?f6"/><draw:equation draw:name="f177" draw:formula="?f89 / ?f7"/><draw:equation draw:name="f178" draw:formula="?f90 / ?f6"/><draw:equation draw:name="f179" draw:formula="?f91 / ?f7"/><draw:equation draw:name="f180" draw:formula="?f92 / ?f6"/><draw:equation draw:name="f181" draw:formula="?f93 / ?f7"/><draw:equation draw:name="f182" draw:formula="?f94 / ?f6"/><draw:equation draw:name="f183" draw:formula="?f95 / ?f7"/><draw:equation draw:name="f184" draw:formula="0 / ?f6"/><draw:equation draw:name="f185" draw:formula="?f1 / ?f6"/><draw:equation draw:name="f186" draw:formula="0 / ?f7"/><draw:equation draw:name="f187" draw:formula="?f3 / ?f7"/></draw:enhanced-geometry></draw:custom-shape><draw:custom-shape svg:x="0in" svg:y="0in" svg:width="0.36in" svg:height="0.36in" draw:id="id43" draw:style-name="a43" draw:name="Freeform 3"><svg:title/><svg:desc/><draw:enhanced-geometry draw:type="non-primitive" svg:viewBox="0 0 3324 3324" draw:enhanced-path="M 1662 52 L 1560 55 1460 65 1362 80 1265 101 1172 128 1080 161 991 199 905 240 822 289 743 341 666 398 593 458 524 523 459 592 397 666 341 742 288 822 241 906 198 991 161 1080 128 1172 102 1266 80 1362 65 1460 56 1560 53 1662 56 1764 65 1864 80 1962 102 2059 128 2152 161 2244 198 2333 241 2419 288 2502 341 2581 397 2658 459 2731 524 2800 593 2865 666 2927 743 2983 822 3036 905 3083 991 3126 1080 3163 1172 3196 1265 3222 1362 3244 1460 3259 1560 3268 1662 3271 1764 3268 1864 3259 1962 3244 2058 3222 2152 3196 2244 3163 2333 3126 2418 3083 2502 3036 2582 2983 2658 2927 2732 2865 2801 2800 2866 2731 2926 2658 2983 2581 3035 2502 3084 2419 3125 2333 3163 2244 3196 2152 3223 2059 3244 1962 3259 1864 3269 1764 3272 1662 3269 1560 3259 1460 3244 1362 3223 1266 3196 1172 3163 1080 3125 991 3084 906 3035 822 2983 742 2926 666 2866 592 2801 523 2732 458 2658 398 2582 341 2502 289 2418 240 2333 199 2244 161 2152 128 2058 101 1962 80 1864 65 1764 55 1662 52 Z M 1662 0 L 1767 3 1871 12 1972 29 2072 51 2168 78 2262 112 2355 150 2444 194 2529 244 2611 297 2691 356 2766 420 2837 487 2904 558 2968 633 3027 713 3080 795 3130 880 3174 969 3212 1062 3246 1156 3273 1252 3295 1352 3312 1453 3321 1557 3324 1662 3321 1767 3312 1870 3295 1972 3273 2071 3246 2169 3212 2263 3174 2355 3130 2443 3080 2529 3027 2612 2968 2691 2904 2765 2837 2838 2766 2905 2691 2968 2611 3026 2529 3081 2444 3130 2355 3174 2262 3213 2168 3246 2072 3273 1972 3295 1871 3311 1767 3321 1662 3324 1557 3321 1454 3311 1352 3295 1253 3273 1155 3246 1061 3213 969 3174 881 3130 795 3081 712 3026 633 2968 559 2905 486 2838 419 2765 356 2691 298 2612 243 2529 194 2443 150 2355 111 2263 78 2169 51 2071 29 1972 13 1870 3 1767 0 1662 3 1557 13 1453 29 1352 51 1252 78 1156 111 1062 150 969 194 880 243 795 298 713 356 633 419 558 486 487 559 420 633 356 712 297 795 244 881 194 969 150 1061 112 1155 78 1253 51 1352 29 1454 12 1557 3 1662 0 Z N"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49 ?f153 ?f147 ?f154 ?f145 ?f155 ?f143 ?f156 ?f141 ?f157 ?f139 ?f158 ?f159 ?f158 ?f160 ?f157 ?f161 ?f156 ?f162 ?f155 ?f163 ?f154 ?f164 ?f153 ?f165 ?f152 ?f164 ?f150 ?f163 ?f148 ?f162 ?f146 ?f161 ?f144 ?f160 ?f142 ?f159 ?f140" draw:glue-point-leaving-directions="-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24"/><draw:equation draw:name="f7" draw:formula="?f4 / 3324"/><draw:equation draw:name="f8" draw:formula="1362 * ?f5 / 3324"/><draw:equation draw:name="f9" draw:formula="80 * ?f4 / 3324"/><draw:equation draw:name="f10" draw:formula="991 * ?f5 / 3324"/><draw:equation draw:name="f11" draw:formula="199 * ?f4 / 3324"/><draw:equation draw:name="f12" draw:formula="666 * ?f5 / 3324"/><draw:equation draw:name="f13" draw:formula="398 * ?f4 / 3324"/><draw:equation draw:name="f14" draw:formula="397 * ?f5 / 3324"/><draw:equation draw:name="f15" draw:formula="666 * ?f4 / 3324"/><draw:equation draw:name="f16" draw:formula="198 * ?f5 / 3324"/><draw:equation draw:name="f17" draw:formula="991 * ?f4 / 3324"/><draw:equation draw:name="f18" draw:formula="80 * ?f5 / 3324"/><draw:equation draw:name="f19" draw:formula="1362 * ?f4 / 3324"/><draw:equation draw:name="f20" draw:formula="56 * ?f5 / 3324"/><draw:equation draw:name="f21" draw:formula="1764 * ?f4 / 3324"/><draw:equation draw:name="f22" draw:formula="128 * ?f5 / 3324"/><draw:equation draw:name="f23" draw:formula="2152 * ?f4 / 3324"/><draw:equation draw:name="f24" draw:formula="288 * ?f5 / 3324"/><draw:equation draw:name="f25" draw:formula="2502 * ?f4 / 3324"/><draw:equation draw:name="f26" draw:formula="524 * ?f5 / 3324"/><draw:equation draw:name="f27" draw:formula="2800 * ?f4 / 3324"/><draw:equation draw:name="f28" draw:formula="822 * ?f5 / 3324"/><draw:equation draw:name="f29" draw:formula="3036 * ?f4 / 3324"/><draw:equation draw:name="f30" draw:formula="1172 * ?f5 / 3324"/><draw:equation draw:name="f31" draw:formula="3196 * ?f4 / 3324"/><draw:equation draw:name="f32" draw:formula="1560 * ?f5 / 3324"/><draw:equation draw:name="f33" draw:formula="3268 * ?f4 / 3324"/><draw:equation draw:name="f34" draw:formula="1962 * ?f5 / 3324"/><draw:equation draw:name="f35" draw:formula="3244 * ?f4 / 3324"/><draw:equation draw:name="f36" draw:formula="2333 * ?f5 / 3324"/><draw:equation draw:name="f37" draw:formula="3126 * ?f4 / 3324"/><draw:equation draw:name="f38" draw:formula="2658 * ?f5 / 3324"/><draw:equation draw:name="f39" draw:formula="2927 * ?f4 / 3324"/><draw:equation draw:name="f40" draw:formula="2926 * ?f5 / 3324"/><draw:equation draw:name="f41" draw:formula="2658 * ?f4 / 3324"/><draw:equation draw:name="f42" draw:formula="3125 * ?f5 / 3324"/><draw:equation draw:name="f43" draw:formula="2333 * ?f4 / 3324"/><draw:equation draw:name="f44" draw:formula="3244 * ?f5 / 3324"/><draw:equation draw:name="f45" draw:formula="1962 * ?f4 / 3324"/><draw:equation draw:name="f46" draw:formula="3269 * ?f5 / 3324"/><draw:equation draw:name="f47" draw:formula="1560 * ?f4 / 3324"/><draw:equation draw:name="f48" draw:formula="3196 * ?f5 / 3324"/><draw:equation draw:name="f49" draw:formula="1172 * ?f4 / 3324"/><draw:equation draw:name="f50" draw:formula="3035 * ?f5 / 3324"/><draw:equation draw:name="f51" draw:formula="822 * ?f4 / 3324"/><draw:equation draw:name="f52" draw:formula="2801 * ?f5 / 3324"/><draw:equation draw:name="f53" draw:formula="523 * ?f4 / 3324"/><draw:equation draw:name="f54" draw:formula="2502 * ?f5 / 3324"/><draw:equation draw:name="f55" draw:formula="289 * ?f4 / 3324"/><draw:equation draw:name="f56" draw:formula="2152 * ?f5 / 3324"/><draw:equation draw:name="f57" draw:formula="128 * ?f4 / 3324"/><draw:equation draw:name="f58" draw:formula="1764 * ?f5 / 3324"/><draw:equation draw:name="f59" draw:formula="55 * ?f4 / 3324"/><draw:equation draw:name="f60" draw:formula="1871 * ?f5 / 3324"/><draw:equation draw:name="f61" draw:formula="12 * ?f4 / 3324"/><draw:equation draw:name="f62" draw:formula="2262 * ?f5 / 3324"/><draw:equation draw:name="f63" draw:formula="112 * ?f4 / 3324"/><draw:equation draw:name="f64" draw:formula="2611 * ?f5 / 3324"/><draw:equation draw:name="f65" draw:formula="297 * ?f4 / 3324"/><draw:equation draw:name="f66" draw:formula="2904 * ?f5 / 3324"/><draw:equation draw:name="f67" draw:formula="558 * ?f4 / 3324"/><draw:equation draw:name="f68" draw:formula="3130 * ?f5 / 3324"/><draw:equation draw:name="f69" draw:formula="880 * ?f4 / 3324"/><draw:equation draw:name="f70" draw:formula="3273 * ?f5 / 3324"/><draw:equation draw:name="f71" draw:formula="1252 * ?f4 / 3324"/><draw:equation draw:name="f72" draw:formula="3324 * ?f5 / 3324"/><draw:equation draw:name="f73" draw:formula="1662 * ?f4 / 3324"/><draw:equation draw:name="f74" draw:formula="2071 * ?f4 / 3324"/><draw:equation draw:name="f75" draw:formula="2443 * ?f4 / 3324"/><draw:equation draw:name="f76" draw:formula="2765 * ?f4 / 3324"/><draw:equation draw:name="f77" draw:formula="3026 * ?f4 / 3324"/><draw:equation draw:name="f78" draw:formula="3213 * ?f4 / 3324"/><draw:equation draw:name="f79" draw:formula="3311 * ?f4 / 3324"/><draw:equation draw:name="f80" draw:formula="1454 * ?f5 / 3324"/><draw:equation draw:name="f81" draw:formula="1061 * ?f5 / 3324"/><draw:equation draw:name="f82" draw:formula="712 * ?f5 / 3324"/><draw:equation draw:name="f83" draw:formula="419 * ?f5 / 3324"/><draw:equation draw:name="f84" draw:formula="194 * ?f5 / 3324"/><draw:equation draw:name="f85" draw:formula="51 * ?f5 / 3324"/><draw:equation draw:name="f86" draw:formula="0 * ?f5 / 3324"/><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7"/><draw:equation draw:name="f154" draw:formula="?f75 / ?f7"/><draw:equation draw:name="f155" draw:formula="?f76 / ?f7"/><draw:equation draw:name="f156" draw:formula="?f77 / ?f7"/><draw:equation draw:name="f157" draw:formula="?f78 / ?f7"/><draw:equation draw:name="f158" draw:formula="?f79 / ?f7"/><draw:equation draw:name="f159" draw:formula="?f80 / ?f6"/><draw:equation draw:name="f160" draw:formula="?f81 / ?f6"/><draw:equation draw:name="f161" draw:formula="?f82 / ?f6"/><draw:equation draw:name="f162" draw:formula="?f83 / ?f6"/><draw:equation draw:name="f163" draw:formula="?f84 / ?f6"/><draw:equation draw:name="f164" draw:formula="?f85 / ?f6"/><draw:equation draw:name="f165" draw:formula="?f86 / ?f6"/><draw:equation draw:name="f166" draw:formula="0 / ?f6"/><draw:equation draw:name="f167" draw:formula="?f1 / ?f6"/><draw:equation draw:name="f168" draw:formula="0 / ?f7"/><draw:equation draw:name="f169" draw:formula="?f3 / ?f7"/></draw:enhanced-geometry></draw:custom-shape></draw:g></text:h>
                </table:table-cell>
              </table:table-row>
              <table:table-row table:style-name="TableRow13">
                <table:table-cell table:style-name="TableCell14">
                  <text:h text:style-name="Heading3" text:outline-level="3"><text:span text:style-name="T15">Email Address</text:span></text:h>
                </table:table-cell>
              </table:table-row>
              <table:table-row table:style-name="TableRow16">
                <table:table-cell table:style-name="TableCell17">
                  <text:h text:style-name="Heading3" text:outline-level="3"><draw:g draw:name="Group 37" draw:id="id47" draw:style-name="a47" text:anchor-type="as-char"><svg:title/><svg:desc>Telephone icon</svg:desc><draw:custom-shape svg:x="0in" svg:y="0in" svg:width="0.36in" svg:height="0.36in" draw:id="id45" draw:style-name="a45" draw:name="Freeform 81"><svg:title/><svg:desc/><draw:enhanced-geometry draw:type="non-primitive" svg:viewBox="0 0 3324 3324" draw:enhanced-path="M 1662 52 L 1560 55 1460 65 1362 80 1265 101 1172 128 1080 161 991 199 905 240 822 289 743 341 666 398 593 458 524 523 459 592 397 666 341 742 288 822 241 906 198 991 161 1080 128 1172 102 1266 80 1362 65 1460 56 1560 53 1662 56 1764 65 1864 80 1962 102 2059 128 2152 161 2244 198 2333 241 2419 288 2502 341 2581 397 2658 459 2731 524 2800 593 2865 666 2927 743 2983 822 3036 905 3083 991 3126 1080 3163 1172 3196 1265 3222 1362 3244 1460 3259 1560 3268 1662 3271 1764 3268 1864 3259 1962 3244 2058 3222 2152 3196 2244 3163 2333 3126 2418 3083 2502 3036 2582 2983 2658 2927 2732 2865 2801 2800 2866 2731 2926 2658 2983 2581 3035 2502 3084 2419 3125 2333 3163 2244 3196 2152 3223 2059 3244 1962 3259 1864 3269 1764 3272 1662 3269 1560 3259 1460 3244 1362 3223 1266 3196 1172 3163 1080 3125 991 3084 906 3035 822 2983 742 2926 666 2866 592 2801 523 2732 458 2658 398 2582 341 2502 289 2418 240 2333 199 2244 161 2152 128 2058 101 1962 80 1864 65 1764 55 1662 52 Z M 1662 0 L 1767 3 1871 12 1972 29 2072 51 2168 78 2262 112 2355 150 2444 194 2529 244 2612 297 2691 356 2766 420 2837 487 2904 558 2968 633 3027 713 3080 795 3130 880 3174 969 3212 1062 3246 1156 3273 1252 3295 1352 3312 1453 3321 1557 3324 1662 3321 1767 3312 1870 3295 1972 3273 2071 3246 2169 3212 2263 3174 2355 3130 2443 3080 2529 3027 2612 2968 2691 2904 2765 2837 2838 2766 2905 2691 2968 2612 3026 2529 3081 2444 3130 2355 3174 2262 3213 2168 3246 2072 3273 1972 3295 1871 3311 1767 3321 1662 3324 1557 3321 1454 3311 1352 3295 1253 3273 1155 3246 1061 3213 969 3174 881 3130 795 3081 712 3026 633 2968 559 2905 486 2838 419 2765 356 2691 298 2612 243 2529 194 2443 150 2355 111 2263 78 2169 51 2071 29 1972 13 1870 3 1767 0 1662 3 1557 13 1453 29 1352 51 1252 78 1156 111 1062 150 969 194 880 243 795 298 713 356 633 419 558 486 487 559 420 633 356 712 297 795 244 881 194 969 150 1061 112 1155 78 1253 51 1352 29 1454 12 1557 3 1662 0 Z N"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49 ?f153 ?f147 ?f154 ?f145 ?f155 ?f143 ?f156 ?f141 ?f157 ?f139 ?f158 ?f159 ?f158 ?f160 ?f157 ?f161 ?f156 ?f162 ?f155 ?f163 ?f154 ?f164 ?f153 ?f165 ?f152 ?f164 ?f150 ?f163 ?f148 ?f162 ?f146 ?f161 ?f144 ?f160 ?f142 ?f159 ?f140" draw:glue-point-leaving-directions="-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24"/><draw:equation draw:name="f7" draw:formula="?f4 / 3324"/><draw:equation draw:name="f8" draw:formula="1362 * ?f5 / 3324"/><draw:equation draw:name="f9" draw:formula="80 * ?f4 / 3324"/><draw:equation draw:name="f10" draw:formula="991 * ?f5 / 3324"/><draw:equation draw:name="f11" draw:formula="199 * ?f4 / 3324"/><draw:equation draw:name="f12" draw:formula="666 * ?f5 / 3324"/><draw:equation draw:name="f13" draw:formula="398 * ?f4 / 3324"/><draw:equation draw:name="f14" draw:formula="397 * ?f5 / 3324"/><draw:equation draw:name="f15" draw:formula="666 * ?f4 / 3324"/><draw:equation draw:name="f16" draw:formula="198 * ?f5 / 3324"/><draw:equation draw:name="f17" draw:formula="991 * ?f4 / 3324"/><draw:equation draw:name="f18" draw:formula="80 * ?f5 / 3324"/><draw:equation draw:name="f19" draw:formula="1362 * ?f4 / 3324"/><draw:equation draw:name="f20" draw:formula="56 * ?f5 / 3324"/><draw:equation draw:name="f21" draw:formula="1764 * ?f4 / 3324"/><draw:equation draw:name="f22" draw:formula="128 * ?f5 / 3324"/><draw:equation draw:name="f23" draw:formula="2152 * ?f4 / 3324"/><draw:equation draw:name="f24" draw:formula="288 * ?f5 / 3324"/><draw:equation draw:name="f25" draw:formula="2502 * ?f4 / 3324"/><draw:equation draw:name="f26" draw:formula="524 * ?f5 / 3324"/><draw:equation draw:name="f27" draw:formula="2800 * ?f4 / 3324"/><draw:equation draw:name="f28" draw:formula="822 * ?f5 / 3324"/><draw:equation draw:name="f29" draw:formula="3036 * ?f4 / 3324"/><draw:equation draw:name="f30" draw:formula="1172 * ?f5 / 3324"/><draw:equation draw:name="f31" draw:formula="3196 * ?f4 / 3324"/><draw:equation draw:name="f32" draw:formula="1560 * ?f5 / 3324"/><draw:equation draw:name="f33" draw:formula="3268 * ?f4 / 3324"/><draw:equation draw:name="f34" draw:formula="1962 * ?f5 / 3324"/><draw:equation draw:name="f35" draw:formula="3244 * ?f4 / 3324"/><draw:equation draw:name="f36" draw:formula="2333 * ?f5 / 3324"/><draw:equation draw:name="f37" draw:formula="3126 * ?f4 / 3324"/><draw:equation draw:name="f38" draw:formula="2658 * ?f5 / 3324"/><draw:equation draw:name="f39" draw:formula="2927 * ?f4 / 3324"/><draw:equation draw:name="f40" draw:formula="2926 * ?f5 / 3324"/><draw:equation draw:name="f41" draw:formula="2658 * ?f4 / 3324"/><draw:equation draw:name="f42" draw:formula="3125 * ?f5 / 3324"/><draw:equation draw:name="f43" draw:formula="2333 * ?f4 / 3324"/><draw:equation draw:name="f44" draw:formula="3244 * ?f5 / 3324"/><draw:equation draw:name="f45" draw:formula="1962 * ?f4 / 3324"/><draw:equation draw:name="f46" draw:formula="3269 * ?f5 / 3324"/><draw:equation draw:name="f47" draw:formula="1560 * ?f4 / 3324"/><draw:equation draw:name="f48" draw:formula="3196 * ?f5 / 3324"/><draw:equation draw:name="f49" draw:formula="1172 * ?f4 / 3324"/><draw:equation draw:name="f50" draw:formula="3035 * ?f5 / 3324"/><draw:equation draw:name="f51" draw:formula="822 * ?f4 / 3324"/><draw:equation draw:name="f52" draw:formula="2801 * ?f5 / 3324"/><draw:equation draw:name="f53" draw:formula="523 * ?f4 / 3324"/><draw:equation draw:name="f54" draw:formula="2502 * ?f5 / 3324"/><draw:equation draw:name="f55" draw:formula="289 * ?f4 / 3324"/><draw:equation draw:name="f56" draw:formula="2152 * ?f5 / 3324"/><draw:equation draw:name="f57" draw:formula="128 * ?f4 / 3324"/><draw:equation draw:name="f58" draw:formula="1764 * ?f5 / 3324"/><draw:equation draw:name="f59" draw:formula="55 * ?f4 / 3324"/><draw:equation draw:name="f60" draw:formula="1871 * ?f5 / 3324"/><draw:equation draw:name="f61" draw:formula="12 * ?f4 / 3324"/><draw:equation draw:name="f62" draw:formula="2262 * ?f5 / 3324"/><draw:equation draw:name="f63" draw:formula="112 * ?f4 / 3324"/><draw:equation draw:name="f64" draw:formula="2612 * ?f5 / 3324"/><draw:equation draw:name="f65" draw:formula="297 * ?f4 / 3324"/><draw:equation draw:name="f66" draw:formula="2904 * ?f5 / 3324"/><draw:equation draw:name="f67" draw:formula="558 * ?f4 / 3324"/><draw:equation draw:name="f68" draw:formula="3130 * ?f5 / 3324"/><draw:equation draw:name="f69" draw:formula="880 * ?f4 / 3324"/><draw:equation draw:name="f70" draw:formula="3273 * ?f5 / 3324"/><draw:equation draw:name="f71" draw:formula="1252 * ?f4 / 3324"/><draw:equation draw:name="f72" draw:formula="3324 * ?f5 / 3324"/><draw:equation draw:name="f73" draw:formula="1662 * ?f4 / 3324"/><draw:equation draw:name="f74" draw:formula="2071 * ?f4 / 3324"/><draw:equation draw:name="f75" draw:formula="2443 * ?f4 / 3324"/><draw:equation draw:name="f76" draw:formula="2765 * ?f4 / 3324"/><draw:equation draw:name="f77" draw:formula="3026 * ?f4 / 3324"/><draw:equation draw:name="f78" draw:formula="3213 * ?f4 / 3324"/><draw:equation draw:name="f79" draw:formula="3311 * ?f4 / 3324"/><draw:equation draw:name="f80" draw:formula="1454 * ?f5 / 3324"/><draw:equation draw:name="f81" draw:formula="1061 * ?f5 / 3324"/><draw:equation draw:name="f82" draw:formula="712 * ?f5 / 3324"/><draw:equation draw:name="f83" draw:formula="419 * ?f5 / 3324"/><draw:equation draw:name="f84" draw:formula="194 * ?f5 / 3324"/><draw:equation draw:name="f85" draw:formula="51 * ?f5 / 3324"/><draw:equation draw:name="f86" draw:formula="0 * ?f5 / 3324"/><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7"/><draw:equation draw:name="f154" draw:formula="?f75 / ?f7"/><draw:equation draw:name="f155" draw:formula="?f76 / ?f7"/><draw:equation draw:name="f156" draw:formula="?f77 / ?f7"/><draw:equation draw:name="f157" draw:formula="?f78 / ?f7"/><draw:equation draw:name="f158" draw:formula="?f79 / ?f7"/><draw:equation draw:name="f159" draw:formula="?f80 / ?f6"/><draw:equation draw:name="f160" draw:formula="?f81 / ?f6"/><draw:equation draw:name="f161" draw:formula="?f82 / ?f6"/><draw:equation draw:name="f162" draw:formula="?f83 / ?f6"/><draw:equation draw:name="f163" draw:formula="?f84 / ?f6"/><draw:equation draw:name="f164" draw:formula="?f85 / ?f6"/><draw:equation draw:name="f165" draw:formula="?f86 / ?f6"/><draw:equation draw:name="f166" draw:formula="0 / ?f6"/><draw:equation draw:name="f167" draw:formula="?f1 / ?f6"/><draw:equation draw:name="f168" draw:formula="0 / ?f7"/><draw:equation draw:name="f169" draw:formula="?f3 / ?f7"/></draw:enhanced-geometry></draw:custom-shape><draw:custom-shape svg:x="0.05885in" svg:y="0.09519in" svg:width="0.24404in" svg:height="0.16788in" draw:id="id46" draw:style-name="a46" draw:name="Freeform 82"><svg:title/><svg:desc/><draw:enhanced-geometry draw:type="non-primitive" svg:viewBox="0 0 2265 1560" draw:enhanced-path="M 1412 1258 L 1396 1260 1383 1268 1370 1277 1361 1290 1355 1304 1353 1320 1356 1339 1365 1356 1377 1368 1393 1377 1412 1380 1429 1378 1444 1371 1456 1362 1466 1350 1472 1336 1474 1320 1472 1304 1466 1290 1456 1277 1444 1268 1429 1260 1412 1258 Z M 1134 1258 L 1119 1260 1105 1268 1093 1277 1083 1290 1078 1304 1076 1320 1079 1339 1087 1356 1100 1368 1116 1377 1134 1380 1150 1378 1165 1371 1177 1362 1188 1350 1194 1336 1196 1320 1193 1301 1184 1284 1170 1271 1153 1261 1134 1258 Z M 851 1258 L 835 1260 821 1267 810 1276 800 1289 794 1303 792 1320 795 1339 803 1356 816 1368 833 1377 851 1380 867 1378 882 1371 895 1362 904 1350 910 1336 913 1320 911 1304 905 1290 896 1277 883 1268 868 1260 851 1258 Z M 1412 1232 L 1436 1235 1457 1244 1475 1257 1489 1275 1498 1296 1501 1320 1499 1340 1492 1359 1482 1376 1468 1389 1452 1400 1433 1407 1412 1409 1389 1406 1368 1396 1350 1383 1337 1364 1327 1343 1324 1320 1326 1300 1333 1281 1344 1265 1357 1251 1374 1240 1392 1234 1412 1232 Z M 1134 1232 L 1158 1235 1179 1244 1197 1257 1211 1275 1220 1296 1223 1320 1221 1340 1214 1359 1204 1376 1191 1389 1174 1400 1155 1407 1134 1409 1113 1407 1095 1400 1079 1389 1065 1376 1055 1359 1049 1340 1046 1320 1049 1296 1058 1275 1072 1257 1089 1244 1110 1235 1134 1232 Z M 851 1232 L 875 1235 897 1244 914 1257 928 1275 936 1296 940 1320 938 1340 931 1359 921 1376 907 1389 890 1400 872 1407 851 1409 828 1406 807 1396 789 1383 775 1364 766 1343 763 1320 765 1300 772 1281 783 1265 796 1251 813 1240 832 1234 851 1232 Z M 1412 1046 L 1396 1048 1383 1055 1370 1065 1361 1077 1355 1092 1353 1107 1356 1126 1365 1143 1377 1156 1393 1164 1412 1167 1429 1165 1444 1159 1456 1149 1466 1138 1472 1123 1474 1107 1472 1092 1466 1077 1456 1065 1444 1055 1429 1048 1412 1046 Z M 1134 1046 L 1119 1048 1105 1055 1093 1065 1083 1077 1078 1092 1076 1107 1079 1126 1087 1143 1100 1156 1116 1164 1134 1167 1150 1165 1165 1159 1177 1149 1188 1138 1194 1123 1196 1107 1193 1089 1184 1072 1170 1058 1153 1049 1134 1046 Z M 851 1046 L 835 1048 821 1055 810 1065 800 1077 794 1092 792 1107 795 1126 803 1143 816 1156 833 1164 851 1167 868 1165 883 1159 896 1149 905 1138 911 1123 913 1107 911 1092 905 1077 896 1065 883 1055 868 1048 851 1046 Z M 1412 1019 L 1436 1023 1457 1031 1475 1045 1489 1062 1498 1083 1501 1107 1498 1132 1489 1154 1475 1171 1457 1185 1436 1193 1412 1196 1392 1194 1374 1188 1357 1178 1344 1164 1333 1147 1326 1128 1324 1107 1326 1088 1333 1069 1344 1052 1357 1038 1374 1028 1392 1022 1412 1019 Z M 1134 1019 L 1158 1023 1179 1031 1197 1045 1211 1062 1220 1083 1223 1107 1220 1132 1211 1154 1197 1171 1179 1185 1158 1193 1134 1196 1110 1193 1089 1185 1072 1171 1058 1154 1049 1132 1046 1107 1049 1083 1058 1062 1072 1045 1089 1031 1110 1023 1134 1019 Z M 851 1019 L 875 1023 897 1031 914 1045 928 1062 936 1083 940 1107 936 1132 928 1154 914 1171 897 1185 875 1193 851 1196 832 1194 813 1188 796 1178 783 1164 772 1147 765 1128 763 1107 765 1088 772 1069 783 1052 796 1038 813 1028 832 1022 851 1019 Z M 1412 836 L 1393 839 1377 848 1365 860 1356 877 1353 895 1355 911 1361 925 1370 939 1383 948 1396 955 1412 958 1429 955 1444 948 1456 939 1466 925 1472 911 1474 895 1472 879 1466 866 1456 853 1444 845 1429 838 1412 836 Z M 1134 836 L 1116 839 1100 848 1087 860 1079 877 1076 895 1078 911 1083 925 1093 939 1105 948 1119 955 1134 958 1153 953 1170 945 1184 932 1193 914 1196 895 1194 879 1188 866 1177 853 1165 845 1150 838 1134 836 Z M 851 836 L 833 839 816 848 803 860 795 877 792 895 794 911 800 925 810 939 821 948 835 955 851 958 868 955 883 948 896 939 905 925 911 911 913 895 910 879 904 866 895 853 882 845 867 838 851 836 Z M 1412 807 L 1433 809 1452 815 1468 826 1482 839 1492 856 1499 875 1501 895 1498 919 1489 941 1475 959 1457 972 1436 981 1412 984 1392 982 1374 975 1357 965 1344 951 1333 935 1326 916 1324 895 1326 875 1333 856 1344 839 1357 826 1374 815 1392 809 1412 807 Z M 1134 807 L 1155 809 1174 815 1191 826 1204 839 1214 856 1221 875 1223 895 1220 919 1211 941 1197 959 1179 972 1158 981 1134 984 1110 981 1089 972 1072 959 1058 941 1049 919 1046 895 1049 875 1055 856 1065 839 1079 826 1095 815 1113 809 1134 807 Z M 851 807 L 872 809 890 815 907 826 921 839 931 856 938 875 940 895 936 919 928 941 914 959 897 972 875 981 851 984 832 982 813 975 796 965 783 951 772 935 765 916 763 895 765 875 772 856 783 839 796 826 813 815 832 809 851 807 Z M 721 580 L 721 591 718 639 708 686 693 730 673 771 646 810 617 844 582 874 545 900 503 920 459 936 412 945 364 948 357 948 335 947 315 945 296 942 276 983 260 1022 248 1058 240 1092 234 1122 231 1148 229 1169 227 1186 227 1195 227 1200 227 1203 232 1247 241 1289 256 1328 277 1366 302 1400 332 1429 366 1455 402 1475 442 1491 485 1500 529 1503 1737 1503 1782 1500 1824 1491 1863 1475 1901 1455 1935 1429 1964 1400 1989 1366 2010 1328 2026 1289 2035 1247 2038 1203 2038 1200 2038 1195 2038 1186 2037 1169 2036 1148 2032 1122 2026 1092 2017 1058 2006 1022 1990 983 1970 942 1950 945 1930 947 1908 948 1902 948 1854 945 1807 936 1763 920 1722 900 1684 874 1650 844 1619 810 1594 771 1573 730 1557 686 1548 639 1545 591 1545 580 721 580 Z M 490 56 L 442 58 397 64 355 74 318 87 283 103 252 121 223 142 198 165 175 190 155 215 137 242 122 271 109 298 98 326 88 354 80 382 74 408 68 433 64 457 61 479 59 499 58 516 57 530 57 542 57 549 57 617 60 630 60 645 62 653 62 656 65 664 65 671 68 677 71 685 71 689 80 709 91 731 104 753 110 762 112 765 115 768 122 778 148 807 178 832 211 854 247 871 287 883 310 890 326 890 341 892 357 892 364 892 408 889 451 879 490 864 527 844 560 818 591 788 616 755 637 718 652 678 662 635 665 591 665 523 1601 523 1601 591 1605 635 1614 678 1630 718 1650 755 1676 788 1705 818 1739 844 1775 864 1816 879 1858 889 1902 892 1908 892 1935 891 1959 886 1980 883 2015 872 2050 856 2082 836 2110 813 2136 786 2139 786 2145 780 2147 774 2150 771 2170 740 2186 709 2192 695 2194 689 2194 685 2197 677 2197 671 2201 664 2204 656 2204 653 2207 645 2207 630 2210 617 2210 520 2209 503 2207 484 2204 462 2199 438 2195 413 2189 387 2181 360 2171 331 2160 303 2146 274 2131 247 2114 218 2093 192 2070 167 2044 144 2016 123 1985 104 1950 87 1911 75 1870 64 1825 58 1775 56 490 56 Z M 490 0 L 1775 0 1831 3 1883 10 1932 22 1979 38 2020 59 2056 82 2090 108 2120 139 2147 171 2171 207 2197 252 2217 297 2234 342 2246 385 2254 427 2260 464 2263 498 2265 526 2265 549 2254 682 2243 717 2229 749 2212 780 2191 809 2168 836 2168 839 2162 842 2133 869 2101 893 2065 913 2027 927 2047 969 2062 1009 2074 1048 2082 1082 2088 1114 2092 1141 2094 1165 2095 1183 2095 1195 2095 1203 2092 1251 2081 1297 2066 1342 2046 1383 2020 1421 1990 1455 1955 1486 1918 1511 1876 1532 1832 1547 1786 1557 1737 1560 529 1560 481 1557 434 1547 390 1532 349 1511 310 1486 277 1455 246 1421 220 1383 199 1342 185 1297 175 1251 172 1203 172 1194 172 1180 174 1158 177 1129 182 1097 191 1059 202 1018 219 974 240 927 200 912 164 891 129 866 99 837 71 806 48 770 30 733 15 693 4 650 0 606 0 549 1 526 2 498 5 464 12 427 20 385 32 342 47 297 67 252 92 207 117 171 146 139 176 108 210 82 245 59 288 38 334 22 384 10 436 3 490 0 Z N" draw:text-areas="?f228 ?f230 ?f229 ?f231" draw:glue-points="?f118 ?f119 ?f120 ?f121 ?f122 ?f123 ?f124 ?f125 ?f126 ?f127 ?f128 ?f127 ?f129 ?f127 ?f130 ?f131 ?f132 ?f133 ?f134 ?f135 ?f136 ?f137 ?f138 ?f139 ?f140 ?f141 ?f142 ?f143 ?f144 ?f145 ?f146 ?f147 ?f148 ?f149 ?f150 ?f151 ?f152 ?f153 ?f154 ?f155 ?f156 ?f157 ?f158 ?f151 ?f159 ?f153 ?f160 ?f161 ?f118 ?f162 ?f163 ?f164 ?f165 ?f166 ?f167 ?f168 ?f169 ?f170 ?f152 ?f171 ?f172 ?f173 ?f174 ?f175 ?f176 ?f177 ?f176 ?f178 ?f179 ?f173 ?f180 ?f181 ?f182 ?f183 ?f184 ?f185 ?f186 ?f187 ?f188 ?f189 ?f190 ?f191 ?f192 ?f193 ?f194 ?f195 ?f196 ?f197 ?f198 ?f199 ?f200 ?f201 ?f202 ?f203 ?f204 ?f205 ?f206 ?f207 ?f208 ?f209 ?f210 ?f211 ?f212 ?f213 ?f214 ?f215 ?f216 ?f217 ?f218 ?f219 ?f220 ?f221 ?f222 ?f223 ?f224 ?f225 ?f226 ?f227" draw:glue-point-leaving-directions="-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65"/><draw:equation draw:name="f7" draw:formula="?f4 / 1560"/><draw:equation draw:name="f8" draw:formula="1429 * ?f5 / 2265"/><draw:equation draw:name="f9" draw:formula="1378 * ?f4 / 1560"/><draw:equation draw:name="f10" draw:formula="1119 * ?f5 / 2265"/><draw:equation draw:name="f11" draw:formula="1260 * ?f4 / 1560"/><draw:equation draw:name="f12" draw:formula="1177 * ?f5 / 2265"/><draw:equation draw:name="f13" draw:formula="1362 * ?f4 / 1560"/><draw:equation draw:name="f14" draw:formula="800 * ?f5 / 2265"/><draw:equation draw:name="f15" draw:formula="1289 * ?f4 / 1560"/><draw:equation draw:name="f16" draw:formula="913 * ?f5 / 2265"/><draw:equation draw:name="f17" draw:formula="1320 * ?f4 / 1560"/><draw:equation draw:name="f18" draw:formula="1501 * ?f5 / 2265"/><draw:equation draw:name="f19" draw:formula="1324 * ?f5 / 2265"/><draw:equation draw:name="f20" draw:formula="1220 * ?f5 / 2265"/><draw:equation draw:name="f21" draw:formula="1296 * ?f4 / 1560"/><draw:equation draw:name="f22" draw:formula="1055 * ?f5 / 2265"/><draw:equation draw:name="f23" draw:formula="1359 * ?f4 / 1560"/><draw:equation draw:name="f24" draw:formula="928 * ?f5 / 2265"/><draw:equation draw:name="f25" draw:formula="1275 * ?f4 / 1560"/><draw:equation draw:name="f26" draw:formula="775 * ?f5 / 2265"/><draw:equation draw:name="f27" draw:formula="1364 * ?f4 / 1560"/><draw:equation draw:name="f28" draw:formula="1370 * ?f5 / 2265"/><draw:equation draw:name="f29" draw:formula="1065 * ?f4 / 1560"/><draw:equation draw:name="f30" draw:formula="1472 * ?f5 / 2265"/><draw:equation draw:name="f31" draw:formula="1123 * ?f4 / 1560"/><draw:equation draw:name="f32" draw:formula="1078 * ?f5 / 2265"/><draw:equation draw:name="f33" draw:formula="1092 * ?f4 / 1560"/><draw:equation draw:name="f34" draw:formula="1193 * ?f5 / 2265"/><draw:equation draw:name="f35" draw:formula="1089 * ?f4 / 1560"/><draw:equation draw:name="f36" draw:formula="803 * ?f5 / 2265"/><draw:equation draw:name="f37" draw:formula="1143 * ?f4 / 1560"/><draw:equation draw:name="f38" draw:formula="883 * ?f5 / 2265"/><draw:equation draw:name="f39" draw:formula="1055 * ?f4 / 1560"/><draw:equation draw:name="f40" draw:formula="1457 * ?f5 / 2265"/><draw:equation draw:name="f41" draw:formula="1185 * ?f4 / 1560"/><draw:equation draw:name="f42" draw:formula="1357 * ?f5 / 2265"/><draw:equation draw:name="f43" draw:formula="1038 * ?f4 / 1560"/><draw:equation draw:name="f44" draw:formula="1197 * ?f5 / 2265"/><draw:equation draw:name="f45" draw:formula="1171 * ?f4 / 1560"/><draw:equation draw:name="f46" draw:formula="1089 * ?f5 / 2265"/><draw:equation draw:name="f47" draw:formula="1031 * ?f4 / 1560"/><draw:equation draw:name="f48" draw:formula="897 * ?f5 / 2265"/><draw:equation draw:name="f49" draw:formula="796 * ?f5 / 2265"/><draw:equation draw:name="f50" draw:formula="1383 * ?f5 / 2265"/><draw:equation draw:name="f51" draw:formula="948 * ?f4 / 1560"/><draw:equation draw:name="f52" draw:formula="838 * ?f4 / 1560"/><draw:equation draw:name="f53" draw:formula="1134 * ?f5 / 2265"/><draw:equation draw:name="f54" draw:formula="958 * ?f4 / 1560"/><draw:equation draw:name="f55" draw:formula="833 * ?f5 / 2265"/><draw:equation draw:name="f56" draw:formula="839 * ?f4 / 1560"/><draw:equation draw:name="f57" draw:formula="896 * ?f5 / 2265"/><draw:equation draw:name="f58" draw:formula="939 * ?f4 / 1560"/><draw:equation draw:name="f59" draw:formula="1468 * ?f5 / 2265"/><draw:equation draw:name="f60" draw:formula="826 * ?f4 / 1560"/><draw:equation draw:name="f61" draw:formula="965 * ?f4 / 1560"/><draw:equation draw:name="f62" draw:formula="1155 * ?f5 / 2265"/><draw:equation draw:name="f63" draw:formula="809 * ?f4 / 1560"/><draw:equation draw:name="f64" draw:formula="1110 * ?f5 / 2265"/><draw:equation draw:name="f65" draw:formula="981 * ?f4 / 1560"/><draw:equation draw:name="f66" draw:formula="851 * ?f5 / 2265"/><draw:equation draw:name="f67" draw:formula="807 * ?f4 / 1560"/><draw:equation draw:name="f68" draw:formula="984 * ?f4 / 1560"/><draw:equation draw:name="f69" draw:formula="832 * ?f5 / 2265"/><draw:equation draw:name="f70" draw:formula="459 * ?f5 / 2265"/><draw:equation draw:name="f71" draw:formula="936 * ?f4 / 1560"/><draw:equation draw:name="f72" draw:formula="229 * ?f5 / 2265"/><draw:equation draw:name="f73" draw:formula="1169 * ?f4 / 1560"/><draw:equation draw:name="f74" draw:formula="442 * ?f5 / 2265"/><draw:equation draw:name="f75" draw:formula="1491 * ?f4 / 1560"/><draw:equation draw:name="f76" draw:formula="2035 * ?f5 / 2265"/><draw:equation draw:name="f77" draw:formula="1247 * ?f4 / 1560"/><draw:equation draw:name="f78" draw:formula="1950 * ?f5 / 2265"/><draw:equation draw:name="f79" draw:formula="945 * ?f4 / 1560"/><draw:equation draw:name="f80" draw:formula="1557 * ?f5 / 2265"/><draw:equation draw:name="f81" draw:formula="686 * ?f4 / 1560"/><draw:equation draw:name="f82" draw:formula="198 * ?f5 / 2265"/><draw:equation draw:name="f83" draw:formula="165 * ?f4 / 1560"/><draw:equation draw:name="f84" draw:formula="59 * ?f5 / 2265"/><draw:equation draw:name="f85" draw:formula="499 * ?f4 / 1560"/><draw:equation draw:name="f86" draw:formula="71 * ?f5 / 2265"/><draw:equation draw:name="f87" draw:formula="685 * ?f4 / 1560"/><draw:equation draw:name="f88" draw:formula="287 * ?f5 / 2265"/><draw:equation draw:name="f89" draw:formula="883 * ?f4 / 1560"/><draw:equation draw:name="f90" draw:formula="637 * ?f5 / 2265"/><draw:equation draw:name="f91" draw:formula="718 * ?f4 / 1560"/><draw:equation draw:name="f92" draw:formula="1739 * ?f5 / 2265"/><draw:equation draw:name="f93" draw:formula="844 * ?f4 / 1560"/><draw:equation draw:name="f94" draw:formula="2136 * ?f5 / 2265"/><draw:equation draw:name="f95" draw:formula="786 * ?f4 / 1560"/><draw:equation draw:name="f96" draw:formula="2204 * ?f5 / 2265"/><draw:equation draw:name="f97" draw:formula="656 * ?f4 / 1560"/><draw:equation draw:name="f98" draw:formula="2171 * ?f5 / 2265"/><draw:equation draw:name="f99" draw:formula="331 * ?f4 / 1560"/><draw:equation draw:name="f100" draw:formula="1825 * ?f5 / 2265"/><draw:equation draw:name="f101" draw:formula="58 * ?f4 / 1560"/><draw:equation draw:name="f102" draw:formula="2147 * ?f5 / 2265"/><draw:equation draw:name="f103" draw:formula="171 * ?f4 / 1560"/><draw:equation draw:name="f104" draw:formula="2229 * ?f5 / 2265"/><draw:equation draw:name="f105" draw:formula="749 * ?f4 / 1560"/><draw:equation draw:name="f106" draw:formula="2082 * ?f5 / 2265"/><draw:equation draw:name="f107" draw:formula="1082 * ?f4 / 1560"/><draw:equation draw:name="f108" draw:formula="1955 * ?f5 / 2265"/><draw:equation draw:name="f109" draw:formula="1486 * ?f4 / 1560"/><draw:equation draw:name="f110" draw:formula="246 * ?f5 / 2265"/><draw:equation draw:name="f111" draw:formula="1421 * ?f4 / 1560"/><draw:equation draw:name="f112" draw:formula="219 * ?f5 / 2265"/><draw:equation draw:name="f113" draw:formula="974 * ?f4 / 1560"/><draw:equation draw:name="f114" draw:formula="1 * ?f5 / 2265"/><draw:equation draw:name="f115" draw:formula="526 * ?f4 / 1560"/><draw:equation draw:name="f116" draw:formula="245 * ?f5 / 2265"/><draw:equation draw:name="f117" draw:formula="59 * ?f4 / 1560"/><draw:equation draw:name="f118" draw:formula="?f8 / ?f6"/><draw:equation draw:name="f119" draw:formula="?f9 / ?f7"/><draw:equation draw:name="f120" draw:formula="?f10 / ?f6"/><draw:equation draw:name="f121" draw:formula="?f11 / ?f7"/><draw:equation draw:name="f122" draw:formula="?f12 / ?f6"/><draw:equation draw:name="f123" draw:formula="?f13 / ?f7"/><draw:equation draw:name="f124" draw:formula="?f14 / ?f6"/><draw:equation draw:name="f125" draw:formula="?f15 / ?f7"/><draw:equation draw:name="f126" draw:formula="?f16 / ?f6"/><draw:equation draw:name="f127" draw:formula="?f17 / ?f7"/><draw:equation draw:name="f128" draw:formula="?f18 / ?f6"/><draw:equation draw:name="f129" draw:formula="?f19 / ?f6"/><draw:equation draw:name="f130" draw:formula="?f20 / ?f6"/><draw:equation draw:name="f131" draw:formula="?f21 / ?f7"/><draw:equation draw:name="f132" draw:formula="?f22 / ?f6"/><draw:equation draw:name="f133" draw:formula="?f23 / ?f7"/><draw:equation draw:name="f134" draw:formula="?f24 / ?f6"/><draw:equation draw:name="f135" draw:formula="?f25 / ?f7"/><draw:equation draw:name="f136" draw:formula="?f26 / ?f6"/><draw:equation draw:name="f137" draw:formula="?f27 / ?f7"/><draw:equation draw:name="f138" draw:formula="?f28 / ?f6"/><draw:equation draw:name="f139" draw:formula="?f29 / ?f7"/><draw:equation draw:name="f140" draw:formula="?f30 / ?f6"/><draw:equation draw:name="f141" draw:formula="?f31 / ?f7"/><draw:equation draw:name="f142" draw:formula="?f32 / ?f6"/><draw:equation draw:name="f143" draw:formula="?f33 / ?f7"/><draw:equation draw:name="f144" draw:formula="?f34 / ?f6"/><draw:equation draw:name="f145" draw:formula="?f35 / ?f7"/><draw:equation draw:name="f146" draw:formula="?f36 / ?f6"/><draw:equation draw:name="f147" draw:formula="?f37 / ?f7"/><draw:equation draw:name="f148" draw:formula="?f38 / ?f6"/><draw:equation draw:name="f149" draw:formula="?f39 / ?f7"/><draw:equation draw:name="f150" draw:formula="?f40 / ?f6"/><draw:equation draw:name="f151" draw:formula="?f41 / ?f7"/><draw:equation draw:name="f152" draw:formula="?f42 / ?f6"/><draw:equation draw:name="f153" draw:formula="?f43 / ?f7"/><draw:equation draw:name="f154" draw:formula="?f44 / ?f6"/><draw:equation draw:name="f155" draw:formula="?f45 / ?f7"/><draw:equation draw:name="f156" draw:formula="?f46 / ?f6"/><draw:equation draw:name="f157" draw:formula="?f47 / ?f7"/><draw:equation draw:name="f158" draw:formula="?f48 / ?f6"/><draw:equation draw:name="f159" draw:formula="?f49 / ?f6"/><draw:equation draw:name="f160" draw:formula="?f50 / ?f6"/><draw:equation draw:name="f161" draw:formula="?f51 / ?f7"/><draw:equation draw:name="f162" draw:formula="?f52 / ?f7"/><draw:equation draw:name="f163" draw:formula="?f53 / ?f6"/><draw:equation draw:name="f164" draw:formula="?f54 / ?f7"/><draw:equation draw:name="f165" draw:formula="?f55 / ?f6"/><draw:equation draw:name="f166" draw:formula="?f56 / ?f7"/><draw:equation draw:name="f167" draw:formula="?f57 / ?f6"/><draw:equation draw:name="f168" draw:formula="?f58 / ?f7"/><draw:equation draw:name="f169" draw:formula="?f59 / ?f6"/><draw:equation draw:name="f170" draw:formula="?f60 / ?f7"/><draw:equation draw:name="f171" draw:formula="?f61 / ?f7"/><draw:equation draw:name="f172" draw:formula="?f62 / ?f6"/><draw:equation draw:name="f173" draw:formula="?f63 / ?f7"/><draw:equation draw:name="f174" draw:formula="?f64 / ?f6"/><draw:equation draw:name="f175" draw:formula="?f65 / ?f7"/><draw:equation draw:name="f176" draw:formula="?f66 / ?f6"/><draw:equation draw:name="f177" draw:formula="?f67 / ?f7"/><draw:equation draw:name="f178" draw:formula="?f68 / ?f7"/><draw:equation draw:name="f179" draw:formula="?f69 / ?f6"/><draw:equation draw:name="f180" draw:formula="?f70 / ?f6"/><draw:equation draw:name="f181" draw:formula="?f71 / ?f7"/><draw:equation draw:name="f182" draw:formula="?f72 / ?f6"/><draw:equation draw:name="f183" draw:formula="?f73 / ?f7"/><draw:equation draw:name="f184" draw:formula="?f74 / ?f6"/><draw:equation draw:name="f185" draw:formula="?f75 / ?f7"/><draw:equation draw:name="f186" draw:formula="?f76 / ?f6"/><draw:equation draw:name="f187" draw:formula="?f77 / ?f7"/><draw:equation draw:name="f188" draw:formula="?f78 / ?f6"/><draw:equation draw:name="f189" draw:formula="?f79 / ?f7"/><draw:equation draw:name="f190" draw:formula="?f80 / ?f6"/><draw:equation draw:name="f191" draw:formula="?f81 / ?f7"/><draw:equation draw:name="f192" draw:formula="?f82 / ?f6"/><draw:equation draw:name="f193" draw:formula="?f83 / ?f7"/><draw:equation draw:name="f194" draw:formula="?f84 / ?f6"/><draw:equation draw:name="f195" draw:formula="?f85 / ?f7"/><draw:equation draw:name="f196" draw:formula="?f86 / ?f6"/><draw:equation draw:name="f197" draw:formula="?f87 / ?f7"/><draw:equation draw:name="f198" draw:formula="?f88 / ?f6"/><draw:equation draw:name="f199" draw:formula="?f89 / ?f7"/><draw:equation draw:name="f200" draw:formula="?f90 / ?f6"/><draw:equation draw:name="f201" draw:formula="?f91 / ?f7"/><draw:equation draw:name="f202" draw:formula="?f92 / ?f6"/><draw:equation draw:name="f203" draw:formula="?f93 / ?f7"/><draw:equation draw:name="f204" draw:formula="?f94 / ?f6"/><draw:equation draw:name="f205" draw:formula="?f95 / ?f7"/><draw:equation draw:name="f206" draw:formula="?f96 / ?f6"/><draw:equation draw:name="f207" draw:formula="?f97 / ?f7"/><draw:equation draw:name="f208" draw:formula="?f98 / ?f6"/><draw:equation draw:name="f209" draw:formula="?f99 / ?f7"/><draw:equation draw:name="f210" draw:formula="?f100 / ?f6"/><draw:equation draw:name="f211" draw:formula="?f101 / ?f7"/><draw:equation draw:name="f212" draw:formula="?f102 / ?f6"/><draw:equation draw:name="f213" draw:formula="?f103 / ?f7"/><draw:equation draw:name="f214" draw:formula="?f104 / ?f6"/><draw:equation draw:name="f215" draw:formula="?f105 / ?f7"/><draw:equation draw:name="f216" draw:formula="?f106 / ?f6"/><draw:equation draw:name="f217" draw:formula="?f107 / ?f7"/><draw:equation draw:name="f218" draw:formula="?f108 / ?f6"/><draw:equation draw:name="f219" draw:formula="?f109 / ?f7"/><draw:equation draw:name="f220" draw:formula="?f110 / ?f6"/><draw:equation draw:name="f221" draw:formula="?f111 / ?f7"/><draw:equation draw:name="f222" draw:formula="?f112 / ?f6"/><draw:equation draw:name="f223" draw:formula="?f113 / ?f7"/><draw:equation draw:name="f224" draw:formula="?f114 / ?f6"/><draw:equation draw:name="f225" draw:formula="?f115 / ?f7"/><draw:equation draw:name="f226" draw:formula="?f116 / ?f6"/><draw:equation draw:name="f227" draw:formula="?f117 / ?f7"/><draw:equation draw:name="f228" draw:formula="0 / ?f6"/><draw:equation draw:name="f229" draw:formula="?f1 / ?f6"/><draw:equation draw:name="f230" draw:formula="0 / ?f7"/><draw:equation draw:name="f231" draw:formula="?f3 / ?f7"/></draw:enhanced-geometry></draw:custom-shape></draw:g></text:h>
                </table:table-cell>
              </table:table-row>
              <table:table-row table:style-name="TableRow18">
                <table:table-cell table:style-name="TableCell19">
                  <text:h text:style-name="Heading3" text:outline-level="3"><text:span text:style-name="T20">Telephone No.</text:span></text:h>
                </table:table-cell>
              </table:table-row>
              <table:table-row table:style-name="TableRow21">
                <table:table-cell table:style-name="TableCell22">
                  <text:h text:style-name="Heading3" text:outline-level="3"><draw:g draw:name="Group 31" draw:id="id50" draw:style-name="a50" text:anchor-type="as-char"><svg:title/><svg:desc>LinkedIn icon</svg:desc><draw:custom-shape svg:x="0in" svg:y="0in" svg:width="0.36in" svg:height="0.36in" draw:id="id48" draw:style-name="a48" draw:name="Freeform 78"><svg:title/><svg:desc/><draw:enhanced-geometry draw:type="non-primitive" svg:viewBox="0 0 3324 3324" draw:enhanced-path="M 1662 52 L 1560 55 1460 65 1362 80 1265 101 1172 128 1080 161 991 199 905 240 822 289 743 341 666 398 593 458 524 523 459 592 397 666 341 742 288 822 241 906 198 991 161 1080 128 1172 102 1266 80 1362 65 1460 56 1560 53 1662 56 1764 65 1864 80 1962 102 2059 128 2152 161 2244 198 2333 241 2419 288 2502 341 2581 397 2658 459 2731 524 2800 593 2865 666 2927 743 2983 822 3036 905 3083 991 3126 1080 3163 1172 3196 1265 3222 1362 3244 1460 3259 1560 3268 1662 3271 1764 3268 1864 3259 1962 3244 2058 3222 2152 3196 2244 3163 2333 3126 2418 3083 2502 3036 2582 2983 2658 2927 2732 2865 2801 2800 2866 2731 2926 2658 2983 2581 3035 2502 3084 2419 3125 2333 3163 2244 3196 2152 3223 2059 3244 1962 3259 1864 3269 1764 3272 1662 3269 1560 3259 1460 3244 1362 3223 1266 3196 1172 3163 1080 3125 991 3084 906 3035 822 2983 742 2926 666 2866 592 2801 523 2732 458 2658 398 2582 341 2502 289 2418 240 2333 199 2244 161 2152 128 2058 101 1962 80 1864 65 1764 55 1662 52 Z M 1662 0 L 1767 3 1871 12 1972 29 2072 51 2168 78 2262 112 2355 150 2444 194 2529 244 2612 297 2691 356 2766 420 2837 487 2904 558 2968 633 3027 713 3080 795 3130 880 3174 969 3212 1062 3246 1156 3273 1252 3295 1352 3312 1453 3321 1557 3324 1662 3321 1767 3312 1870 3295 1972 3273 2071 3246 2169 3212 2263 3174 2355 3130 2443 3080 2529 3027 2612 2968 2691 2904 2765 2837 2838 2766 2905 2691 2968 2612 3026 2529 3081 2444 3130 2355 3174 2262 3213 2168 3246 2072 3273 1972 3295 1871 3311 1767 3321 1662 3324 1557 3321 1454 3311 1352 3295 1253 3273 1155 3246 1061 3213 969 3174 881 3130 795 3081 712 3026 633 2968 559 2905 486 2838 419 2765 356 2691 298 2612 243 2529 194 2443 150 2355 111 2263 78 2169 51 2071 29 1972 13 1870 3 1767 0 1662 3 1557 13 1453 29 1352 51 1252 78 1156 111 1062 150 969 194 880 243 795 298 713 356 633 419 558 486 487 559 420 633 356 712 297 795 244 881 194 969 150 1061 112 1155 78 1253 51 1352 29 1454 12 1557 3 1662 0 Z N"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49 ?f153 ?f147 ?f154 ?f145 ?f155 ?f143 ?f156 ?f141 ?f157 ?f139 ?f158 ?f159 ?f158 ?f160 ?f157 ?f161 ?f156 ?f162 ?f155 ?f163 ?f154 ?f164 ?f153 ?f165 ?f152 ?f164 ?f150 ?f163 ?f148 ?f162 ?f146 ?f161 ?f144 ?f160 ?f142 ?f159 ?f140" draw:glue-point-leaving-directions="-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24"/><draw:equation draw:name="f7" draw:formula="?f4 / 3324"/><draw:equation draw:name="f8" draw:formula="1362 * ?f5 / 3324"/><draw:equation draw:name="f9" draw:formula="80 * ?f4 / 3324"/><draw:equation draw:name="f10" draw:formula="991 * ?f5 / 3324"/><draw:equation draw:name="f11" draw:formula="199 * ?f4 / 3324"/><draw:equation draw:name="f12" draw:formula="666 * ?f5 / 3324"/><draw:equation draw:name="f13" draw:formula="398 * ?f4 / 3324"/><draw:equation draw:name="f14" draw:formula="397 * ?f5 / 3324"/><draw:equation draw:name="f15" draw:formula="666 * ?f4 / 3324"/><draw:equation draw:name="f16" draw:formula="198 * ?f5 / 3324"/><draw:equation draw:name="f17" draw:formula="991 * ?f4 / 3324"/><draw:equation draw:name="f18" draw:formula="80 * ?f5 / 3324"/><draw:equation draw:name="f19" draw:formula="1362 * ?f4 / 3324"/><draw:equation draw:name="f20" draw:formula="56 * ?f5 / 3324"/><draw:equation draw:name="f21" draw:formula="1764 * ?f4 / 3324"/><draw:equation draw:name="f22" draw:formula="128 * ?f5 / 3324"/><draw:equation draw:name="f23" draw:formula="2152 * ?f4 / 3324"/><draw:equation draw:name="f24" draw:formula="288 * ?f5 / 3324"/><draw:equation draw:name="f25" draw:formula="2502 * ?f4 / 3324"/><draw:equation draw:name="f26" draw:formula="524 * ?f5 / 3324"/><draw:equation draw:name="f27" draw:formula="2800 * ?f4 / 3324"/><draw:equation draw:name="f28" draw:formula="822 * ?f5 / 3324"/><draw:equation draw:name="f29" draw:formula="3036 * ?f4 / 3324"/><draw:equation draw:name="f30" draw:formula="1172 * ?f5 / 3324"/><draw:equation draw:name="f31" draw:formula="3196 * ?f4 / 3324"/><draw:equation draw:name="f32" draw:formula="1560 * ?f5 / 3324"/><draw:equation draw:name="f33" draw:formula="3268 * ?f4 / 3324"/><draw:equation draw:name="f34" draw:formula="1962 * ?f5 / 3324"/><draw:equation draw:name="f35" draw:formula="3244 * ?f4 / 3324"/><draw:equation draw:name="f36" draw:formula="2333 * ?f5 / 3324"/><draw:equation draw:name="f37" draw:formula="3126 * ?f4 / 3324"/><draw:equation draw:name="f38" draw:formula="2658 * ?f5 / 3324"/><draw:equation draw:name="f39" draw:formula="2927 * ?f4 / 3324"/><draw:equation draw:name="f40" draw:formula="2926 * ?f5 / 3324"/><draw:equation draw:name="f41" draw:formula="2658 * ?f4 / 3324"/><draw:equation draw:name="f42" draw:formula="3125 * ?f5 / 3324"/><draw:equation draw:name="f43" draw:formula="2333 * ?f4 / 3324"/><draw:equation draw:name="f44" draw:formula="3244 * ?f5 / 3324"/><draw:equation draw:name="f45" draw:formula="1962 * ?f4 / 3324"/><draw:equation draw:name="f46" draw:formula="3269 * ?f5 / 3324"/><draw:equation draw:name="f47" draw:formula="1560 * ?f4 / 3324"/><draw:equation draw:name="f48" draw:formula="3196 * ?f5 / 3324"/><draw:equation draw:name="f49" draw:formula="1172 * ?f4 / 3324"/><draw:equation draw:name="f50" draw:formula="3035 * ?f5 / 3324"/><draw:equation draw:name="f51" draw:formula="822 * ?f4 / 3324"/><draw:equation draw:name="f52" draw:formula="2801 * ?f5 / 3324"/><draw:equation draw:name="f53" draw:formula="523 * ?f4 / 3324"/><draw:equation draw:name="f54" draw:formula="2502 * ?f5 / 3324"/><draw:equation draw:name="f55" draw:formula="289 * ?f4 / 3324"/><draw:equation draw:name="f56" draw:formula="2152 * ?f5 / 3324"/><draw:equation draw:name="f57" draw:formula="128 * ?f4 / 3324"/><draw:equation draw:name="f58" draw:formula="1764 * ?f5 / 3324"/><draw:equation draw:name="f59" draw:formula="55 * ?f4 / 3324"/><draw:equation draw:name="f60" draw:formula="1871 * ?f5 / 3324"/><draw:equation draw:name="f61" draw:formula="12 * ?f4 / 3324"/><draw:equation draw:name="f62" draw:formula="2262 * ?f5 / 3324"/><draw:equation draw:name="f63" draw:formula="112 * ?f4 / 3324"/><draw:equation draw:name="f64" draw:formula="2612 * ?f5 / 3324"/><draw:equation draw:name="f65" draw:formula="297 * ?f4 / 3324"/><draw:equation draw:name="f66" draw:formula="2904 * ?f5 / 3324"/><draw:equation draw:name="f67" draw:formula="558 * ?f4 / 3324"/><draw:equation draw:name="f68" draw:formula="3130 * ?f5 / 3324"/><draw:equation draw:name="f69" draw:formula="880 * ?f4 / 3324"/><draw:equation draw:name="f70" draw:formula="3273 * ?f5 / 3324"/><draw:equation draw:name="f71" draw:formula="1252 * ?f4 / 3324"/><draw:equation draw:name="f72" draw:formula="3324 * ?f5 / 3324"/><draw:equation draw:name="f73" draw:formula="1662 * ?f4 / 3324"/><draw:equation draw:name="f74" draw:formula="2071 * ?f4 / 3324"/><draw:equation draw:name="f75" draw:formula="2443 * ?f4 / 3324"/><draw:equation draw:name="f76" draw:formula="2765 * ?f4 / 3324"/><draw:equation draw:name="f77" draw:formula="3026 * ?f4 / 3324"/><draw:equation draw:name="f78" draw:formula="3213 * ?f4 / 3324"/><draw:equation draw:name="f79" draw:formula="3311 * ?f4 / 3324"/><draw:equation draw:name="f80" draw:formula="1454 * ?f5 / 3324"/><draw:equation draw:name="f81" draw:formula="1061 * ?f5 / 3324"/><draw:equation draw:name="f82" draw:formula="712 * ?f5 / 3324"/><draw:equation draw:name="f83" draw:formula="419 * ?f5 / 3324"/><draw:equation draw:name="f84" draw:formula="194 * ?f5 / 3324"/><draw:equation draw:name="f85" draw:formula="51 * ?f5 / 3324"/><draw:equation draw:name="f86" draw:formula="0 * ?f5 / 3324"/><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7"/><draw:equation draw:name="f154" draw:formula="?f75 / ?f7"/><draw:equation draw:name="f155" draw:formula="?f76 / ?f7"/><draw:equation draw:name="f156" draw:formula="?f77 / ?f7"/><draw:equation draw:name="f157" draw:formula="?f78 / ?f7"/><draw:equation draw:name="f158" draw:formula="?f79 / ?f7"/><draw:equation draw:name="f159" draw:formula="?f80 / ?f6"/><draw:equation draw:name="f160" draw:formula="?f81 / ?f6"/><draw:equation draw:name="f161" draw:formula="?f82 / ?f6"/><draw:equation draw:name="f162" draw:formula="?f83 / ?f6"/><draw:equation draw:name="f163" draw:formula="?f84 / ?f6"/><draw:equation draw:name="f164" draw:formula="?f85 / ?f6"/><draw:equation draw:name="f165" draw:formula="?f86 / ?f6"/><draw:equation draw:name="f166" draw:formula="0 / ?f6"/><draw:equation draw:name="f167" draw:formula="?f1 / ?f6"/><draw:equation draw:name="f168" draw:formula="0 / ?f7"/><draw:equation draw:name="f169" draw:formula="?f3 / ?f7"/></draw:enhanced-geometry></draw:custom-shape><draw:custom-shape svg:x="0.08654in" svg:y="0.08654in" svg:width="0.18865in" svg:height="0.16962in" draw:id="id49" draw:style-name="a49" draw:name="Freeform 79"><svg:title/><svg:desc/><draw:enhanced-geometry draw:type="non-primitive" svg:viewBox="0 0 1752 1560" draw:enhanced-path="M 77 544 L 77 1510 384 1510 384 544 77 544 Z M 1307 522 L 1274 522 1243 523 1213 526 1186 532 1155 544 1128 556 1104 571 1080 588 1061 604 1044 620 1027 641 1012 659 1000 676 972 686 950 659 950 544 643 544 643 1510 950 1510 950 966 952 950 954 933 956 916 957 904 961 889 966 872 980 848 996 824 1016 801 1038 779 1055 765 1076 753 1098 746 1122 739 1149 736 1175 735 1211 737 1245 744 1274 753 1299 767 1321 785 1340 807 1355 831 1368 858 1377 887 1384 920 1388 953 1390 989 1390 1510 1697 1510 1697 950 1695 894 1689 843 1681 798 1669 757 1652 719 1632 683 1610 650 1587 620 1560 597 1530 576 1496 558 1461 544 1412 530 1360 524 1307 522 Z M 50 488 L 412 488 423 490 432 497 438 505 440 516 440 1532 438 1543 432 1552 423 1557 412 1560 50 1560 41 1557 32 1552 25 1543 22 1532 22 516 25 505 32 497 41 490 50 488 Z M 1307 466 L 1368 470 1426 480 1483 494 1523 512 1558 532 1593 557 1625 588 1653 619 1679 656 1701 694 1719 735 1733 783 1743 835 1750 890 1752 950 1752 1532 1749 1543 1742 1552 1733 1557 1725 1560 1362 1560 1351 1557 1342 1552 1336 1543 1335 1532 1335 989 1333 953 1329 919 1321 888 1311 860 1296 835 1284 819 1268 808 1250 797 1228 791 1204 787 1175 786 1144 788 1117 793 1093 803 1071 818 1052 836 1038 855 1025 875 1016 894 1005 923 1005 1532 1003 1543 998 1552 988 1557 978 1560 616 1560 594 1553 587 1532 587 516 589 505 596 497 604 490 616 488 978 488 988 490 998 497 1003 505 1005 516 1005 582 1027 564 1049 545 1071 527 1104 511 1138 495 1175 483 1203 476 1235 470 1270 467 1307 466 Z M 236 55 L 202 57 172 61 145 68 123 79 105 93 87 111 73 131 63 153 57 177 55 203 56 226 62 248 69 270 81 289 99 307 117 323 137 334 160 344 186 349 214 351 220 351 248 349 274 344 297 334 317 323 335 307 353 290 365 271 374 250 378 228 379 203 376 171 368 142 356 115 341 93 319 76 295 64 268 57 236 55 Z M 236 0 L 265 2 292 7 316 16 338 27 359 42 379 61 398 84 412 109 424 136 431 166 434 198 434 203 431 236 424 266 411 294 395 322 374 346 354 364 332 378 307 391 280 399 251 404 220 406 214 406 183 404 154 399 128 391 103 378 80 364 61 346 40 322 23 294 10 266 3 236 0 203 3 168 11 136 24 106 43 80 66 55 94 35 124 19 158 8 196 2 236 0 Z N" draw:text-areas="?f248 ?f250 ?f249 ?f251" draw:glue-points="?f128 ?f129 ?f130 ?f131 ?f132 ?f133 ?f134 ?f135 ?f136 ?f137 ?f138 ?f139 ?f140 ?f141 ?f142 ?f143 ?f144 ?f145 ?f146 ?f147 ?f148 ?f149 ?f150 ?f151 ?f152 ?f153 ?f154 ?f139 ?f155 ?f156 ?f157 ?f158 ?f159 ?f160 ?f161 ?f162 ?f163 ?f164 ?f165 ?f166 ?f167 ?f168 ?f169 ?f170 ?f171 ?f172 ?f173 ?f174 ?f175 ?f176 ?f177 ?f178 ?f179 ?f180 ?f181 ?f182 ?f183 ?f184 ?f185 ?f186 ?f187 ?f188 ?f189 ?f190 ?f191 ?f192 ?f193 ?f194 ?f195 ?f196 ?f197 ?f184 ?f198 ?f170 ?f199 ?f172 ?f200 ?f164 ?f201 ?f202 ?f203 ?f204 ?f205 ?f206 ?f207 ?f208 ?f209 ?f210 ?f211 ?f212 ?f213 ?f214 ?f215 ?f216 ?f217 ?f218 ?f219 ?f220 ?f221 ?f222 ?f223 ?f224 ?f225 ?f226 ?f227 ?f228 ?f229 ?f208 ?f230 ?f231 ?f232 ?f233 ?f234 ?f235 ?f236 ?f237 ?f238 ?f239 ?f240 ?f241 ?f242 ?f243 ?f244 ?f245 ?f246 ?f247" draw:glue-point-leaving-directions="-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2"/><draw:equation draw:name="f7" draw:formula="?f4 / 1560"/><draw:equation draw:name="f8" draw:formula="384 * ?f5 / 1752"/><draw:equation draw:name="f9" draw:formula="544 * ?f4 / 1560"/><draw:equation draw:name="f10" draw:formula="1243 * ?f5 / 1752"/><draw:equation draw:name="f11" draw:formula="523 * ?f4 / 1560"/><draw:equation draw:name="f12" draw:formula="1128 * ?f5 / 1752"/><draw:equation draw:name="f13" draw:formula="556 * ?f4 / 1560"/><draw:equation draw:name="f14" draw:formula="1044 * ?f5 / 1752"/><draw:equation draw:name="f15" draw:formula="620 * ?f4 / 1560"/><draw:equation draw:name="f16" draw:formula="972 * ?f5 / 1752"/><draw:equation draw:name="f17" draw:formula="686 * ?f4 / 1560"/><draw:equation draw:name="f18" draw:formula="643 * ?f5 / 1752"/><draw:equation draw:name="f19" draw:formula="1510 * ?f4 / 1560"/><draw:equation draw:name="f20" draw:formula="954 * ?f5 / 1752"/><draw:equation draw:name="f21" draw:formula="933 * ?f4 / 1560"/><draw:equation draw:name="f22" draw:formula="966 * ?f5 / 1752"/><draw:equation draw:name="f23" draw:formula="872 * ?f4 / 1560"/><draw:equation draw:name="f24" draw:formula="1038 * ?f5 / 1752"/><draw:equation draw:name="f25" draw:formula="779 * ?f4 / 1560"/><draw:equation draw:name="f26" draw:formula="1122 * ?f5 / 1752"/><draw:equation draw:name="f27" draw:formula="739 * ?f4 / 1560"/><draw:equation draw:name="f28" draw:formula="1245 * ?f5 / 1752"/><draw:equation draw:name="f29" draw:formula="744 * ?f4 / 1560"/><draw:equation draw:name="f30" draw:formula="1340 * ?f5 / 1752"/><draw:equation draw:name="f31" draw:formula="807 * ?f4 / 1560"/><draw:equation draw:name="f32" draw:formula="1384 * ?f5 / 1752"/><draw:equation draw:name="f33" draw:formula="920 * ?f4 / 1560"/><draw:equation draw:name="f34" draw:formula="1697 * ?f5 / 1752"/><draw:equation draw:name="f35" draw:formula="1681 * ?f5 / 1752"/><draw:equation draw:name="f36" draw:formula="798 * ?f4 / 1560"/><draw:equation draw:name="f37" draw:formula="1610 * ?f5 / 1752"/><draw:equation draw:name="f38" draw:formula="650 * ?f4 / 1560"/><draw:equation draw:name="f39" draw:formula="1496 * ?f5 / 1752"/><draw:equation draw:name="f40" draw:formula="558 * ?f4 / 1560"/><draw:equation draw:name="f41" draw:formula="1307 * ?f5 / 1752"/><draw:equation draw:name="f42" draw:formula="522 * ?f4 / 1560"/><draw:equation draw:name="f43" draw:formula="432 * ?f5 / 1752"/><draw:equation draw:name="f44" draw:formula="497 * ?f4 / 1560"/><draw:equation draw:name="f45" draw:formula="438 * ?f5 / 1752"/><draw:equation draw:name="f46" draw:formula="1543 * ?f4 / 1560"/><draw:equation draw:name="f47" draw:formula="50 * ?f5 / 1752"/><draw:equation draw:name="f48" draw:formula="1560 * ?f4 / 1560"/><draw:equation draw:name="f49" draw:formula="22 * ?f5 / 1752"/><draw:equation draw:name="f50" draw:formula="1532 * ?f4 / 1560"/><draw:equation draw:name="f51" draw:formula="41 * ?f5 / 1752"/><draw:equation draw:name="f52" draw:formula="490 * ?f4 / 1560"/><draw:equation draw:name="f53" draw:formula="1426 * ?f5 / 1752"/><draw:equation draw:name="f54" draw:formula="480 * ?f4 / 1560"/><draw:equation draw:name="f55" draw:formula="1593 * ?f5 / 1752"/><draw:equation draw:name="f56" draw:formula="557 * ?f4 / 1560"/><draw:equation draw:name="f57" draw:formula="1701 * ?f5 / 1752"/><draw:equation draw:name="f58" draw:formula="694 * ?f4 / 1560"/><draw:equation draw:name="f59" draw:formula="1750 * ?f5 / 1752"/><draw:equation draw:name="f60" draw:formula="890 * ?f4 / 1560"/><draw:equation draw:name="f61" draw:formula="1742 * ?f5 / 1752"/><draw:equation draw:name="f62" draw:formula="1552 * ?f4 / 1560"/><draw:equation draw:name="f63" draw:formula="1351 * ?f5 / 1752"/><draw:equation draw:name="f64" draw:formula="1557 * ?f4 / 1560"/><draw:equation draw:name="f65" draw:formula="1335 * ?f5 / 1752"/><draw:equation draw:name="f66" draw:formula="989 * ?f4 / 1560"/><draw:equation draw:name="f67" draw:formula="1311 * ?f5 / 1752"/><draw:equation draw:name="f68" draw:formula="860 * ?f4 / 1560"/><draw:equation draw:name="f69" draw:formula="1250 * ?f5 / 1752"/><draw:equation draw:name="f70" draw:formula="797 * ?f4 / 1560"/><draw:equation draw:name="f71" draw:formula="1144 * ?f5 / 1752"/><draw:equation draw:name="f72" draw:formula="788 * ?f4 / 1560"/><draw:equation draw:name="f73" draw:formula="1052 * ?f5 / 1752"/><draw:equation draw:name="f74" draw:formula="836 * ?f4 / 1560"/><draw:equation draw:name="f75" draw:formula="1005 * ?f5 / 1752"/><draw:equation draw:name="f76" draw:formula="923 * ?f4 / 1560"/><draw:equation draw:name="f77" draw:formula="988 * ?f5 / 1752"/><draw:equation draw:name="f78" draw:formula="587 * ?f5 / 1752"/><draw:equation draw:name="f79" draw:formula="604 * ?f5 / 1752"/><draw:equation draw:name="f80" draw:formula="998 * ?f5 / 1752"/><draw:equation draw:name="f81" draw:formula="1027 * ?f5 / 1752"/><draw:equation draw:name="f82" draw:formula="564 * ?f4 / 1560"/><draw:equation draw:name="f83" draw:formula="1138 * ?f5 / 1752"/><draw:equation draw:name="f84" draw:formula="495 * ?f4 / 1560"/><draw:equation draw:name="f85" draw:formula="1270 * ?f5 / 1752"/><draw:equation draw:name="f86" draw:formula="467 * ?f4 / 1560"/><draw:equation draw:name="f87" draw:formula="172 * ?f5 / 1752"/><draw:equation draw:name="f88" draw:formula="61 * ?f4 / 1560"/><draw:equation draw:name="f89" draw:formula="87 * ?f5 / 1752"/><draw:equation draw:name="f90" draw:formula="111 * ?f4 / 1560"/><draw:equation draw:name="f91" draw:formula="55 * ?f5 / 1752"/><draw:equation draw:name="f92" draw:formula="203 * ?f4 / 1560"/><draw:equation draw:name="f93" draw:formula="81 * ?f5 / 1752"/><draw:equation draw:name="f94" draw:formula="289 * ?f4 / 1560"/><draw:equation draw:name="f95" draw:formula="160 * ?f5 / 1752"/><draw:equation draw:name="f96" draw:formula="344 * ?f4 / 1560"/><draw:equation draw:name="f97" draw:formula="248 * ?f5 / 1752"/><draw:equation draw:name="f98" draw:formula="349 * ?f4 / 1560"/><draw:equation draw:name="f99" draw:formula="335 * ?f5 / 1752"/><draw:equation draw:name="f100" draw:formula="307 * ?f4 / 1560"/><draw:equation draw:name="f101" draw:formula="378 * ?f5 / 1752"/><draw:equation draw:name="f102" draw:formula="228 * ?f4 / 1560"/><draw:equation draw:name="f103" draw:formula="356 * ?f5 / 1752"/><draw:equation draw:name="f104" draw:formula="115 * ?f4 / 1560"/><draw:equation draw:name="f105" draw:formula="268 * ?f5 / 1752"/><draw:equation draw:name="f106" draw:formula="57 * ?f4 / 1560"/><draw:equation draw:name="f107" draw:formula="292 * ?f5 / 1752"/><draw:equation draw:name="f108" draw:formula="7 * ?f4 / 1560"/><draw:equation draw:name="f109" draw:formula="379 * ?f5 / 1752"/><draw:equation draw:name="f110" draw:formula="431 * ?f5 / 1752"/><draw:equation draw:name="f111" draw:formula="166 * ?f4 / 1560"/><draw:equation draw:name="f112" draw:formula="424 * ?f5 / 1752"/><draw:equation draw:name="f113" draw:formula="266 * ?f4 / 1560"/><draw:equation draw:name="f114" draw:formula="354 * ?f5 / 1752"/><draw:equation draw:name="f115" draw:formula="364 * ?f4 / 1560"/><draw:equation draw:name="f116" draw:formula="251 * ?f5 / 1752"/><draw:equation draw:name="f117" draw:formula="404 * ?f4 / 1560"/><draw:equation draw:name="f118" draw:formula="154 * ?f5 / 1752"/><draw:equation draw:name="f119" draw:formula="399 * ?f4 / 1560"/><draw:equation draw:name="f120" draw:formula="61 * ?f5 / 1752"/><draw:equation draw:name="f121" draw:formula="346 * ?f4 / 1560"/><draw:equation draw:name="f122" draw:formula="3 * ?f5 / 1752"/><draw:equation draw:name="f123" draw:formula="236 * ?f4 / 1560"/><draw:equation draw:name="f124" draw:formula="24 * ?f5 / 1752"/><draw:equation draw:name="f125" draw:formula="106 * ?f4 / 1560"/><draw:equation draw:name="f126" draw:formula="124 * ?f5 / 1752"/><draw:equation draw:name="f127" draw:formula="19 * ?f4 / 1560"/><draw:equation draw:name="f128" draw:formula="?f8 / ?f6"/><draw:equation draw:name="f129" draw:formula="?f9 / ?f7"/><draw:equation draw:name="f130" draw:formula="?f10 / ?f6"/><draw:equation draw:name="f131" draw:formula="?f11 / ?f7"/><draw:equation draw:name="f132" draw:formula="?f12 / ?f6"/><draw:equation draw:name="f133" draw:formula="?f13 / ?f7"/><draw:equation draw:name="f134" draw:formula="?f14 / ?f6"/><draw:equation draw:name="f135" draw:formula="?f15 / ?f7"/><draw:equation draw:name="f136" draw:formula="?f16 / ?f6"/><draw:equation draw:name="f137" draw:formula="?f17 / ?f7"/><draw:equation draw:name="f138" draw:formula="?f18 / ?f6"/><draw:equation draw:name="f139" draw:formula="?f19 / ?f7"/><draw:equation draw:name="f140" draw:formula="?f20 / ?f6"/><draw:equation draw:name="f141" draw:formula="?f21 / ?f7"/><draw:equation draw:name="f142" draw:formula="?f22 / ?f6"/><draw:equation draw:name="f143" draw:formula="?f23 / ?f7"/><draw:equation draw:name="f144" draw:formula="?f24 / ?f6"/><draw:equation draw:name="f145" draw:formula="?f25 / ?f7"/><draw:equation draw:name="f146" draw:formula="?f26 / ?f6"/><draw:equation draw:name="f147" draw:formula="?f27 / ?f7"/><draw:equation draw:name="f148" draw:formula="?f28 / ?f6"/><draw:equation draw:name="f149" draw:formula="?f29 / ?f7"/><draw:equation draw:name="f150" draw:formula="?f30 / ?f6"/><draw:equation draw:name="f151" draw:formula="?f31 / ?f7"/><draw:equation draw:name="f152" draw:formula="?f32 / ?f6"/><draw:equation draw:name="f153" draw:formula="?f33 / ?f7"/><draw:equation draw:name="f154" draw:formula="?f34 / ?f6"/><draw:equation draw:name="f155" draw:formula="?f35 / ?f6"/><draw:equation draw:name="f156" draw:formula="?f36 / ?f7"/><draw:equation draw:name="f157" draw:formula="?f37 / ?f6"/><draw:equation draw:name="f158" draw:formula="?f38 / ?f7"/><draw:equation draw:name="f159" draw:formula="?f39 / ?f6"/><draw:equation draw:name="f160" draw:formula="?f40 / ?f7"/><draw:equation draw:name="f161" draw:formula="?f41 / ?f6"/><draw:equation draw:name="f162" draw:formula="?f42 / ?f7"/><draw:equation draw:name="f163" draw:formula="?f43 / ?f6"/><draw:equation draw:name="f164" draw:formula="?f44 / ?f7"/><draw:equation draw:name="f165" draw:formula="?f45 / ?f6"/><draw:equation draw:name="f166" draw:formula="?f46 / ?f7"/><draw:equation draw:name="f167" draw:formula="?f47 / ?f6"/><draw:equation draw:name="f168" draw:formula="?f48 / ?f7"/><draw:equation draw:name="f169" draw:formula="?f49 / ?f6"/><draw:equation draw:name="f170" draw:formula="?f50 / ?f7"/><draw:equation draw:name="f171" draw:formula="?f51 / ?f6"/><draw:equation draw:name="f172" draw:formula="?f52 / ?f7"/><draw:equation draw:name="f173" draw:formula="?f53 / ?f6"/><draw:equation draw:name="f174" draw:formula="?f54 / ?f7"/><draw:equation draw:name="f175" draw:formula="?f55 / ?f6"/><draw:equation draw:name="f176" draw:formula="?f56 / ?f7"/><draw:equation draw:name="f177" draw:formula="?f57 / ?f6"/><draw:equation draw:name="f178" draw:formula="?f58 / ?f7"/><draw:equation draw:name="f179" draw:formula="?f59 / ?f6"/><draw:equation draw:name="f180" draw:formula="?f60 / ?f7"/><draw:equation draw:name="f181" draw:formula="?f61 / ?f6"/><draw:equation draw:name="f182" draw:formula="?f62 / ?f7"/><draw:equation draw:name="f183" draw:formula="?f63 / ?f6"/><draw:equation draw:name="f184" draw:formula="?f64 / ?f7"/><draw:equation draw:name="f185" draw:formula="?f65 / ?f6"/><draw:equation draw:name="f186" draw:formula="?f66 / ?f7"/><draw:equation draw:name="f187" draw:formula="?f67 / ?f6"/><draw:equation draw:name="f188" draw:formula="?f68 / ?f7"/><draw:equation draw:name="f189" draw:formula="?f69 / ?f6"/><draw:equation draw:name="f190" draw:formula="?f70 / ?f7"/><draw:equation draw:name="f191" draw:formula="?f71 / ?f6"/><draw:equation draw:name="f192" draw:formula="?f72 / ?f7"/><draw:equation draw:name="f193" draw:formula="?f73 / ?f6"/><draw:equation draw:name="f194" draw:formula="?f74 / ?f7"/><draw:equation draw:name="f195" draw:formula="?f75 / ?f6"/><draw:equation draw:name="f196" draw:formula="?f76 / ?f7"/><draw:equation draw:name="f197" draw:formula="?f77 / ?f6"/><draw:equation draw:name="f198" draw:formula="?f78 / ?f6"/><draw:equation draw:name="f199" draw:formula="?f79 / ?f6"/><draw:equation draw:name="f200" draw:formula="?f80 / ?f6"/><draw:equation draw:name="f201" draw:formula="?f81 / ?f6"/><draw:equation draw:name="f202" draw:formula="?f82 / ?f7"/><draw:equation draw:name="f203" draw:formula="?f83 / ?f6"/><draw:equation draw:name="f204" draw:formula="?f84 / ?f7"/><draw:equation draw:name="f205" draw:formula="?f85 / ?f6"/><draw:equation draw:name="f206" draw:formula="?f86 / ?f7"/><draw:equation draw:name="f207" draw:formula="?f87 / ?f6"/><draw:equation draw:name="f208" draw:formula="?f88 / ?f7"/><draw:equation draw:name="f209" draw:formula="?f89 / ?f6"/><draw:equation draw:name="f210" draw:formula="?f90 / ?f7"/><draw:equation draw:name="f211" draw:formula="?f91 / ?f6"/><draw:equation draw:name="f212" draw:formula="?f92 / ?f7"/><draw:equation draw:name="f213" draw:formula="?f93 / ?f6"/><draw:equation draw:name="f214" draw:formula="?f94 / ?f7"/><draw:equation draw:name="f215" draw:formula="?f95 / ?f6"/><draw:equation draw:name="f216" draw:formula="?f96 / ?f7"/><draw:equation draw:name="f217" draw:formula="?f97 / ?f6"/><draw:equation draw:name="f218" draw:formula="?f98 / ?f7"/><draw:equation draw:name="f219" draw:formula="?f99 / ?f6"/><draw:equation draw:name="f220" draw:formula="?f100 / ?f7"/><draw:equation draw:name="f221" draw:formula="?f101 / ?f6"/><draw:equation draw:name="f222" draw:formula="?f102 / ?f7"/><draw:equation draw:name="f223" draw:formula="?f103 / ?f6"/><draw:equation draw:name="f224" draw:formula="?f104 / ?f7"/><draw:equation draw:name="f225" draw:formula="?f105 / ?f6"/><draw:equation draw:name="f226" draw:formula="?f106 / ?f7"/><draw:equation draw:name="f227" draw:formula="?f107 / ?f6"/><draw:equation draw:name="f228" draw:formula="?f108 / ?f7"/><draw:equation draw:name="f229" draw:formula="?f109 / ?f6"/><draw:equation draw:name="f230" draw:formula="?f110 / ?f6"/><draw:equation draw:name="f231" draw:formula="?f111 / ?f7"/><draw:equation draw:name="f232" draw:formula="?f112 / ?f6"/><draw:equation draw:name="f233" draw:formula="?f113 / ?f7"/><draw:equation draw:name="f234" draw:formula="?f114 / ?f6"/><draw:equation draw:name="f235" draw:formula="?f115 / ?f7"/><draw:equation draw:name="f236" draw:formula="?f116 / ?f6"/><draw:equation draw:name="f237" draw:formula="?f117 / ?f7"/><draw:equation draw:name="f238" draw:formula="?f118 / ?f6"/><draw:equation draw:name="f239" draw:formula="?f119 / ?f7"/><draw:equation draw:name="f240" draw:formula="?f120 / ?f6"/><draw:equation draw:name="f241" draw:formula="?f121 / ?f7"/><draw:equation draw:name="f242" draw:formula="?f122 / ?f6"/><draw:equation draw:name="f243" draw:formula="?f123 / ?f7"/><draw:equation draw:name="f244" draw:formula="?f124 / ?f6"/><draw:equation draw:name="f245" draw:formula="?f125 / ?f7"/><draw:equation draw:name="f246" draw:formula="?f126 / ?f6"/><draw:equation draw:name="f247" draw:formula="?f127 / ?f7"/><draw:equation draw:name="f248" draw:formula="0 / ?f6"/><draw:equation draw:name="f249" draw:formula="?f1 / ?f6"/><draw:equation draw:name="f250" draw:formula="0 / ?f7"/><draw:equation draw:name="f251" draw:formula="?f3 / ?f7"/></draw:enhanced-geometry></draw:custom-shape></draw:g></text:h>
                </table:table-cell>
              </table:table-row>
              <table:table-row table:style-name="TableRow23">
                <table:table-cell table:style-name="TableCell24">
                  <text:h text:style-name="Heading3" text:outline-level="3"><text:span text:style-name="T25">LinkedIn URL</text:span></text:h>
                </table:table-cell>
              </table:table-row>
              <table:table-row table:style-name="TableRow26">
                <table:table-cell table:style-name="TableCell27">
                  <text:h text:style-name="Heading3" text:outline-level="3"><text:span text:style-name="T28">Link to other online properties: Portfolio/Website/Blog</text:span></text:h>
                </table:table-cell>
              </table:table-row>
              <table:table-row table:style-name="TableRow29">
                <table:table-cell table:style-name="TableCell30">
                  <text:h text:style-name="Heading3" text:outline-level="3"><text:span text:style-name="T31">Objective</text:span></text:h>
                  <text:p text:style-name="GraphicElement"><draw:connector draw:type="line" svg:x1="0in" svg:y1="0in" svg:x2="0.24236in" svg:y2="0in" draw:id="id51" draw:style-name="a51" draw:name="Straight Connector 83" text:anchor-type="as-char"><svg:title/><svg:desc>Line graphic</svg:desc></draw:connector></text:p>
                  <text:p text:style-name="Normal"><text:span text:style-name="T32">To get s</text:span><text:span text:style-name="T33">tarted, click the placeholder text</text:span><text:span text:style-name="T34"><text:s/>and start typing. Be brief: use one or two sentences.</text:span></text:p>
                </table:table-cell>
              </table:table-row>
              <table:table-row table:style-name="TableRow35">
                <table:table-cell table:style-name="TableCell36">
                  <text:h text:style-name="Heading3" text:outline-level="3"><text:span text:style-name="T37">Skills</text:span></text:h>
                  <text:p text:style-name="GraphicElement"><draw:connector draw:type="line" svg:x1="0in" svg:y1="0in" svg:x2="0.24236in" svg:y2="0in" draw:id="id52" draw:style-name="a52" draw:name="Straight Connector 84" text:anchor-type="as-char"><svg:title/><svg:desc>Line graphic</svg:desc></draw:connector></text:p>
                  <text:p text:style-name="Normal"><text:span text:style-name="T38">Explain what you're especially good at. What sets you apart? Use your own language – not jargon.</text:span></text:p>
                </table:table-cell>
              </table:table-row>
            </table:table>
            <text:p text:style-name="Normal"/>
          </table:table-cell>
          <table:table-cell table:style-name="TableCell39">
            <text:p text:style-name="Normal"/>
          </table:table-cell>
          <table:table-cell table:style-name="TableCell40">
            <table:table table:style-name="Table41">
              <table:table-columns>
                <table:table-column table:style-name="TableColumn42"/>
              </table:table-columns>
              <table:table-row table:style-name="TableRow43">
                <table:table-cell table:style-name="TableCell44">
                  <text:h text:style-name="Heading2" text:outline-level="2"><text:span text:style-name="T45">Experience</text:span></text:h>
                  <text:h text:style-name="Heading4" text:outline-level="4"><text:span text:style-name="T46">Job Title/Company</text:span></text:h>
                  <text:h text:style-name="Heading5" text:outline-level="5"><text:span text:style-name="T47">Dates from – to</text:span></text:h>
                  <text:p text:style-name="Normal"><text:span text:style-name="T48">Summarise your key responsibilities, leadership and biggest accomplishments. Don't list everything – keep it relevant and include information that shows the impact that you made.</text:span></text:p>
                  <text:h text:style-name="Heading4" text:outline-level="4"><text:span text:style-name="T49">Job Title/Company</text:span></text:h>
                  <text:h text:style-name="Heading5" text:outline-level="5"><text:span text:style-name="T50">Dates from – to</text:span></text:h>
                  <text:p text:style-name="Normal"><text:span text:style-name="T51">Think about the size of the teams you've led, the number of projects you've managed successfully or the number of articles you've written.</text:span></text:p>
                </table:table-cell>
              </table:table-row>
              <table:table-row table:style-name="TableRow52">
                <table:table-cell table:style-name="TableCell53">
                  <text:h text:style-name="Heading2" text:outline-level="2"><text:span text:style-name="T54">Education</text:span></text:h>
                  <text:h text:style-name="Heading4" text:outline-level="4"><text:span text:style-name="T55">Degree or Qualification/Date Earned</text:span></text:h>
                  <text:h text:style-name="Heading5" text:outline-level="5"><text:span text:style-name="T56">University or College</text:span></text:h>
                  <text:p text:style-name="Normal"><text:span text:style-name="T57">You might want to include your marks here and a brief summary of relevant coursework, awards and honours.</text:span></text:p>
                </table:table-cell>
              </table:table-row>
              <table:table-row table:style-name="TableRow58">
                <table:table-cell table:style-name="TableCell59">
                  <text:h text:style-name="Heading2" text:outline-level="2"><text:span text:style-name="T60">Volunteer experience or leadership</text:span></text:h>
                  <text:p text:style-name="Normal"><text:span text:style-name="T61">Did you manage a team for your club, lead a campaign for your favourite charity or edit your school's newspaper? Go ahead and describe experiences that illustrate your leadership abilities.</text:span></text:p>
                </table:table-cell>
              </table:table-row>
            </table:table>
            <text:p text:style-name="Normal"/>
          </table:table-cell>
        </table:table-row>
      </table:table>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center" style:writing-mode="lr-tb" fo:margin-bottom="0.0416in" fo:line-height="107%" fo:background-color="transparent" style:tab-stop-distance="0.5in"/>
      <style:text-properties style:font-name="Gill Sans MT" style:font-name-asian="Gill Sans MT"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keep-with-next="always" fo:keep-together="always" fo:border-top="0.0138in solid #37B6AE" fo:border-left="none" fo:border-bottom="0.0138in solid #37B6AE" fo:border-right="none" fo:padding-top="0.2083in" fo:padding-left="0in" fo:padding-bottom="0.3055in" fo:padding-right="0in" style:shadow="none" fo:margin-bottom="0in" fo:line-height="100%"/>
      <style:text-properties style:font-name="Gill Sans MT" style:font-name-asian="Times New Roman" style:font-name-complex="Times New Roman" fo:text-transform="uppercase" fo:font-size="22pt" style:font-size-asian="22pt" style:font-size-complex="16pt" fo:hyphenate="false"/>
    </style:style>
    <style:style style:name="Heading2" style:display-name="Heading 2" style:family="paragraph" style:parent-style-name="Normal" style:default-outline-level="2">
      <style:paragraph-properties fo:keep-with-next="always" fo:keep-together="always" fo:border-top="0.0138in solid #37B6AE" fo:border-left="none" fo:border-bottom="0.0138in solid #37B6AE" fo:border-right="none" fo:padding-top="0.0972in" fo:padding-left="0in" fo:padding-bottom="0.0972in" fo:padding-right="0in" style:shadow="none" fo:margin-bottom="0.2777in"/>
      <style:text-properties style:font-name="Gill Sans MT" style:font-name-asian="Times New Roman" style:font-name-complex="Times New Roman" fo:text-transform="uppercase" fo:font-size="13pt" style:font-size-asian="13pt" style:font-size-complex="13pt" fo:hyphenate="false"/>
    </style:style>
    <style:style style:name="Heading3" style:display-name="Heading 3" style:family="paragraph" style:parent-style-name="Normal" style:default-outline-level="3">
      <style:paragraph-properties fo:keep-with-next="always" fo:keep-together="always" fo:margin-bottom="0in"/>
      <style:text-properties style:font-name="Gill Sans MT" style:font-name-asian="Times New Roman" style:font-name-complex="Times New Roman" fo:text-transform="uppercase" style:font-size-complex="12pt" fo:hyphenate="false"/>
    </style:style>
    <style:style style:name="Heading4" style:display-name="Heading 4" style:family="paragraph" style:parent-style-name="Normal" style:default-outline-level="4">
      <style:paragraph-properties fo:keep-with-next="always" fo:keep-together="always" fo:margin-top="0.2777in" fo:margin-bottom="0in"/>
      <style:text-properties style:font-name="Gill Sans MT" style:font-name-asian="Times New Roman" style:font-name-complex="Times New Roman" fo:font-weight="bold" style:font-weight-asian="bold" style:font-style-complex="italic" fo:text-transform="uppercase" fo:hyphenate="false"/>
    </style:style>
    <style:style style:name="Heading5" style:display-name="Heading 5" style:family="paragraph" style:parent-style-name="Normal" style:next-style-name="Normal" style:default-outline-level="5">
      <style:paragraph-properties fo:keep-with-next="always" fo:keep-together="always" fo:margin-bottom="0in"/>
      <style:text-properties style:font-name="Gill Sans MT" style:font-name-asian="Times New Roman" style:font-name-complex="Times New Roman"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text-align="end" fo:margin-bottom="0in" fo:line-height="100%" fo:margin-right="-0.2298in"/>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Gill Sans MT" style:font-name-asian="Times New Roman" style:font-name-complex="Times New Roman" fo:text-transform="uppercase" fo:font-size="13pt" style:font-size-asian="13pt" style:font-size-complex="13pt"/>
    </style:style>
    <style:style style:name="PlaceholderText" style:display-name="Placeholder Text" style:family="text" style:parent-style-name="DefaultParagraphFont">
      <style:text-properties fo:color="#808080"/>
    </style:style>
    <style:style style:name="Heading1Char" style:display-name="Heading 1 Char" style:family="text" style:parent-style-name="DefaultParagraphFont">
      <style:text-properties style:font-name="Gill Sans MT" style:font-name-asian="Times New Roman" style:font-name-complex="Times New Roman" fo:text-transform="uppercase" fo:font-size="22pt" style:font-size-asian="22pt" style:font-size-complex="16pt"/>
    </style:style>
    <style:style style:name="Heading3Char" style:display-name="Heading 3 Char" style:family="text" style:parent-style-name="DefaultParagraphFont">
      <style:text-properties style:font-name="Gill Sans MT" style:font-name-asian="Times New Roman" style:font-name-complex="Times New Roman" fo:text-transform="uppercase" style:font-size-complex="12pt"/>
    </style:style>
    <style:style style:name="Heading4Char" style:display-name="Heading 4 Char" style:family="text" style:parent-style-name="DefaultParagraphFont">
      <style:text-properties style:font-name="Gill Sans MT" style:font-name-asian="Times New Roman" style:font-name-complex="Times New Roman" fo:font-weight="bold" style:font-weight-asian="bold" style:font-style-complex="italic" fo:text-transform="uppercase"/>
    </style:style>
    <style:style style:name="Heading5Char" style:display-name="Heading 5 Char" style:family="text" style:parent-style-name="DefaultParagraphFont">
      <style:text-properties style:font-name="Gill Sans MT" style:font-name-asian="Times New Roman" style:font-name-complex="Times New Roman"/>
    </style:style>
    <style:style style:name="NoSpacing" style:display-name="No Spacing" style:family="paragraph">
      <style:paragraph-properties fo:margin-bottom="0in" fo:line-height="100%"/>
      <style:text-properties fo:hyphenate="false"/>
    </style:style>
    <style:style style:name="GraphicElement" style:display-name="Graphic Element" style:family="paragraph" style:parent-style-name="Normal" style:next-style-name="Normal">
      <style:paragraph-properties fo:margin-bottom="0in" fo:line-height="100%"/>
      <style:text-properties style:text-position="30% 100%" fo:hyphenate="false"/>
    </style:style>
    <style:style style:name="Title" style:display-name="Title" style:family="paragraph" style:parent-style-name="Normal" style:next-style-name="Normal">
      <style:paragraph-properties fo:margin-bottom="0in" fo:line-height="100%"/>
      <style:text-properties style:font-name="Gill Sans MT" style:font-name-asian="Times New Roman" style:font-name-complex="Times New Roman" style:letter-kerning="true" fo:font-size="28pt" style:font-size-asian="28pt" style:font-size-complex="28pt" fo:hyphenate="false"/>
    </style:style>
    <style:style style:name="TitleChar" style:display-name="Title Char" style:family="text" style:parent-style-name="DefaultParagraphFont">
      <style:text-properties style:font-name="Gill Sans MT" style:font-name-asian="Times New Roman" style:font-name-complex="Times New Roma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A5A5A" fo:font-size="11pt" style:font-size-asian="11pt" style:font-size-complex="11pt" fo:hyphenate="false"/>
    </style:style>
    <style:style style:name="SubtitleChar" style:display-name="Subtitle Char" style:family="text" style:parent-style-name="DefaultParagraphFont">
      <style:text-properties style:font-name-asian="Times New Roman" fo:color="#5A5A5A"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37b6ae" draw:opacity="100%" draw:stroke="solid" svg:stroke-width="0.01389in" svg:stroke-color="#26857f" svg:stroke-opacity="100%" draw:stroke-linejoin="miter" svg:stroke-linecap="butt"/>
    </style:default-style>
  </office:styles>
  <office:automatic-styles>
    <style:page-layout style:name="PL0">
      <style:page-layout-properties fo:page-width="8.268in" fo:page-height="11.693in" style:print-orientation="portrait" fo:margin-top="0.9701in" fo:margin-left="0.8in" fo:margin-bottom="0.4in" fo:margin-right="0.8in" style:num-format="1" style:writing-mode="lr-tb">
        <style:footnote-sep style:width="0.007in" style:rel-width="33%" style:color="#000000" style:line-style="solid" style:adjustment="center"/>
      </style:page-layout-properties>
      <style:header-style>
        <style:header-footer-properties style:dynamic-spacing="true" fo:min-height="0.4701in"/>
      </style:header-style>
      <style:footer-style>
        <style:header-footer-properties style:dynamic-spacing="true" fo:min-height="1.2in"/>
      </style:footer-style>
    </style:page-layout>
    <style:style style:name="T8" style:parent-style-name="DefaultParagraphFont" style:family="text">
      <style:text-properties fo:language="en" fo:country="GB" style:language-complex="en" style:country-complex="GB"/>
    </style:style>
    <style:style style:family="graphic" style:name="a37">
      <style:graphic-properties draw:fill="solid" draw:fill-color="#d9d9d9" draw:opacity="100%" draw:stroke="solid" svg:stroke-width="0in" svg:stroke-color="#d9d9d9" svg:stroke-opacity="100%" draw:stroke-linejoin="round"/>
    </style:style>
    <style:style style:family="graphic" style:name="a38">
      <style:graphic-properties draw:fill="solid" draw:fill-color="#d9d9d9" draw:opacity="100%" draw:stroke="solid" svg:stroke-width="0in" svg:stroke-color="#d9d9d9" svg:stroke-opacity="100%" draw:stroke-linejoin="round"/>
    </style:style>
    <style:style style:family="graphic" style:name="a39">
      <style:graphic-properties draw:fill="solid" draw:fill-color="#d9d9d9" draw:opacity="100%" draw:stroke="solid" svg:stroke-width="0in" svg:stroke-color="#d9d9d9" svg:stroke-opacity="100%" draw:stroke-linejoin="round"/>
    </style:style>
    <style:style style:family="graphic" style:name="a20">
      <style:graphic-properties style:wrap="run-through" style:run-through="foreground" style:horizontal-rel="page" style:vertical-rel="page" style:horizontal-pos="from-left" style:vertical-pos="from-top"/>
    </style:style>
    <style:style style:family="graphic" style:name="a21">
      <style:graphic-properties draw:fill="solid" draw:fill-color="#d9d9d9" draw:opacity="100%" draw:stroke="solid" svg:stroke-width="0in" svg:stroke-color="#d9d9d9" svg:stroke-opacity="100%" draw:stroke-linejoin="round"/>
    </style:style>
    <style:style style:family="graphic" style:name="a22">
      <style:graphic-properties draw:fill="solid" draw:fill-color="#d9d9d9" draw:opacity="100%" draw:stroke="solid" svg:stroke-width="0in" svg:stroke-color="#d9d9d9" svg:stroke-opacity="100%" draw:stroke-linejoin="round"/>
    </style:style>
    <style:style style:family="graphic" style:name="a23">
      <style:graphic-properties draw:fill="solid" draw:fill-color="#d9d9d9" draw:opacity="100%" draw:stroke="solid" svg:stroke-width="0in" svg:stroke-color="#d9d9d9" svg:stroke-opacity="100%" draw:stroke-linejoin="round"/>
    </style:style>
    <style:style style:family="graphic" style:name="a24">
      <style:graphic-properties draw:fill="solid" draw:fill-color="#d9d9d9" draw:opacity="100%" draw:stroke="solid" svg:stroke-width="0in" svg:stroke-color="#d9d9d9" svg:stroke-opacity="100%" draw:stroke-linejoin="round"/>
    </style:style>
    <style:style style:family="graphic" style:name="a25">
      <style:graphic-properties draw:fill="solid" draw:fill-color="#d9d9d9" draw:opacity="100%" draw:stroke="solid" svg:stroke-width="0in" svg:stroke-color="#d9d9d9" svg:stroke-opacity="100%" draw:stroke-linejoin="round"/>
    </style:style>
    <style:style style:family="graphic" style:name="a26">
      <style:graphic-properties draw:fill="solid" draw:fill-color="#d9d9d9" draw:opacity="100%" draw:stroke="solid" svg:stroke-width="0in" svg:stroke-color="#d9d9d9" svg:stroke-opacity="100%" draw:stroke-linejoin="round"/>
    </style:style>
    <style:style style:family="graphic" style:name="a27">
      <style:graphic-properties draw:fill="solid" draw:fill-color="#d9d9d9" draw:opacity="100%" draw:stroke="solid" svg:stroke-width="0in" svg:stroke-color="#d9d9d9" svg:stroke-opacity="100%" draw:stroke-linejoin="round"/>
    </style:style>
    <style:style style:family="graphic" style:name="a28">
      <style:graphic-properties draw:fill="solid" draw:fill-color="#d9d9d9" draw:opacity="100%" draw:stroke="solid" svg:stroke-width="0in" svg:stroke-color="#d9d9d9" svg:stroke-opacity="100%" draw:stroke-linejoin="round"/>
    </style:style>
    <style:style style:family="graphic" style:name="a29">
      <style:graphic-properties draw:fill="solid" draw:fill-color="#d9d9d9" draw:opacity="100%" draw:stroke="solid" svg:stroke-width="0in" svg:stroke-color="#d9d9d9" svg:stroke-opacity="100%" draw:stroke-linejoin="round"/>
    </style:style>
    <style:style style:family="graphic" style:name="a10">
      <style:graphic-properties style:wrap="run-through" style:run-through="foreground" style:horizontal-rel="page" style:vertical-rel="page" style:horizontal-pos="from-left" style:vertical-pos="from-top"/>
    </style:style>
    <style:style style:family="graphic" style:name="a11">
      <style:graphic-properties draw:fill="solid" draw:fill-color="#d9d9d9" draw:opacity="100%" draw:stroke="solid" svg:stroke-width="0in" svg:stroke-color="#d9d9d9" svg:stroke-opacity="100%" draw:stroke-linejoin="round"/>
    </style:style>
    <style:style style:family="graphic" style:name="a12">
      <style:graphic-properties draw:fill="solid" draw:fill-color="#d9d9d9" draw:opacity="100%" draw:stroke="solid" svg:stroke-width="0in" svg:stroke-color="#d9d9d9" svg:stroke-opacity="100%" draw:stroke-linejoin="round"/>
    </style:style>
    <style:style style:family="graphic" style:name="a13">
      <style:graphic-properties draw:fill="solid" draw:fill-color="#d9d9d9" draw:opacity="100%" draw:stroke="solid" svg:stroke-width="0in" svg:stroke-color="#d9d9d9" svg:stroke-opacity="100%" draw:stroke-linejoin="round"/>
    </style:style>
    <style:style style:family="graphic" style:name="a14">
      <style:graphic-properties draw:fill="solid" draw:fill-color="#d9d9d9" draw:opacity="100%" draw:stroke="solid" svg:stroke-width="0in" svg:stroke-color="#d9d9d9" svg:stroke-opacity="100%" draw:stroke-linejoin="round"/>
    </style:style>
    <style:style style:family="graphic" style:name="a15">
      <style:graphic-properties draw:fill="solid" draw:fill-color="#d9d9d9" draw:opacity="100%" draw:stroke="solid" svg:stroke-width="0in" svg:stroke-color="#d9d9d9" svg:stroke-opacity="100%" draw:stroke-linejoin="round"/>
    </style:style>
    <style:style style:family="graphic" style:name="a16">
      <style:graphic-properties draw:fill="solid" draw:fill-color="#d9d9d9" draw:opacity="100%" draw:stroke="solid" svg:stroke-width="0in" svg:stroke-color="#d9d9d9" svg:stroke-opacity="100%" draw:stroke-linejoin="round"/>
    </style:style>
    <style:style style:family="graphic" style:name="a17">
      <style:graphic-properties draw:fill="solid" draw:fill-color="#d9d9d9" draw:opacity="100%" draw:stroke="solid" svg:stroke-width="0in" svg:stroke-color="#d9d9d9" svg:stroke-opacity="100%" draw:stroke-linejoin="round"/>
    </style:style>
    <style:style style:family="graphic" style:name="a18">
      <style:graphic-properties draw:fill="solid" draw:fill-color="#d9d9d9" draw:opacity="100%" draw:stroke="solid" svg:stroke-width="0in" svg:stroke-color="#d9d9d9" svg:stroke-opacity="100%" draw:stroke-linejoin="round"/>
    </style:style>
    <style:style style:family="graphic" style:name="a19">
      <style:graphic-properties draw:fill="solid" draw:fill-color="#d9d9d9" draw:opacity="100%" draw:stroke="solid" svg:stroke-width="0in" svg:stroke-color="#d9d9d9" svg:stroke-opacity="100%" draw:stroke-linejoin="round"/>
    </style:style>
    <style:style style:family="graphic" style:name="a0">
      <style:graphic-properties draw:fill="solid" draw:fill-color="#d9d9d9" draw:opacity="100%" draw:stroke="solid" svg:stroke-width="0in" svg:stroke-color="#d9d9d9" svg:stroke-opacity="100%" draw:stroke-linejoin="round"/>
    </style:style>
    <style:style style:family="graphic" style:name="a1">
      <style:graphic-properties draw:fill="solid" draw:fill-color="#d9d9d9" draw:opacity="100%" draw:stroke="solid" svg:stroke-width="0in" svg:stroke-color="#d9d9d9" svg:stroke-opacity="100%" draw:stroke-linejoin="round"/>
    </style:style>
    <style:style style:family="graphic" style:name="a2">
      <style:graphic-properties draw:fill="solid" draw:fill-color="#d9d9d9" draw:opacity="100%" draw:stroke="solid" svg:stroke-width="0in" svg:stroke-color="#d9d9d9" svg:stroke-opacity="100%" draw:stroke-linejoin="round"/>
    </style:style>
    <style:style style:family="graphic" style:name="a40">
      <style:graphic-properties draw:fill="solid" draw:fill-color="#d9d9d9" draw:opacity="100%" draw:stroke="solid" svg:stroke-width="0in" svg:stroke-color="#d9d9d9" svg:stroke-opacity="100%" draw:stroke-linejoin="round"/>
    </style:style>
    <style:style style:family="graphic" style:name="a3">
      <style:graphic-properties draw:fill="solid" draw:fill-color="#d9d9d9" draw:opacity="100%" draw:stroke="solid" svg:stroke-width="0in" svg:stroke-color="#d9d9d9" svg:stroke-opacity="100%" draw:stroke-linejoin="round"/>
    </style:style>
    <style:style style:family="graphic" style:name="a41">
      <style:graphic-properties style:wrap="run-through" style:run-through="foreground" style:horizontal-rel="page" style:vertical-rel="page" style:horizontal-pos="from-left" style:vertical-pos="from-top"/>
    </style:style>
    <style:style style:family="graphic" style:name="a4">
      <style:graphic-properties draw:fill="solid" draw:fill-color="#d9d9d9" draw:opacity="100%" draw:stroke="solid" svg:stroke-width="0in" svg:stroke-color="#d9d9d9" svg:stroke-opacity="100%" draw:stroke-linejoin="round"/>
    </style:style>
    <style:style style:family="graphic" style:name="a5">
      <style:graphic-properties draw:fill="solid" draw:fill-color="#d9d9d9" draw:opacity="100%" draw:stroke="solid" svg:stroke-width="0in" svg:stroke-color="#d9d9d9" svg:stroke-opacity="100%" draw:stroke-linejoin="round"/>
    </style:style>
    <style:style style:family="graphic" style:name="a6">
      <style:graphic-properties draw:fill="solid" draw:fill-color="#d9d9d9" draw:opacity="100%" draw:stroke="solid" svg:stroke-width="0in" svg:stroke-color="#d9d9d9" svg:stroke-opacity="100%" draw:stroke-linejoin="round"/>
    </style:style>
    <style:style style:family="graphic" style:name="a7">
      <style:graphic-properties draw:fill="solid" draw:fill-color="#d9d9d9" draw:opacity="100%" draw:stroke="solid" svg:stroke-width="0in" svg:stroke-color="#d9d9d9" svg:stroke-opacity="100%" draw:stroke-linejoin="round"/>
    </style:style>
    <style:style style:family="graphic" style:name="a8">
      <style:graphic-properties draw:fill="solid" draw:fill-color="#d9d9d9" draw:opacity="100%" draw:stroke="solid" svg:stroke-width="0in" svg:stroke-color="#d9d9d9" svg:stroke-opacity="100%" draw:stroke-linejoin="round"/>
    </style:style>
    <style:style style:family="graphic" style:name="a9">
      <style:graphic-properties draw:fill="solid" draw:fill-color="#d9d9d9" draw:opacity="100%" draw:stroke="solid" svg:stroke-width="0in" svg:stroke-color="#d9d9d9" svg:stroke-opacity="100%" draw:stroke-linejoin="round"/>
    </style:style>
    <style:style style:family="graphic" style:name="a30">
      <style:graphic-properties draw:fill="solid" draw:fill-color="#d9d9d9" draw:opacity="100%" draw:stroke="solid" svg:stroke-width="0in" svg:stroke-color="#d9d9d9" svg:stroke-opacity="100%" draw:stroke-linejoin="round"/>
    </style:style>
    <style:style style:family="graphic" style:name="a31">
      <style:graphic-properties style:wrap="run-through" style:run-through="foreground" style:horizontal-rel="page" style:vertical-rel="page" style:horizontal-pos="from-left" style:vertical-pos="from-top"/>
    </style:style>
    <style:style style:family="graphic" style:name="a32">
      <style:graphic-properties draw:fill="solid" draw:fill-color="#d9d9d9" draw:opacity="100%" draw:stroke="solid" svg:stroke-width="0in" svg:stroke-color="#d9d9d9" svg:stroke-opacity="100%" draw:stroke-linejoin="round"/>
    </style:style>
    <style:style style:family="graphic" style:name="a33">
      <style:graphic-properties draw:fill="solid" draw:fill-color="#d9d9d9" draw:opacity="100%" draw:stroke="solid" svg:stroke-width="0in" svg:stroke-color="#d9d9d9" svg:stroke-opacity="100%" draw:stroke-linejoin="round"/>
    </style:style>
    <style:style style:family="graphic" style:name="a34">
      <style:graphic-properties draw:fill="solid" draw:fill-color="#d9d9d9" draw:opacity="100%" draw:stroke="solid" svg:stroke-width="0in" svg:stroke-color="#d9d9d9" svg:stroke-opacity="100%" draw:stroke-linejoin="round"/>
    </style:style>
    <style:style style:family="graphic" style:name="a35">
      <style:graphic-properties draw:fill="solid" draw:fill-color="#d9d9d9" draw:opacity="100%" draw:stroke="solid" svg:stroke-width="0in" svg:stroke-color="#d9d9d9" svg:stroke-opacity="100%" draw:stroke-linejoin="round"/>
    </style:style>
    <style:style style:family="graphic" style:name="a36">
      <style:graphic-properties draw:fill="solid" draw:fill-color="#d9d9d9" draw:opacity="100%" draw:stroke="solid" svg:stroke-width="0in" svg:stroke-color="#d9d9d9" svg:stroke-opacity="100%" draw:stroke-linejoin="round"/>
    </style:style>
  </office:automatic-styles>
  <office:master-styles>
    <style:master-page style:name="MP0" style:page-layout-name="PL0">
      <style:header>
        <text:p text:style-name="Header"><draw:g draw:z-index="251665408" draw:name="Group 17" draw:id="id10" draw:style-name="a10" text:anchor-type="paragraph"><svg:title/><svg:desc>Header graphic design with grey rectangles in various angles</svg:desc><draw:custom-shape svg:x="0in" svg:y="0in" svg:width="1.76226in" svg:height="0.47986in" draw:id="id0" draw:style-name="a0" draw:name="Freeform 57"><svg:title/><svg:desc/><draw:enhanced-geometry draw:type="non-primitive" svg:viewBox="0 0 1024 275" draw:enhanced-path="M 944 191 L 1018 236 1022 239 1024 240 963 275 944 275 944 191 Z M 787 93 L 866 143 866 275 787 275 787 93 Z M 630 0 L 635 0 709 45 709 275 630 275 630 0 Z M 472 0 L 550 0 550 275 472 275 472 0 Z M 315 0 L 393 0 393 275 315 275 315 0 Z M 158 0 L 236 0 236 275 158 275 158 0 Z M 0 0 L 78 0 78 275 0 275 0 0 Z N" draw:text-areas="?f62 ?f64 ?f63 ?f65" draw:glue-points="?f35 ?f36 ?f37 ?f38 ?f39 ?f40 ?f41 ?f42 ?f43 ?f44 ?f35 ?f44 ?f35 ?f36 ?f45 ?f46 ?f47 ?f48 ?f47 ?f44 ?f45 ?f44 ?f45 ?f46 ?f49 ?f50 ?f51 ?f50 ?f52 ?f53 ?f52 ?f44 ?f49 ?f44 ?f49 ?f50 ?f54 ?f50 ?f55 ?f50 ?f55 ?f44 ?f54 ?f44 ?f54 ?f50 ?f56 ?f50 ?f57 ?f50 ?f57 ?f44 ?f56 ?f44 ?f56 ?f50 ?f58 ?f50 ?f59 ?f50 ?f59 ?f44 ?f58 ?f44 ?f58 ?f50 ?f60 ?f50 ?f61 ?f50 ?f61 ?f44 ?f60 ?f44 ?f60 ?f50" draw:glue-point-leaving-directions="-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4"/><draw:equation draw:name="f7" draw:formula="?f4 / 275"/><draw:equation draw:name="f8" draw:formula="944 * ?f5 / 1024"/><draw:equation draw:name="f9" draw:formula="191 * ?f4 / 275"/><draw:equation draw:name="f10" draw:formula="1018 * ?f5 / 1024"/><draw:equation draw:name="f11" draw:formula="236 * ?f4 / 275"/><draw:equation draw:name="f12" draw:formula="1022 * ?f5 / 1024"/><draw:equation draw:name="f13" draw:formula="239 * ?f4 / 275"/><draw:equation draw:name="f14" draw:formula="1024 * ?f5 / 1024"/><draw:equation draw:name="f15" draw:formula="240 * ?f4 / 275"/><draw:equation draw:name="f16" draw:formula="963 * ?f5 / 1024"/><draw:equation draw:name="f17" draw:formula="275 * ?f4 / 275"/><draw:equation draw:name="f18" draw:formula="787 * ?f5 / 1024"/><draw:equation draw:name="f19" draw:formula="93 * ?f4 / 275"/><draw:equation draw:name="f20" draw:formula="866 * ?f5 / 1024"/><draw:equation draw:name="f21" draw:formula="143 * ?f4 / 275"/><draw:equation draw:name="f22" draw:formula="630 * ?f5 / 1024"/><draw:equation draw:name="f23" draw:formula="0 * ?f4 / 275"/><draw:equation draw:name="f24" draw:formula="635 * ?f5 / 1024"/><draw:equation draw:name="f25" draw:formula="709 * ?f5 / 1024"/><draw:equation draw:name="f26" draw:formula="45 * ?f4 / 275"/><draw:equation draw:name="f27" draw:formula="472 * ?f5 / 1024"/><draw:equation draw:name="f28" draw:formula="550 * ?f5 / 1024"/><draw:equation draw:name="f29" draw:formula="315 * ?f5 / 1024"/><draw:equation draw:name="f30" draw:formula="393 * ?f5 / 1024"/><draw:equation draw:name="f31" draw:formula="158 * ?f5 / 1024"/><draw:equation draw:name="f32" draw:formula="236 * ?f5 / 1024"/><draw:equation draw:name="f33" draw:formula="0 * ?f5 / 1024"/><draw:equation draw:name="f34" draw:formula="78 * ?f5 / 1024"/><draw:equation draw:name="f35" draw:formula="?f8 / ?f6"/><draw:equation draw:name="f36" draw:formula="?f9 / ?f7"/><draw:equation draw:name="f37" draw:formula="?f10 / ?f6"/><draw:equation draw:name="f38" draw:formula="?f11 / ?f7"/><draw:equation draw:name="f39" draw:formula="?f12 / ?f6"/><draw:equation draw:name="f40" draw:formula="?f13 / ?f7"/><draw:equation draw:name="f41" draw:formula="?f14 / ?f6"/><draw:equation draw:name="f42" draw:formula="?f15 / ?f7"/><draw:equation draw:name="f43" draw:formula="?f16 / ?f6"/><draw:equation draw:name="f44" draw:formula="?f17 / ?f7"/><draw:equation draw:name="f45" draw:formula="?f18 / ?f6"/><draw:equation draw:name="f46" draw:formula="?f19 / ?f7"/><draw:equation draw:name="f47" draw:formula="?f20 / ?f6"/><draw:equation draw:name="f48" draw:formula="?f21 / ?f7"/><draw:equation draw:name="f49" draw:formula="?f22 / ?f6"/><draw:equation draw:name="f50" draw:formula="?f23 / ?f7"/><draw:equation draw:name="f51" draw:formula="?f24 / ?f6"/><draw:equation draw:name="f52" draw:formula="?f25 / ?f6"/><draw:equation draw:name="f53" draw:formula="?f26 / ?f7"/><draw:equation draw:name="f54" draw:formula="?f27 / ?f6"/><draw:equation draw:name="f55" draw:formula="?f28 / ?f6"/><draw:equation draw:name="f56" draw:formula="?f29 / ?f6"/><draw:equation draw:name="f57" draw:formula="?f30 / ?f6"/><draw:equation draw:name="f58" draw:formula="?f31 / ?f6"/><draw:equation draw:name="f59" draw:formula="?f32 / ?f6"/><draw:equation draw:name="f60" draw:formula="?f33 / ?f6"/><draw:equation draw:name="f61" draw:formula="?f34 / ?f6"/><draw:equation draw:name="f62" draw:formula="0 / ?f6"/><draw:equation draw:name="f63" draw:formula="?f1 / ?f6"/><draw:equation draw:name="f64" draw:formula="0 / ?f7"/><draw:equation draw:name="f65" draw:formula="?f3 / ?f7"/></draw:enhanced-geometry></draw:custom-shape><draw:custom-shape svg:x="1.76226in" svg:y="0.41879in" svg:width="0.43368in" svg:height="0.06107in" draw:id="id1" draw:style-name="a1" draw:name="Freeform 58"><svg:title/><svg:desc/><draw:enhanced-geometry draw:type="non-primitive" svg:viewBox="0 0 252 35" draw:enhanced-path="M 182 26 L 252 35 186 35 182 26 Z M 0 0 L 3 2 91 14 100 35 14 35 0 0 Z M 0 0 L 0 0 0 2 0 0 Z N" draw:text-areas="?f34 ?f36 ?f35 ?f37" draw:glue-points="?f21 ?f22 ?f23 ?f24 ?f25 ?f24 ?f21 ?f22 ?f26 ?f27 ?f28 ?f29 ?f30 ?f31 ?f32 ?f24 ?f33 ?f24 ?f26 ?f27 ?f26 ?f27 ?f26 ?f27 ?f26 ?f29 ?f26 ?f27" draw:glue-point-leaving-directions="-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2"/><draw:equation draw:name="f7" draw:formula="?f4 / 35"/><draw:equation draw:name="f8" draw:formula="182 * ?f5 / 252"/><draw:equation draw:name="f9" draw:formula="26 * ?f4 / 35"/><draw:equation draw:name="f10" draw:formula="252 * ?f5 / 252"/><draw:equation draw:name="f11" draw:formula="35 * ?f4 / 35"/><draw:equation draw:name="f12" draw:formula="186 * ?f5 / 252"/><draw:equation draw:name="f13" draw:formula="0 * ?f5 / 252"/><draw:equation draw:name="f14" draw:formula="0 * ?f4 / 35"/><draw:equation draw:name="f15" draw:formula="3 * ?f5 / 252"/><draw:equation draw:name="f16" draw:formula="2 * ?f4 / 35"/><draw:equation draw:name="f17" draw:formula="91 * ?f5 / 252"/><draw:equation draw:name="f18" draw:formula="14 * ?f4 / 35"/><draw:equation draw:name="f19" draw:formula="100 * ?f5 / 252"/><draw:equation draw:name="f20" draw:formula="14 * ?f5 / 252"/><draw:equation draw:name="f21" draw:formula="?f8 / ?f6"/><draw:equation draw:name="f22" draw:formula="?f9 / ?f7"/><draw:equation draw:name="f23" draw:formula="?f10 / ?f6"/><draw:equation draw:name="f24" draw:formula="?f11 / ?f7"/><draw:equation draw:name="f25" draw:formula="?f12 / ?f6"/><draw:equation draw:name="f26" draw:formula="?f13 / ?f6"/><draw:equation draw:name="f27" draw:formula="?f14 / ?f7"/><draw:equation draw:name="f28" draw:formula="?f15 / ?f6"/><draw:equation draw:name="f29" draw:formula="?f16 / ?f7"/><draw:equation draw:name="f30" draw:formula="?f17 / ?f6"/><draw:equation draw:name="f31" draw:formula="?f18 / ?f7"/><draw:equation draw:name="f32" draw:formula="?f19 / ?f6"/><draw:equation draw:name="f33" draw:formula="?f20 / ?f6"/><draw:equation draw:name="f34" draw:formula="0 / ?f6"/><draw:equation draw:name="f35" draw:formula="?f1 / ?f6"/><draw:equation draw:name="f36" draw:formula="0 / ?f7"/><draw:equation draw:name="f37" draw:formula="?f3 / ?f7"/></draw:enhanced-geometry></draw:custom-shape><draw:custom-shape svg:x="5.3143in" svg:y="0in" svg:width="0.1394in" svg:height="0.1204in" draw:id="id2" draw:style-name="a2" draw:name="Freeform 59"><svg:title/><svg:desc/><draw:enhanced-geometry draw:type="non-primitive" svg:viewBox="0 0 81 69" draw:enhanced-path="M 8 69 L 8 69 8 69 8 69 Z M 0 0 L 80 0 81 13 11 68 8 65 0 0 Z N" draw:text-areas="?f28 ?f30 ?f29 ?f31" draw:glue-points="?f18 ?f19 ?f18 ?f19 ?f18 ?f19 ?f18 ?f19 ?f20 ?f21 ?f22 ?f21 ?f23 ?f24 ?f25 ?f26 ?f18 ?f27 ?f20 ?f21"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draw:equation draw:name="f7" draw:formula="?f4 / 69"/><draw:equation draw:name="f8" draw:formula="8 * ?f5 / 81"/><draw:equation draw:name="f9" draw:formula="69 * ?f4 / 69"/><draw:equation draw:name="f10" draw:formula="0 * ?f5 / 81"/><draw:equation draw:name="f11" draw:formula="0 * ?f4 / 69"/><draw:equation draw:name="f12" draw:formula="80 * ?f5 / 81"/><draw:equation draw:name="f13" draw:formula="81 * ?f5 / 81"/><draw:equation draw:name="f14" draw:formula="13 * ?f4 / 69"/><draw:equation draw:name="f15" draw:formula="11 * ?f5 / 81"/><draw:equation draw:name="f16" draw:formula="68 * ?f4 / 69"/><draw:equation draw:name="f17" draw:formula="65 * ?f4 / 69"/><draw:equation draw:name="f18" draw:formula="?f8 / ?f6"/><draw:equation draw:name="f19" draw:formula="?f9 / ?f7"/><draw:equation draw:name="f20" draw:formula="?f10 / ?f6"/><draw:equation draw:name="f21" draw:formula="?f11 / ?f7"/><draw:equation draw:name="f22" draw:formula="?f12 / ?f6"/><draw:equation draw:name="f23" draw:formula="?f13 / ?f6"/><draw:equation draw:name="f24" draw:formula="?f14 / ?f7"/><draw:equation draw:name="f25" draw:formula="?f15 / ?f6"/><draw:equation draw:name="f26" draw:formula="?f16 / ?f7"/><draw:equation draw:name="f27" draw:formula="?f17 / ?f7"/><draw:equation draw:name="f28" draw:formula="0 / ?f6"/><draw:equation draw:name="f29" draw:formula="?f1 / ?f6"/><draw:equation draw:name="f30" draw:formula="0 / ?f7"/><draw:equation draw:name="f31" draw:formula="?f3 / ?f7"/></draw:enhanced-geometry></draw:custom-shape><draw:custom-shape svg:x="5.32807in" svg:y="0in" svg:width="2.12193in" svg:height="0.47986in" draw:id="id3" draw:style-name="a3" draw:name="Freeform 60"><svg:title/><svg:desc/><draw:enhanced-geometry draw:type="non-primitive" svg:viewBox="0 0 1233 275" draw:enhanced-path="M 1233 119 L 1233 219 1161 275 1031 275 1233 119 Z M 0 69 L 0 69 0 69 0 69 Z M 1128 0 L 1233 0 1233 18 900 275 771 275 1128 0 Z M 869 0 L 998 0 641 275 512 275 869 0 Z M 609 0 L 739 0 382 275 268 275 261 270 609 0 Z M 349 0 L 480 0 196 219 142 177 139 173 132 168 349 0 Z M 90 0 L 220 0 68 117 3 68 73 13 90 0 Z N" draw:text-areas="?f88 ?f90 ?f89 ?f91" draw:glue-points="?f48 ?f49 ?f48 ?f50 ?f51 ?f52 ?f53 ?f52 ?f48 ?f49 ?f54 ?f55 ?f54 ?f55 ?f54 ?f55 ?f54 ?f55 ?f56 ?f57 ?f48 ?f57 ?f48 ?f58 ?f59 ?f52 ?f60 ?f52 ?f56 ?f57 ?f61 ?f57 ?f62 ?f57 ?f63 ?f52 ?f64 ?f52 ?f61 ?f57 ?f65 ?f57 ?f66 ?f57 ?f67 ?f52 ?f68 ?f52 ?f69 ?f70 ?f65 ?f57 ?f71 ?f57 ?f72 ?f57 ?f73 ?f50 ?f74 ?f75 ?f76 ?f77 ?f78 ?f79 ?f71 ?f57 ?f80 ?f57 ?f81 ?f57 ?f82 ?f83 ?f84 ?f85 ?f86 ?f87 ?f80 ?f57" draw:glue-point-leaving-directions="-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3"/><draw:equation draw:name="f7" draw:formula="?f4 / 275"/><draw:equation draw:name="f8" draw:formula="1233 * ?f5 / 1233"/><draw:equation draw:name="f9" draw:formula="119 * ?f4 / 275"/><draw:equation draw:name="f10" draw:formula="219 * ?f4 / 275"/><draw:equation draw:name="f11" draw:formula="1161 * ?f5 / 1233"/><draw:equation draw:name="f12" draw:formula="275 * ?f4 / 275"/><draw:equation draw:name="f13" draw:formula="1031 * ?f5 / 1233"/><draw:equation draw:name="f14" draw:formula="0 * ?f5 / 1233"/><draw:equation draw:name="f15" draw:formula="69 * ?f4 / 275"/><draw:equation draw:name="f16" draw:formula="1128 * ?f5 / 1233"/><draw:equation draw:name="f17" draw:formula="0 * ?f4 / 275"/><draw:equation draw:name="f18" draw:formula="18 * ?f4 / 275"/><draw:equation draw:name="f19" draw:formula="900 * ?f5 / 1233"/><draw:equation draw:name="f20" draw:formula="771 * ?f5 / 1233"/><draw:equation draw:name="f21" draw:formula="869 * ?f5 / 1233"/><draw:equation draw:name="f22" draw:formula="998 * ?f5 / 1233"/><draw:equation draw:name="f23" draw:formula="641 * ?f5 / 1233"/><draw:equation draw:name="f24" draw:formula="512 * ?f5 / 1233"/><draw:equation draw:name="f25" draw:formula="609 * ?f5 / 1233"/><draw:equation draw:name="f26" draw:formula="739 * ?f5 / 1233"/><draw:equation draw:name="f27" draw:formula="382 * ?f5 / 1233"/><draw:equation draw:name="f28" draw:formula="268 * ?f5 / 1233"/><draw:equation draw:name="f29" draw:formula="261 * ?f5 / 1233"/><draw:equation draw:name="f30" draw:formula="270 * ?f4 / 275"/><draw:equation draw:name="f31" draw:formula="349 * ?f5 / 1233"/><draw:equation draw:name="f32" draw:formula="480 * ?f5 / 1233"/><draw:equation draw:name="f33" draw:formula="196 * ?f5 / 1233"/><draw:equation draw:name="f34" draw:formula="142 * ?f5 / 1233"/><draw:equation draw:name="f35" draw:formula="177 * ?f4 / 275"/><draw:equation draw:name="f36" draw:formula="139 * ?f5 / 1233"/><draw:equation draw:name="f37" draw:formula="173 * ?f4 / 275"/><draw:equation draw:name="f38" draw:formula="132 * ?f5 / 1233"/><draw:equation draw:name="f39" draw:formula="168 * ?f4 / 275"/><draw:equation draw:name="f40" draw:formula="90 * ?f5 / 1233"/><draw:equation draw:name="f41" draw:formula="220 * ?f5 / 1233"/><draw:equation draw:name="f42" draw:formula="68 * ?f5 / 1233"/><draw:equation draw:name="f43" draw:formula="117 * ?f4 / 275"/><draw:equation draw:name="f44" draw:formula="3 * ?f5 / 1233"/><draw:equation draw:name="f45" draw:formula="68 * ?f4 / 275"/><draw:equation draw:name="f46" draw:formula="73 * ?f5 / 1233"/><draw:equation draw:name="f47" draw:formula="13 * ?f4 / 275"/><draw:equation draw:name="f48" draw:formula="?f8 / ?f6"/><draw:equation draw:name="f49" draw:formula="?f9 / ?f7"/><draw:equation draw:name="f50" draw:formula="?f10 / ?f7"/><draw:equation draw:name="f51" draw:formula="?f11 / ?f6"/><draw:equation draw:name="f52" draw:formula="?f12 / ?f7"/><draw:equation draw:name="f53" draw:formula="?f13 / ?f6"/><draw:equation draw:name="f54" draw:formula="?f14 / ?f6"/><draw:equation draw:name="f55" draw:formula="?f15 / ?f7"/><draw:equation draw:name="f56" draw:formula="?f16 / ?f6"/><draw:equation draw:name="f57" draw:formula="?f17 / ?f7"/><draw:equation draw:name="f58" draw:formula="?f18 / ?f7"/><draw:equation draw:name="f59" draw:formula="?f19 / ?f6"/><draw:equation draw:name="f60" draw:formula="?f20 / ?f6"/><draw:equation draw:name="f61" draw:formula="?f21 / ?f6"/><draw:equation draw:name="f62" draw:formula="?f22 / ?f6"/><draw:equation draw:name="f63" draw:formula="?f23 / ?f6"/><draw:equation draw:name="f64" draw:formula="?f24 / ?f6"/><draw:equation draw:name="f65" draw:formula="?f25 / ?f6"/><draw:equation draw:name="f66" draw:formula="?f26 / ?f6"/><draw:equation draw:name="f67" draw:formula="?f27 / ?f6"/><draw:equation draw:name="f68" draw:formula="?f28 / ?f6"/><draw:equation draw:name="f69" draw:formula="?f29 / ?f6"/><draw:equation draw:name="f70" draw:formula="?f30 / ?f7"/><draw:equation draw:name="f71" draw:formula="?f31 / ?f6"/><draw:equation draw:name="f72" draw:formula="?f32 / ?f6"/><draw:equation draw:name="f73" draw:formula="?f33 / ?f6"/><draw:equation draw:name="f74" draw:formula="?f34 / ?f6"/><draw:equation draw:name="f75" draw:formula="?f35 / ?f7"/><draw:equation draw:name="f76" draw:formula="?f36 / ?f6"/><draw:equation draw:name="f77" draw:formula="?f37 / ?f7"/><draw:equation draw:name="f78" draw:formula="?f38 / ?f6"/><draw:equation draw:name="f79" draw:formula="?f39 / ?f7"/><draw:equation draw:name="f80" draw:formula="?f40 / ?f6"/><draw:equation draw:name="f81" draw:formula="?f41 / ?f6"/><draw:equation draw:name="f82" draw:formula="?f42 / ?f6"/><draw:equation draw:name="f83" draw:formula="?f43 / ?f7"/><draw:equation draw:name="f84" draw:formula="?f44 / ?f6"/><draw:equation draw:name="f85" draw:formula="?f45 / ?f7"/><draw:equation draw:name="f86" draw:formula="?f46 / ?f6"/><draw:equation draw:name="f87" draw:formula="?f47 / ?f7"/><draw:equation draw:name="f88" draw:formula="0 / ?f6"/><draw:equation draw:name="f89" draw:formula="?f1 / ?f6"/><draw:equation draw:name="f90" draw:formula="0 / ?f7"/><draw:equation draw:name="f91" draw:formula="?f3 / ?f7"/></draw:enhanced-geometry></draw:custom-shape><draw:custom-shape svg:x="1.0928in" svg:y="0in" svg:width="0.66601in" svg:height="0.41704in" draw:id="id4" draw:style-name="a4" draw:name="Freeform 61"><svg:title/><svg:desc/><draw:enhanced-geometry draw:type="non-primitive" svg:viewBox="0 0 387 239" draw:enhanced-path="M 301 0 L 328 0 332 18 301 0 Z M 0 0 L 151 0 361 129 365 148 365 148 387 239 383 236 309 191 231 143 152 93 74 45 0 0 Z N" draw:text-areas="?f54 ?f56 ?f55 ?f57" draw:glue-points="?f31 ?f32 ?f33 ?f32 ?f34 ?f35 ?f31 ?f32 ?f36 ?f32 ?f37 ?f32 ?f38 ?f39 ?f40 ?f41 ?f40 ?f41 ?f42 ?f43 ?f44 ?f45 ?f46 ?f47 ?f48 ?f49 ?f50 ?f51 ?f52 ?f53 ?f36 ?f32"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7"/><draw:equation draw:name="f7" draw:formula="?f4 / 239"/><draw:equation draw:name="f8" draw:formula="301 * ?f5 / 387"/><draw:equation draw:name="f9" draw:formula="0 * ?f4 / 239"/><draw:equation draw:name="f10" draw:formula="328 * ?f5 / 387"/><draw:equation draw:name="f11" draw:formula="332 * ?f5 / 387"/><draw:equation draw:name="f12" draw:formula="18 * ?f4 / 239"/><draw:equation draw:name="f13" draw:formula="0 * ?f5 / 387"/><draw:equation draw:name="f14" draw:formula="151 * ?f5 / 387"/><draw:equation draw:name="f15" draw:formula="361 * ?f5 / 387"/><draw:equation draw:name="f16" draw:formula="129 * ?f4 / 239"/><draw:equation draw:name="f17" draw:formula="365 * ?f5 / 387"/><draw:equation draw:name="f18" draw:formula="148 * ?f4 / 239"/><draw:equation draw:name="f19" draw:formula="387 * ?f5 / 387"/><draw:equation draw:name="f20" draw:formula="239 * ?f4 / 239"/><draw:equation draw:name="f21" draw:formula="383 * ?f5 / 387"/><draw:equation draw:name="f22" draw:formula="236 * ?f4 / 239"/><draw:equation draw:name="f23" draw:formula="309 * ?f5 / 387"/><draw:equation draw:name="f24" draw:formula="191 * ?f4 / 239"/><draw:equation draw:name="f25" draw:formula="231 * ?f5 / 387"/><draw:equation draw:name="f26" draw:formula="143 * ?f4 / 239"/><draw:equation draw:name="f27" draw:formula="152 * ?f5 / 387"/><draw:equation draw:name="f28" draw:formula="93 * ?f4 / 239"/><draw:equation draw:name="f29" draw:formula="74 * ?f5 / 387"/><draw:equation draw:name="f30" draw:formula="45 * ?f4 / 239"/><draw:equation draw:name="f31" draw:formula="?f8 / ?f6"/><draw:equation draw:name="f32" draw:formula="?f9 / ?f7"/><draw:equation draw:name="f33" draw:formula="?f10 / ?f6"/><draw:equation draw:name="f34" draw:formula="?f11 / ?f6"/><draw:equation draw:name="f35" draw:formula="?f12 / ?f7"/><draw:equation draw:name="f36" draw:formula="?f13 / ?f6"/><draw:equation draw:name="f37" draw:formula="?f14 / ?f6"/><draw:equation draw:name="f38" draw:formula="?f15 / ?f6"/><draw:equation draw:name="f39" draw:formula="?f16 / ?f7"/><draw:equation draw:name="f40" draw:formula="?f17 / ?f6"/><draw:equation draw:name="f41" draw:formula="?f18 / ?f7"/><draw:equation draw:name="f42" draw:formula="?f19 / ?f6"/><draw:equation draw:name="f43" draw:formula="?f20 / ?f7"/><draw:equation draw:name="f44" draw:formula="?f21 / ?f6"/><draw:equation draw:name="f45" draw:formula="?f22 / ?f7"/><draw:equation draw:name="f46" draw:formula="?f23 / ?f6"/><draw:equation draw:name="f47" draw:formula="?f24 / ?f7"/><draw:equation draw:name="f48" draw:formula="?f25 / ?f6"/><draw:equation draw:name="f49" draw:formula="?f26 / ?f7"/><draw:equation draw:name="f50" draw:formula="?f27 / ?f6"/><draw:equation draw:name="f51" draw:formula="?f28 / ?f7"/><draw:equation draw:name="f52" draw:formula="?f29 / ?f6"/><draw:equation draw:name="f53" draw:formula="?f30 / ?f7"/><draw:equation draw:name="f54" draw:formula="0 / ?f6"/><draw:equation draw:name="f55" draw:formula="?f1 / ?f6"/><draw:equation draw:name="f56" draw:formula="0 / ?f7"/><draw:equation draw:name="f57" draw:formula="?f3 / ?f7"/></draw:enhanced-geometry></draw:custom-shape><draw:custom-shape svg:x="1.76226in" svg:y="0in" svg:width="2.53152in" svg:height="0.47986in" draw:id="id5" draw:style-name="a5" draw:name="Freeform 62"><svg:title/><svg:desc/><draw:enhanced-geometry draw:type="non-primitive" svg:viewBox="0 0 1471 275" draw:enhanced-path="M 63 169 L 848 275 252 275 182 266 91 254 3 242 0 240 0 240 0 240 0 240 63 169 Z M 191 26 L 1431 192 1471 275 1444 275 128 97 191 26 Z M 593 0 L 1189 0 1348 21 1389 107 593 0 Z N" draw:text-areas="?f64 ?f66 ?f65 ?f67" draw:glue-points="?f36 ?f37 ?f38 ?f39 ?f40 ?f39 ?f41 ?f42 ?f43 ?f44 ?f45 ?f46 ?f47 ?f48 ?f47 ?f48 ?f47 ?f48 ?f47 ?f48 ?f36 ?f37 ?f49 ?f50 ?f51 ?f52 ?f53 ?f39 ?f54 ?f39 ?f55 ?f56 ?f49 ?f50 ?f57 ?f58 ?f59 ?f58 ?f60 ?f61 ?f62 ?f63 ?f57 ?f58"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71"/><draw:equation draw:name="f7" draw:formula="?f4 / 275"/><draw:equation draw:name="f8" draw:formula="63 * ?f5 / 1471"/><draw:equation draw:name="f9" draw:formula="169 * ?f4 / 275"/><draw:equation draw:name="f10" draw:formula="848 * ?f5 / 1471"/><draw:equation draw:name="f11" draw:formula="275 * ?f4 / 275"/><draw:equation draw:name="f12" draw:formula="252 * ?f5 / 1471"/><draw:equation draw:name="f13" draw:formula="182 * ?f5 / 1471"/><draw:equation draw:name="f14" draw:formula="266 * ?f4 / 275"/><draw:equation draw:name="f15" draw:formula="91 * ?f5 / 1471"/><draw:equation draw:name="f16" draw:formula="254 * ?f4 / 275"/><draw:equation draw:name="f17" draw:formula="3 * ?f5 / 1471"/><draw:equation draw:name="f18" draw:formula="242 * ?f4 / 275"/><draw:equation draw:name="f19" draw:formula="0 * ?f5 / 1471"/><draw:equation draw:name="f20" draw:formula="240 * ?f4 / 275"/><draw:equation draw:name="f21" draw:formula="191 * ?f5 / 1471"/><draw:equation draw:name="f22" draw:formula="26 * ?f4 / 275"/><draw:equation draw:name="f23" draw:formula="1431 * ?f5 / 1471"/><draw:equation draw:name="f24" draw:formula="192 * ?f4 / 275"/><draw:equation draw:name="f25" draw:formula="1471 * ?f5 / 1471"/><draw:equation draw:name="f26" draw:formula="1444 * ?f5 / 1471"/><draw:equation draw:name="f27" draw:formula="128 * ?f5 / 1471"/><draw:equation draw:name="f28" draw:formula="97 * ?f4 / 275"/><draw:equation draw:name="f29" draw:formula="593 * ?f5 / 1471"/><draw:equation draw:name="f30" draw:formula="0 * ?f4 / 275"/><draw:equation draw:name="f31" draw:formula="1189 * ?f5 / 1471"/><draw:equation draw:name="f32" draw:formula="1348 * ?f5 / 1471"/><draw:equation draw:name="f33" draw:formula="21 * ?f4 / 275"/><draw:equation draw:name="f34" draw:formula="1389 * ?f5 / 1471"/><draw:equation draw:name="f35" draw:formula="107 * ?f4 / 275"/><draw:equation draw:name="f36" draw:formula="?f8 / ?f6"/><draw:equation draw:name="f37" draw:formula="?f9 / ?f7"/><draw:equation draw:name="f38" draw:formula="?f10 / ?f6"/><draw:equation draw:name="f39" draw:formula="?f11 / ?f7"/><draw:equation draw:name="f40" draw:formula="?f12 / ?f6"/><draw:equation draw:name="f41" draw:formula="?f13 / ?f6"/><draw:equation draw:name="f42" draw:formula="?f14 / ?f7"/><draw:equation draw:name="f43" draw:formula="?f15 / ?f6"/><draw:equation draw:name="f44" draw:formula="?f16 / ?f7"/><draw:equation draw:name="f45" draw:formula="?f17 / ?f6"/><draw:equation draw:name="f46" draw:formula="?f18 / ?f7"/><draw:equation draw:name="f47" draw:formula="?f19 / ?f6"/><draw:equation draw:name="f48" draw:formula="?f20 / ?f7"/><draw:equation draw:name="f49" draw:formula="?f21 / ?f6"/><draw:equation draw:name="f50" draw:formula="?f22 / ?f7"/><draw:equation draw:name="f51" draw:formula="?f23 / ?f6"/><draw:equation draw:name="f52" draw:formula="?f24 / ?f7"/><draw:equation draw:name="f53" draw:formula="?f25 / ?f6"/><draw:equation draw:name="f54" draw:formula="?f26 / ?f6"/><draw:equation draw:name="f55" draw:formula="?f27 / ?f6"/><draw:equation draw:name="f56" draw:formula="?f28 / ?f7"/><draw:equation draw:name="f57" draw:formula="?f29 / ?f6"/><draw:equation draw:name="f58" draw:formula="?f30 / ?f7"/><draw:equation draw:name="f59" draw:formula="?f31 / ?f6"/><draw:equation draw:name="f60" draw:formula="?f32 / ?f6"/><draw:equation draw:name="f61" draw:formula="?f33 / ?f7"/><draw:equation draw:name="f62" draw:formula="?f34 / ?f6"/><draw:equation draw:name="f63" draw:formula="?f35 / ?f7"/><draw:equation draw:name="f64" draw:formula="0 / ?f6"/><draw:equation draw:name="f65" draw:formula="?f1 / ?f6"/><draw:equation draw:name="f66" draw:formula="0 / ?f7"/><draw:equation draw:name="f67" draw:formula="?f3 / ?f7"/></draw:enhanced-geometry></draw:custom-shape><draw:custom-shape svg:x="4.06317in" svg:y="0in" svg:width="1.59016in" svg:height="0.47986in" draw:id="id6" draw:style-name="a6" draw:name="Freeform 63"><svg:title/><svg:desc/><draw:enhanced-geometry draw:type="non-primitive" svg:viewBox="0 0 924 275" draw:enhanced-path="M 735 65 L 738 68 803 117 867 168 874 173 877 177 924 275 836 275 735 69 735 69 735 69 735 68 735 68 735 65 Z M 735 65 L 735 65 735 65 735 65 Z M 526 0 L 615 0 748 275 661 275 526 0 Z M 352 0 L 439 0 573 275 485 275 352 0 Z M 176 0 L 263 0 398 275 310 275 176 0 Z M 0 0 L 89 0 222 275 135 275 0 0 Z N" draw:text-areas="?f74 ?f76 ?f75 ?f77" draw:glue-points="?f41 ?f42 ?f43 ?f44 ?f45 ?f46 ?f47 ?f48 ?f49 ?f50 ?f51 ?f52 ?f53 ?f54 ?f55 ?f54 ?f41 ?f56 ?f41 ?f56 ?f41 ?f56 ?f41 ?f44 ?f41 ?f44 ?f41 ?f42 ?f41 ?f42 ?f41 ?f42 ?f41 ?f42 ?f41 ?f42 ?f57 ?f58 ?f59 ?f58 ?f60 ?f54 ?f61 ?f54 ?f57 ?f58 ?f62 ?f58 ?f63 ?f58 ?f64 ?f54 ?f65 ?f54 ?f62 ?f58 ?f66 ?f58 ?f67 ?f58 ?f68 ?f54 ?f69 ?f54 ?f66 ?f58 ?f70 ?f58 ?f71 ?f58 ?f72 ?f54 ?f73 ?f54 ?f70 ?f58" draw:glue-point-leaving-directions="-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4"/><draw:equation draw:name="f7" draw:formula="?f4 / 275"/><draw:equation draw:name="f8" draw:formula="735 * ?f5 / 924"/><draw:equation draw:name="f9" draw:formula="65 * ?f4 / 275"/><draw:equation draw:name="f10" draw:formula="738 * ?f5 / 924"/><draw:equation draw:name="f11" draw:formula="68 * ?f4 / 275"/><draw:equation draw:name="f12" draw:formula="803 * ?f5 / 924"/><draw:equation draw:name="f13" draw:formula="117 * ?f4 / 275"/><draw:equation draw:name="f14" draw:formula="867 * ?f5 / 924"/><draw:equation draw:name="f15" draw:formula="168 * ?f4 / 275"/><draw:equation draw:name="f16" draw:formula="874 * ?f5 / 924"/><draw:equation draw:name="f17" draw:formula="173 * ?f4 / 275"/><draw:equation draw:name="f18" draw:formula="877 * ?f5 / 924"/><draw:equation draw:name="f19" draw:formula="177 * ?f4 / 275"/><draw:equation draw:name="f20" draw:formula="924 * ?f5 / 924"/><draw:equation draw:name="f21" draw:formula="275 * ?f4 / 275"/><draw:equation draw:name="f22" draw:formula="836 * ?f5 / 924"/><draw:equation draw:name="f23" draw:formula="69 * ?f4 / 275"/><draw:equation draw:name="f24" draw:formula="526 * ?f5 / 924"/><draw:equation draw:name="f25" draw:formula="0 * ?f4 / 275"/><draw:equation draw:name="f26" draw:formula="615 * ?f5 / 924"/><draw:equation draw:name="f27" draw:formula="748 * ?f5 / 924"/><draw:equation draw:name="f28" draw:formula="661 * ?f5 / 924"/><draw:equation draw:name="f29" draw:formula="352 * ?f5 / 924"/><draw:equation draw:name="f30" draw:formula="439 * ?f5 / 924"/><draw:equation draw:name="f31" draw:formula="573 * ?f5 / 924"/><draw:equation draw:name="f32" draw:formula="485 * ?f5 / 924"/><draw:equation draw:name="f33" draw:formula="176 * ?f5 / 924"/><draw:equation draw:name="f34" draw:formula="263 * ?f5 / 924"/><draw:equation draw:name="f35" draw:formula="398 * ?f5 / 924"/><draw:equation draw:name="f36" draw:formula="310 * ?f5 / 924"/><draw:equation draw:name="f37" draw:formula="0 * ?f5 / 924"/><draw:equation draw:name="f38" draw:formula="89 * ?f5 / 924"/><draw:equation draw:name="f39" draw:formula="222 * ?f5 / 924"/><draw:equation draw:name="f40" draw:formula="135 * ?f5 / 924"/><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6"/><draw:equation draw:name="f61" draw:formula="?f28 / ?f6"/><draw:equation draw:name="f62" draw:formula="?f29 / ?f6"/><draw:equation draw:name="f63" draw:formula="?f30 / ?f6"/><draw:equation draw:name="f64" draw:formula="?f31 / ?f6"/><draw:equation draw:name="f65" draw:formula="?f32 / ?f6"/><draw:equation draw:name="f66" draw:formula="?f33 / ?f6"/><draw:equation draw:name="f67" draw:formula="?f34 / ?f6"/><draw:equation draw:name="f68" draw:formula="?f35 / ?f6"/><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5.17834in" svg:y="0in" svg:width="0.14972in" svg:height="0.11866in" draw:id="id7" draw:style-name="a7" draw:name="Freeform 64"><svg:title/><svg:desc/><draw:enhanced-geometry draw:type="non-primitive" svg:viewBox="0 0 87 68" draw:enhanced-path="M 0 0 L 79 0 87 65 87 68 87 68 0 0 Z N" draw:text-areas="?f20 ?f22 ?f21 ?f23" draw:glue-points="?f14 ?f15 ?f16 ?f15 ?f17 ?f18 ?f17 ?f19 ?f17 ?f19 ?f14 ?f15"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68"/><draw:equation draw:name="f8" draw:formula="0 * ?f5 / 87"/><draw:equation draw:name="f9" draw:formula="0 * ?f4 / 68"/><draw:equation draw:name="f10" draw:formula="79 * ?f5 / 87"/><draw:equation draw:name="f11" draw:formula="87 * ?f5 / 87"/><draw:equation draw:name="f12" draw:formula="65 * ?f4 / 68"/><draw:equation draw:name="f13" draw:formula="68 * ?f4 / 68"/><draw:equation draw:name="f14" draw:formula="?f8 / ?f6"/><draw:equation draw:name="f15" draw:formula="?f9 / ?f7"/><draw:equation draw:name="f16" draw:formula="?f10 / ?f6"/><draw:equation draw:name="f17" draw:formula="?f11 / ?f6"/><draw:equation draw:name="f18" draw:formula="?f12 / ?f7"/><draw:equation draw:name="f19" draw:formula="?f13 / ?f7"/><draw:equation draw:name="f20" draw:formula="0 / ?f6"/><draw:equation draw:name="f21" draw:formula="?f1 / ?f6"/><draw:equation draw:name="f22" draw:formula="0 / ?f7"/><draw:equation draw:name="f23" draw:formula="?f3 / ?f7"/></draw:enhanced-geometry></draw:custom-shape><draw:custom-shape svg:x="1.65728in" svg:y="0in" svg:width="0.47498in" svg:height="0.41879in" draw:id="id8" draw:style-name="a8" draw:name="Freeform 65"><svg:title/><svg:desc/><draw:enhanced-geometry draw:type="non-primitive" svg:viewBox="0 0 276 240" draw:enhanced-path="M 170 0 L 276 0 252 26 189 97 124 169 61 240 61 240 61 240 59 239 59 239 37 148 37 148 170 0 Z M 0 0 L 63 0 13 56 4 18 0 0 Z N" draw:text-areas="?f50 ?f52 ?f51 ?f53" draw:glue-points="?f29 ?f30 ?f31 ?f30 ?f32 ?f33 ?f34 ?f35 ?f36 ?f37 ?f38 ?f39 ?f38 ?f39 ?f38 ?f39 ?f40 ?f41 ?f40 ?f41 ?f42 ?f43 ?f42 ?f43 ?f29 ?f30 ?f44 ?f30 ?f45 ?f30 ?f46 ?f47 ?f48 ?f49 ?f44 ?f30" draw:glue-point-leaving-directions="-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6"/><draw:equation draw:name="f7" draw:formula="?f4 / 240"/><draw:equation draw:name="f8" draw:formula="170 * ?f5 / 276"/><draw:equation draw:name="f9" draw:formula="0 * ?f4 / 240"/><draw:equation draw:name="f10" draw:formula="276 * ?f5 / 276"/><draw:equation draw:name="f11" draw:formula="252 * ?f5 / 276"/><draw:equation draw:name="f12" draw:formula="26 * ?f4 / 240"/><draw:equation draw:name="f13" draw:formula="189 * ?f5 / 276"/><draw:equation draw:name="f14" draw:formula="97 * ?f4 / 240"/><draw:equation draw:name="f15" draw:formula="124 * ?f5 / 276"/><draw:equation draw:name="f16" draw:formula="169 * ?f4 / 240"/><draw:equation draw:name="f17" draw:formula="61 * ?f5 / 276"/><draw:equation draw:name="f18" draw:formula="240 * ?f4 / 240"/><draw:equation draw:name="f19" draw:formula="59 * ?f5 / 276"/><draw:equation draw:name="f20" draw:formula="239 * ?f4 / 240"/><draw:equation draw:name="f21" draw:formula="37 * ?f5 / 276"/><draw:equation draw:name="f22" draw:formula="148 * ?f4 / 240"/><draw:equation draw:name="f23" draw:formula="0 * ?f5 / 276"/><draw:equation draw:name="f24" draw:formula="63 * ?f5 / 276"/><draw:equation draw:name="f25" draw:formula="13 * ?f5 / 276"/><draw:equation draw:name="f26" draw:formula="56 * ?f4 / 240"/><draw:equation draw:name="f27" draw:formula="4 * ?f5 / 276"/><draw:equation draw:name="f28" draw:formula="18 * ?f4 / 240"/><draw:equation draw:name="f29" draw:formula="?f8 / ?f6"/><draw:equation draw:name="f30" draw:formula="?f9 / ?f7"/><draw:equation draw:name="f31" draw:formula="?f10 / ?f6"/><draw:equation draw:name="f32" draw:formula="?f11 / ?f6"/><draw:equation draw:name="f33" draw:formula="?f12 / ?f7"/><draw:equation draw:name="f34" draw:formula="?f13 / ?f6"/><draw:equation draw:name="f35" draw:formula="?f14 / ?f7"/><draw:equation draw:name="f36" draw:formula="?f15 / ?f6"/><draw:equation draw:name="f37" draw:formula="?f16 / ?f7"/><draw:equation draw:name="f38" draw:formula="?f17 / ?f6"/><draw:equation draw:name="f39" draw:formula="?f18 / ?f7"/><draw:equation draw:name="f40" draw:formula="?f19 / ?f6"/><draw:equation draw:name="f41" draw:formula="?f20 / ?f7"/><draw:equation draw:name="f42" draw:formula="?f21 / ?f6"/><draw:equation draw:name="f43" draw:formula="?f22 / ?f7"/><draw:equation draw:name="f44" draw:formula="?f23 / ?f6"/><draw:equation draw:name="f45" draw:formula="?f24 / ?f6"/><draw:equation draw:name="f46" draw:formula="?f25 / ?f6"/><draw:equation draw:name="f47" draw:formula="?f26 / ?f7"/><draw:equation draw:name="f48" draw:formula="?f27 / ?f6"/><draw:equation draw:name="f49" draw:formula="?f28 / ?f7"/><draw:equation draw:name="f50" draw:formula="0 / ?f6"/><draw:equation draw:name="f51" draw:formula="?f1 / ?f6"/><draw:equation draw:name="f52" draw:formula="0 / ?f7"/><draw:equation draw:name="f53" draw:formula="?f3 / ?f7"/></draw:enhanced-geometry></draw:custom-shape><draw:custom-shape svg:x="1.66072in" svg:y="0.41879in" svg:width="0.12563in" svg:height="0.06107in" draw:id="id9" draw:style-name="a9" draw:name="Freeform 66"><svg:title/><svg:desc/><draw:enhanced-geometry draw:type="non-primitive" svg:viewBox="0 0 73 35" draw:enhanced-path="M 59 0 L 59 0 59 0 73 35 0 35 57 2 59 2 59 0 59 0 59 0 Z N" draw:text-areas="?f22 ?f24 ?f23 ?f25" draw:glue-points="?f15 ?f16 ?f15 ?f16 ?f15 ?f16 ?f17 ?f18 ?f19 ?f18 ?f20 ?f21 ?f15 ?f21 ?f15 ?f16 ?f15 ?f16 ?f15 ?f1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draw:equation draw:name="f7" draw:formula="?f4 / 35"/><draw:equation draw:name="f8" draw:formula="59 * ?f5 / 73"/><draw:equation draw:name="f9" draw:formula="0 * ?f4 / 35"/><draw:equation draw:name="f10" draw:formula="73 * ?f5 / 73"/><draw:equation draw:name="f11" draw:formula="35 * ?f4 / 35"/><draw:equation draw:name="f12" draw:formula="0 * ?f5 / 73"/><draw:equation draw:name="f13" draw:formula="57 * ?f5 / 73"/><draw:equation draw:name="f14" draw:formula="2 * ?f4 / 35"/><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text:p>
      </style:header>
      <style:footer>
        <text:p text:style-name="Footer"><draw:g draw:z-index="251667456" draw:name="Group 4" draw:id="id20" draw:style-name="a20" text:anchor-type="paragraph"><svg:title/><svg:desc>Footer graphic design with grey rectangles in various angles</svg:desc><draw:custom-shape svg:x="0in" svg:y="0in" svg:width="1.45783in" svg:height="0.47986in" draw:id="id11" draw:style-name="a11" draw:name="Freeform 68"><svg:title/><svg:desc/><draw:enhanced-geometry draw:type="non-primitive" svg:viewBox="0 0 852 275" draw:enhanced-path="M 784 0 L 852 0 784 40 784 0 Z M 627 0 L 705 0 705 85 627 132 627 0 Z M 468 0 L 548 0 548 179 468 226 468 0 Z M 311 0 L 390 0 390 271 385 275 311 275 311 0 Z M 154 0 L 233 0 233 275 154 275 154 0 Z M 0 0 L 76 0 76 275 0 275 0 0 Z N" draw:text-areas="?f50 ?f52 ?f51 ?f53" draw:glue-points="?f29 ?f30 ?f31 ?f30 ?f29 ?f32 ?f29 ?f30 ?f33 ?f30 ?f34 ?f30 ?f34 ?f35 ?f33 ?f36 ?f33 ?f30 ?f37 ?f30 ?f38 ?f30 ?f38 ?f39 ?f37 ?f40 ?f37 ?f30 ?f41 ?f30 ?f42 ?f30 ?f42 ?f43 ?f44 ?f45 ?f41 ?f45 ?f41 ?f30 ?f46 ?f30 ?f47 ?f30 ?f47 ?f45 ?f46 ?f45 ?f46 ?f30 ?f48 ?f30 ?f49 ?f30 ?f49 ?f45 ?f48 ?f45 ?f48 ?f30" draw:glue-point-leaving-directions="-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2"/><draw:equation draw:name="f7" draw:formula="?f4 / 275"/><draw:equation draw:name="f8" draw:formula="784 * ?f5 / 852"/><draw:equation draw:name="f9" draw:formula="0 * ?f4 / 275"/><draw:equation draw:name="f10" draw:formula="852 * ?f5 / 852"/><draw:equation draw:name="f11" draw:formula="40 * ?f4 / 275"/><draw:equation draw:name="f12" draw:formula="627 * ?f5 / 852"/><draw:equation draw:name="f13" draw:formula="705 * ?f5 / 852"/><draw:equation draw:name="f14" draw:formula="85 * ?f4 / 275"/><draw:equation draw:name="f15" draw:formula="132 * ?f4 / 275"/><draw:equation draw:name="f16" draw:formula="468 * ?f5 / 852"/><draw:equation draw:name="f17" draw:formula="548 * ?f5 / 852"/><draw:equation draw:name="f18" draw:formula="179 * ?f4 / 275"/><draw:equation draw:name="f19" draw:formula="226 * ?f4 / 275"/><draw:equation draw:name="f20" draw:formula="311 * ?f5 / 852"/><draw:equation draw:name="f21" draw:formula="390 * ?f5 / 852"/><draw:equation draw:name="f22" draw:formula="271 * ?f4 / 275"/><draw:equation draw:name="f23" draw:formula="385 * ?f5 / 852"/><draw:equation draw:name="f24" draw:formula="275 * ?f4 / 275"/><draw:equation draw:name="f25" draw:formula="154 * ?f5 / 852"/><draw:equation draw:name="f26" draw:formula="233 * ?f5 / 852"/><draw:equation draw:name="f27" draw:formula="0 * ?f5 / 852"/><draw:equation draw:name="f28" draw:formula="76 * ?f5 / 852"/><draw:equation draw:name="f29" draw:formula="?f8 / ?f6"/><draw:equation draw:name="f30" draw:formula="?f9 / ?f7"/><draw:equation draw:name="f31" draw:formula="?f10 / ?f6"/><draw:equation draw:name="f32" draw:formula="?f11 / ?f7"/><draw:equation draw:name="f33" draw:formula="?f12 / ?f6"/><draw:equation draw:name="f34" draw:formula="?f13 / ?f6"/><draw:equation draw:name="f35" draw:formula="?f14 / ?f7"/><draw:equation draw:name="f36" draw:formula="?f15 / ?f7"/><draw:equation draw:name="f37" draw:formula="?f16 / ?f6"/><draw:equation draw:name="f38" draw:formula="?f17 / ?f6"/><draw:equation draw:name="f39" draw:formula="?f18 / ?f7"/><draw:equation draw:name="f40" draw:formula="?f19 / ?f7"/><draw:equation draw:name="f41" draw:formula="?f20 / ?f6"/><draw:equation draw:name="f42" draw:formula="?f21 / ?f6"/><draw:equation draw:name="f43" draw:formula="?f22 / ?f7"/><draw:equation draw:name="f44" draw:formula="?f23 / ?f6"/><draw:equation draw:name="f45" draw:formula="?f24 / ?f7"/><draw:equation draw:name="f46" draw:formula="?f25 / ?f6"/><draw:equation draw:name="f47" draw:formula="?f26 / ?f6"/><draw:equation draw:name="f48" draw:formula="?f27 / ?f6"/><draw:equation draw:name="f49" draw:formula="?f28 / ?f6"/><draw:equation draw:name="f50" draw:formula="0 / ?f6"/><draw:equation draw:name="f51" draw:formula="?f1 / ?f6"/><draw:equation draw:name="f52" draw:formula="0 / ?f7"/><draw:equation draw:name="f53" draw:formula="?f3 / ?f7"/></draw:enhanced-geometry></draw:custom-shape><draw:custom-shape svg:x="1.81887in" svg:y="0in" svg:width="3.52652in" svg:height="0.47986in" draw:id="id12" draw:style-name="a12" draw:name="Freeform 69"><svg:title/><svg:desc/><draw:enhanced-geometry draw:type="non-primitive" svg:viewBox="0 0 2061 275" draw:enhanced-path="M 1980 168 L 2061 179 2008 254 1970 169 1981 171 1980 168 Z M 1794 144 L 1877 155 1931 275 1844 275 1787 145 1795 147 1794 144 Z M 1606 119 L 1695 131 1758 275 1672 275 1605 123 1607 123 1606 119 Z M 1422 99 L 1514 111 1512 107 1512 107 1586 275 1500 275 1422 99 Z M 1239 75 L 1331 87 1413 275 1327 275 1239 75 Z M 1056 49 L 1147 61 1241 275 1155 275 1056 49 Z M 872 25 L 964 37 1069 275 983 275 872 25 Z M 690 0 L 781 12 896 275 810 275 690 0 Z M 517 0 L 603 0 724 275 639 275 517 0 Z M 345 0 L 431 0 553 275 467 275 345 0 Z M 172 0 L 259 0 379 275 294 275 172 0 Z M 0 0 L 86 0 208 275 122 275 118 267 118 267 86 193 86 193 53 121 54 121 21 48 21 48 0 0 Z N" draw:text-areas="?f108 ?f110 ?f109 ?f111" draw:glue-points="?f58 ?f59 ?f60 ?f61 ?f62 ?f63 ?f64 ?f65 ?f66 ?f67 ?f68 ?f69 ?f70 ?f71 ?f72 ?f67 ?f73 ?f74 ?f70 ?f71 ?f75 ?f76 ?f77 ?f78 ?f79 ?f67 ?f80 ?f81 ?f82 ?f67 ?f80 ?f81 ?f83 ?f84 ?f85 ?f67 ?f86 ?f87 ?f88 ?f67 ?f86 ?f87 ?f89 ?f90 ?f91 ?f67 ?f92 ?f93 ?f94 ?f67 ?f92 ?f93 ?f95 ?f93 ?f96 ?f67 ?f97 ?f93 ?f98 ?f67 ?f97 ?f93 ?f99 ?f93 ?f100 ?f67 ?f101 ?f102 ?f99 ?f103 ?f104 ?f105 ?f106 ?f107" draw:glue-point-leaving-directions="-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61"/><draw:equation draw:name="f7" draw:formula="?f4 / 275"/><draw:equation draw:name="f8" draw:formula="2061 * ?f5 / 2061"/><draw:equation draw:name="f9" draw:formula="179 * ?f4 / 275"/><draw:equation draw:name="f10" draw:formula="1970 * ?f5 / 2061"/><draw:equation draw:name="f11" draw:formula="169 * ?f4 / 275"/><draw:equation draw:name="f12" draw:formula="1980 * ?f5 / 2061"/><draw:equation draw:name="f13" draw:formula="168 * ?f4 / 275"/><draw:equation draw:name="f14" draw:formula="1877 * ?f5 / 2061"/><draw:equation draw:name="f15" draw:formula="155 * ?f4 / 275"/><draw:equation draw:name="f16" draw:formula="1844 * ?f5 / 2061"/><draw:equation draw:name="f17" draw:formula="275 * ?f4 / 275"/><draw:equation draw:name="f18" draw:formula="1795 * ?f5 / 2061"/><draw:equation draw:name="f19" draw:formula="147 * ?f4 / 275"/><draw:equation draw:name="f20" draw:formula="1606 * ?f5 / 2061"/><draw:equation draw:name="f21" draw:formula="119 * ?f4 / 275"/><draw:equation draw:name="f22" draw:formula="1758 * ?f5 / 2061"/><draw:equation draw:name="f23" draw:formula="1605 * ?f5 / 2061"/><draw:equation draw:name="f24" draw:formula="123 * ?f4 / 275"/><draw:equation draw:name="f25" draw:formula="1514 * ?f5 / 2061"/><draw:equation draw:name="f26" draw:formula="111 * ?f4 / 275"/><draw:equation draw:name="f27" draw:formula="1512 * ?f5 / 2061"/><draw:equation draw:name="f28" draw:formula="107 * ?f4 / 275"/><draw:equation draw:name="f29" draw:formula="1500 * ?f5 / 2061"/><draw:equation draw:name="f30" draw:formula="1239 * ?f5 / 2061"/><draw:equation draw:name="f31" draw:formula="75 * ?f4 / 275"/><draw:equation draw:name="f32" draw:formula="1413 * ?f5 / 2061"/><draw:equation draw:name="f33" draw:formula="1147 * ?f5 / 2061"/><draw:equation draw:name="f34" draw:formula="61 * ?f4 / 275"/><draw:equation draw:name="f35" draw:formula="1155 * ?f5 / 2061"/><draw:equation draw:name="f36" draw:formula="872 * ?f5 / 2061"/><draw:equation draw:name="f37" draw:formula="25 * ?f4 / 275"/><draw:equation draw:name="f38" draw:formula="1069 * ?f5 / 2061"/><draw:equation draw:name="f39" draw:formula="781 * ?f5 / 2061"/><draw:equation draw:name="f40" draw:formula="12 * ?f4 / 275"/><draw:equation draw:name="f41" draw:formula="810 * ?f5 / 2061"/><draw:equation draw:name="f42" draw:formula="517 * ?f5 / 2061"/><draw:equation draw:name="f43" draw:formula="0 * ?f4 / 275"/><draw:equation draw:name="f44" draw:formula="724 * ?f5 / 2061"/><draw:equation draw:name="f45" draw:formula="431 * ?f5 / 2061"/><draw:equation draw:name="f46" draw:formula="467 * ?f5 / 2061"/><draw:equation draw:name="f47" draw:formula="172 * ?f5 / 2061"/><draw:equation draw:name="f48" draw:formula="379 * ?f5 / 2061"/><draw:equation draw:name="f49" draw:formula="86 * ?f5 / 2061"/><draw:equation draw:name="f50" draw:formula="122 * ?f5 / 2061"/><draw:equation draw:name="f51" draw:formula="118 * ?f5 / 2061"/><draw:equation draw:name="f52" draw:formula="267 * ?f4 / 275"/><draw:equation draw:name="f53" draw:formula="193 * ?f4 / 275"/><draw:equation draw:name="f54" draw:formula="54 * ?f5 / 2061"/><draw:equation draw:name="f55" draw:formula="121 * ?f4 / 275"/><draw:equation draw:name="f56" draw:formula="21 * ?f5 / 2061"/><draw:equation draw:name="f57" draw:formula="48 * ?f4 / 275"/><draw:equation draw:name="f58" draw:formula="?f8 / ?f6"/><draw:equation draw:name="f59" draw:formula="?f9 / ?f7"/><draw:equation draw:name="f60" draw:formula="?f10 / ?f6"/><draw:equation draw:name="f61" draw:formula="?f11 / ?f7"/><draw:equation draw:name="f62" draw:formula="?f12 / ?f6"/><draw:equation draw:name="f63" draw:formula="?f13 / ?f7"/><draw:equation draw:name="f64" draw:formula="?f14 / ?f6"/><draw:equation draw:name="f65" draw:formula="?f15 / ?f7"/><draw:equation draw:name="f66" draw:formula="?f16 / ?f6"/><draw:equation draw:name="f67" draw:formula="?f17 / ?f7"/><draw:equation draw:name="f68" draw:formula="?f18 / ?f6"/><draw:equation draw:name="f69" draw:formula="?f19 / ?f7"/><draw:equation draw:name="f70" draw:formula="?f20 / ?f6"/><draw:equation draw:name="f71" draw:formula="?f21 / ?f7"/><draw:equation draw:name="f72" draw:formula="?f22 / ?f6"/><draw:equation draw:name="f73" draw:formula="?f23 / ?f6"/><draw:equation draw:name="f74" draw:formula="?f24 / ?f7"/><draw:equation draw:name="f75" draw:formula="?f25 / ?f6"/><draw:equation draw:name="f76" draw:formula="?f26 / ?f7"/><draw:equation draw:name="f77" draw:formula="?f27 / ?f6"/><draw:equation draw:name="f78" draw:formula="?f28 / ?f7"/><draw:equation draw:name="f79" draw:formula="?f29 / ?f6"/><draw:equation draw:name="f80" draw:formula="?f30 / ?f6"/><draw:equation draw:name="f81" draw:formula="?f31 / ?f7"/><draw:equation draw:name="f82" draw:formula="?f32 / ?f6"/><draw:equation draw:name="f83" draw:formula="?f33 / ?f6"/><draw:equation draw:name="f84" draw:formula="?f34 / ?f7"/><draw:equation draw:name="f85" draw:formula="?f35 / ?f6"/><draw:equation draw:name="f86" draw:formula="?f36 / ?f6"/><draw:equation draw:name="f87" draw:formula="?f37 / ?f7"/><draw:equation draw:name="f88" draw:formula="?f38 / ?f6"/><draw:equation draw:name="f89" draw:formula="?f39 / ?f6"/><draw:equation draw:name="f90" draw:formula="?f40 / ?f7"/><draw:equation draw:name="f91" draw:formula="?f41 / ?f6"/><draw:equation draw:name="f92" draw:formula="?f42 / ?f6"/><draw:equation draw:name="f93" draw:formula="?f43 / ?f7"/><draw:equation draw:name="f94" draw:formula="?f44 / ?f6"/><draw:equation draw:name="f95" draw:formula="?f45 / ?f6"/><draw:equation draw:name="f96" draw:formula="?f46 / ?f6"/><draw:equation draw:name="f97" draw:formula="?f47 / ?f6"/><draw:equation draw:name="f98" draw:formula="?f48 / ?f6"/><draw:equation draw:name="f99" draw:formula="?f49 / ?f6"/><draw:equation draw:name="f100" draw:formula="?f50 / ?f6"/><draw:equation draw:name="f101" draw:formula="?f51 / ?f6"/><draw:equation draw:name="f102" draw:formula="?f52 / ?f7"/><draw:equation draw:name="f103" draw:formula="?f53 / ?f7"/><draw:equation draw:name="f104" draw:formula="?f54 / ?f6"/><draw:equation draw:name="f105" draw:formula="?f55 / ?f7"/><draw:equation draw:name="f106" draw:formula="?f56 / ?f6"/><draw:equation draw:name="f107" draw:formula="?f57 / ?f7"/><draw:equation draw:name="f108" draw:formula="0 / ?f6"/><draw:equation draw:name="f109" draw:formula="?f1 / ?f6"/><draw:equation draw:name="f110" draw:formula="0 / ?f7"/><draw:equation draw:name="f111" draw:formula="?f3 / ?f7"/></draw:enhanced-geometry></draw:custom-shape><draw:custom-shape svg:x="5.23416in" svg:y="0.31933in" svg:width="0.12833in" svg:height="0.16054in" draw:id="id13" draw:style-name="a13" draw:name="Freeform 70"><svg:title/><svg:desc/><draw:enhanced-geometry draw:type="non-primitive" svg:viewBox="0 0 75 92" draw:enhanced-path="M 65 0 L 75 92 0 92 65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draw:equation draw:name="f7" draw:formula="?f4 / 92"/><draw:equation draw:name="f8" draw:formula="65 * ?f5 / 75"/><draw:equation draw:name="f9" draw:formula="0 * ?f4 / 92"/><draw:equation draw:name="f10" draw:formula="75 * ?f5 / 75"/><draw:equation draw:name="f11" draw:formula="92 * ?f4 / 92"/><draw:equation draw:name="f12" draw:formula="0 * ?f5 / 75"/><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5.34881in" svg:y="0.31235in" svg:width="1.1276in" svg:height="0.16752in" draw:id="id14" draw:style-name="a14" draw:name="Freeform 71"><svg:title/><svg:desc/><draw:enhanced-geometry draw:type="non-primitive" svg:viewBox="0 0 659 96" draw:enhanced-path="M 643 84 L 659 87 659 87 657 96 644 96 643 84 Z M 483 63 L 562 73 565 96 486 96 483 63 Z M 322 43 L 385 51 386 52 402 53 406 96 328 96 322 43 Z M 162 21 L 199 27 199 28 241 33 249 96 170 96 162 21 Z M 0 0 L 11 1 12 4 81 12 90 96 11 96 0 0 Z N" draw:text-areas="?f90 ?f92 ?f91 ?f93" draw:glue-points="?f49 ?f50 ?f51 ?f52 ?f51 ?f52 ?f53 ?f54 ?f55 ?f54 ?f49 ?f50 ?f56 ?f57 ?f58 ?f59 ?f60 ?f54 ?f61 ?f54 ?f56 ?f57 ?f62 ?f63 ?f64 ?f65 ?f66 ?f67 ?f68 ?f69 ?f70 ?f54 ?f71 ?f54 ?f62 ?f63 ?f72 ?f73 ?f74 ?f75 ?f74 ?f76 ?f77 ?f78 ?f79 ?f54 ?f80 ?f54 ?f72 ?f73 ?f81 ?f82 ?f83 ?f84 ?f85 ?f86 ?f87 ?f88 ?f89 ?f54 ?f83 ?f54 ?f81 ?f82" draw:glue-point-leaving-directions="-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9"/><draw:equation draw:name="f7" draw:formula="?f4 / 96"/><draw:equation draw:name="f8" draw:formula="643 * ?f5 / 659"/><draw:equation draw:name="f9" draw:formula="84 * ?f4 / 96"/><draw:equation draw:name="f10" draw:formula="659 * ?f5 / 659"/><draw:equation draw:name="f11" draw:formula="87 * ?f4 / 96"/><draw:equation draw:name="f12" draw:formula="657 * ?f5 / 659"/><draw:equation draw:name="f13" draw:formula="96 * ?f4 / 96"/><draw:equation draw:name="f14" draw:formula="644 * ?f5 / 659"/><draw:equation draw:name="f15" draw:formula="483 * ?f5 / 659"/><draw:equation draw:name="f16" draw:formula="63 * ?f4 / 96"/><draw:equation draw:name="f17" draw:formula="562 * ?f5 / 659"/><draw:equation draw:name="f18" draw:formula="73 * ?f4 / 96"/><draw:equation draw:name="f19" draw:formula="565 * ?f5 / 659"/><draw:equation draw:name="f20" draw:formula="486 * ?f5 / 659"/><draw:equation draw:name="f21" draw:formula="322 * ?f5 / 659"/><draw:equation draw:name="f22" draw:formula="43 * ?f4 / 96"/><draw:equation draw:name="f23" draw:formula="385 * ?f5 / 659"/><draw:equation draw:name="f24" draw:formula="51 * ?f4 / 96"/><draw:equation draw:name="f25" draw:formula="386 * ?f5 / 659"/><draw:equation draw:name="f26" draw:formula="52 * ?f4 / 96"/><draw:equation draw:name="f27" draw:formula="402 * ?f5 / 659"/><draw:equation draw:name="f28" draw:formula="53 * ?f4 / 96"/><draw:equation draw:name="f29" draw:formula="406 * ?f5 / 659"/><draw:equation draw:name="f30" draw:formula="328 * ?f5 / 659"/><draw:equation draw:name="f31" draw:formula="162 * ?f5 / 659"/><draw:equation draw:name="f32" draw:formula="21 * ?f4 / 96"/><draw:equation draw:name="f33" draw:formula="199 * ?f5 / 659"/><draw:equation draw:name="f34" draw:formula="27 * ?f4 / 96"/><draw:equation draw:name="f35" draw:formula="28 * ?f4 / 96"/><draw:equation draw:name="f36" draw:formula="241 * ?f5 / 659"/><draw:equation draw:name="f37" draw:formula="33 * ?f4 / 96"/><draw:equation draw:name="f38" draw:formula="249 * ?f5 / 659"/><draw:equation draw:name="f39" draw:formula="170 * ?f5 / 659"/><draw:equation draw:name="f40" draw:formula="0 * ?f5 / 659"/><draw:equation draw:name="f41" draw:formula="0 * ?f4 / 96"/><draw:equation draw:name="f42" draw:formula="11 * ?f5 / 659"/><draw:equation draw:name="f43" draw:formula="1 * ?f4 / 96"/><draw:equation draw:name="f44" draw:formula="12 * ?f5 / 659"/><draw:equation draw:name="f45" draw:formula="4 * ?f4 / 96"/><draw:equation draw:name="f46" draw:formula="81 * ?f5 / 659"/><draw:equation draw:name="f47" draw:formula="12 * ?f4 / 96"/><draw:equation draw:name="f48" draw:formula="90 * ?f5 / 659"/><draw:equation draw:name="f49" draw:formula="?f8 / ?f6"/><draw:equation draw:name="f50" draw:formula="?f9 / ?f7"/><draw:equation draw:name="f51" draw:formula="?f10 / ?f6"/><draw:equation draw:name="f52" draw:formula="?f11 / ?f7"/><draw:equation draw:name="f53" draw:formula="?f12 / ?f6"/><draw:equation draw:name="f54" draw:formula="?f13 / ?f7"/><draw:equation draw:name="f55" draw:formula="?f14 / ?f6"/><draw:equation draw:name="f56" draw:formula="?f15 / ?f6"/><draw:equation draw:name="f57" draw:formula="?f16 / ?f7"/><draw:equation draw:name="f58" draw:formula="?f17 / ?f6"/><draw:equation draw:name="f59" draw:formula="?f18 / ?f7"/><draw:equation draw:name="f60" draw:formula="?f19 / ?f6"/><draw:equation draw:name="f61" draw:formula="?f20 / ?f6"/><draw:equation draw:name="f62" draw:formula="?f21 / ?f6"/><draw:equation draw:name="f63" draw:formula="?f22 / ?f7"/><draw:equation draw:name="f64" draw:formula="?f23 / ?f6"/><draw:equation draw:name="f65" draw:formula="?f24 / ?f7"/><draw:equation draw:name="f66" draw:formula="?f25 / ?f6"/><draw:equation draw:name="f67" draw:formula="?f26 / ?f7"/><draw:equation draw:name="f68" draw:formula="?f27 / ?f6"/><draw:equation draw:name="f69" draw:formula="?f28 / ?f7"/><draw:equation draw:name="f70" draw:formula="?f29 / ?f6"/><draw:equation draw:name="f71" draw:formula="?f30 / ?f6"/><draw:equation draw:name="f72" draw:formula="?f31 / ?f6"/><draw:equation draw:name="f73" draw:formula="?f32 / ?f7"/><draw:equation draw:name="f74" draw:formula="?f33 / ?f6"/><draw:equation draw:name="f75" draw:formula="?f34 / ?f7"/><draw:equation draw:name="f76" draw:formula="?f35 / ?f7"/><draw:equation draw:name="f77" draw:formula="?f36 / ?f6"/><draw:equation draw:name="f78" draw:formula="?f37 / ?f7"/><draw:equation draw:name="f79" draw:formula="?f38 / ?f6"/><draw:equation draw:name="f80" draw:formula="?f39 / ?f6"/><draw:equation draw:name="f81" draw:formula="?f40 / ?f6"/><draw:equation draw:name="f82" draw:formula="?f41 / ?f7"/><draw:equation draw:name="f83" draw:formula="?f42 / ?f6"/><draw:equation draw:name="f84" draw:formula="?f43 / ?f7"/><draw:equation draw:name="f85" draw:formula="?f44 / ?f6"/><draw:equation draw:name="f86" draw:formula="?f45 / ?f7"/><draw:equation draw:name="f87" draw:formula="?f46 / ?f6"/><draw:equation draw:name="f88" draw:formula="?f47 / ?f7"/><draw:equation draw:name="f89" draw:formula="?f48 / ?f6"/><draw:equation draw:name="f90" draw:formula="0 / ?f6"/><draw:equation draw:name="f91" draw:formula="?f1 / ?f6"/><draw:equation draw:name="f92" draw:formula="0 / ?f7"/><draw:equation draw:name="f93" draw:formula="?f3 / ?f7"/></draw:enhanced-geometry></draw:custom-shape><draw:custom-shape svg:x="6.47811in" svg:y="0.4659in" svg:width="0.02053in" svg:height="0.01396in" draw:id="id15" draw:style-name="a15" draw:name="Freeform 72"><svg:title/><svg:desc/><draw:enhanced-geometry draw:type="non-primitive" svg:viewBox="0 0 12 8" draw:enhanced-path="M 1 0 L 12 8 0 8 1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4 / 8"/><draw:equation draw:name="f6" draw:formula="?f1 - ?f0"/><draw:equation draw:name="f7" draw:formula="?f6 / 12"/><draw:equation draw:name="f8" draw:formula="1 * ?f6 / 12"/><draw:equation draw:name="f9" draw:formula="0 * ?f4 / 8"/><draw:equation draw:name="f10" draw:formula="12 * ?f6 / 12"/><draw:equation draw:name="f11" draw:formula="8 * ?f4 / 8"/><draw:equation draw:name="f12" draw:formula="0 * ?f6 / 12"/><draw:equation draw:name="f13" draw:formula="?f8 / ?f7"/><draw:equation draw:name="f14" draw:formula="?f9 / ?f5"/><draw:equation draw:name="f15" draw:formula="?f10 / ?f7"/><draw:equation draw:name="f16" draw:formula="?f11 / ?f5"/><draw:equation draw:name="f17" draw:formula="?f12 / ?f7"/><draw:equation draw:name="f18" draw:formula="0 / ?f7"/><draw:equation draw:name="f19" draw:formula="?f1 / ?f7"/><draw:equation draw:name="f20" draw:formula="0 / ?f5"/><draw:equation draw:name="f21" draw:formula="?f3 / ?f5"/></draw:enhanced-geometry></draw:custom-shape><draw:custom-shape svg:x="5.95966in" svg:y="0in" svg:width="1.49034in" svg:height="0.47986in" draw:id="id16" draw:style-name="a16" draw:name="Freeform 73"><svg:title/><svg:desc/><draw:enhanced-geometry draw:type="non-primitive" svg:viewBox="0 0 871 275" draw:enhanced-path="M 871 157 L 871 159 841 275 719 275 871 157 Z M 816 0 L 871 0 871 57 590 275 460 275 816 0 Z M 557 0 L 686 0 331 275 318 275 259 230 557 0 Z M 298 0 L 427 0 195 180 130 129 298 0 Z M 39 0 L 168 0 65 80 0 29 39 0 Z N" draw:text-areas="?f66 ?f68 ?f67 ?f69" draw:glue-points="?f37 ?f38 ?f37 ?f39 ?f40 ?f41 ?f42 ?f41 ?f37 ?f38 ?f43 ?f44 ?f37 ?f44 ?f37 ?f45 ?f46 ?f41 ?f47 ?f41 ?f43 ?f44 ?f48 ?f44 ?f49 ?f44 ?f50 ?f41 ?f51 ?f41 ?f52 ?f53 ?f48 ?f44 ?f54 ?f44 ?f55 ?f44 ?f56 ?f57 ?f58 ?f59 ?f54 ?f44 ?f60 ?f44 ?f61 ?f44 ?f62 ?f63 ?f64 ?f65 ?f60 ?f44" draw:glue-point-leaving-directions="-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1"/><draw:equation draw:name="f7" draw:formula="?f4 / 275"/><draw:equation draw:name="f8" draw:formula="871 * ?f5 / 871"/><draw:equation draw:name="f9" draw:formula="157 * ?f4 / 275"/><draw:equation draw:name="f10" draw:formula="159 * ?f4 / 275"/><draw:equation draw:name="f11" draw:formula="841 * ?f5 / 871"/><draw:equation draw:name="f12" draw:formula="275 * ?f4 / 275"/><draw:equation draw:name="f13" draw:formula="719 * ?f5 / 871"/><draw:equation draw:name="f14" draw:formula="816 * ?f5 / 871"/><draw:equation draw:name="f15" draw:formula="0 * ?f4 / 275"/><draw:equation draw:name="f16" draw:formula="57 * ?f4 / 275"/><draw:equation draw:name="f17" draw:formula="590 * ?f5 / 871"/><draw:equation draw:name="f18" draw:formula="460 * ?f5 / 871"/><draw:equation draw:name="f19" draw:formula="557 * ?f5 / 871"/><draw:equation draw:name="f20" draw:formula="686 * ?f5 / 871"/><draw:equation draw:name="f21" draw:formula="331 * ?f5 / 871"/><draw:equation draw:name="f22" draw:formula="318 * ?f5 / 871"/><draw:equation draw:name="f23" draw:formula="259 * ?f5 / 871"/><draw:equation draw:name="f24" draw:formula="230 * ?f4 / 275"/><draw:equation draw:name="f25" draw:formula="298 * ?f5 / 871"/><draw:equation draw:name="f26" draw:formula="427 * ?f5 / 871"/><draw:equation draw:name="f27" draw:formula="195 * ?f5 / 871"/><draw:equation draw:name="f28" draw:formula="180 * ?f4 / 275"/><draw:equation draw:name="f29" draw:formula="130 * ?f5 / 871"/><draw:equation draw:name="f30" draw:formula="129 * ?f4 / 275"/><draw:equation draw:name="f31" draw:formula="39 * ?f5 / 871"/><draw:equation draw:name="f32" draw:formula="168 * ?f5 / 871"/><draw:equation draw:name="f33" draw:formula="65 * ?f5 / 871"/><draw:equation draw:name="f34" draw:formula="80 * ?f4 / 275"/><draw:equation draw:name="f35" draw:formula="0 * ?f5 / 871"/><draw:equation draw:name="f36" draw:formula="29 * ?f4 / 275"/><draw:equation draw:name="f37" draw:formula="?f8 / ?f6"/><draw:equation draw:name="f38" draw:formula="?f9 / ?f7"/><draw:equation draw:name="f39" draw:formula="?f10 / ?f7"/><draw:equation draw:name="f40" draw:formula="?f11 / ?f6"/><draw:equation draw:name="f41" draw:formula="?f12 / ?f7"/><draw:equation draw:name="f42" draw:formula="?f13 / ?f6"/><draw:equation draw:name="f43" draw:formula="?f14 / ?f6"/><draw:equation draw:name="f44" draw:formula="?f15 / ?f7"/><draw:equation draw:name="f45" draw:formula="?f16 / ?f7"/><draw:equation draw:name="f46" draw:formula="?f17 / ?f6"/><draw:equation draw:name="f47" draw:formula="?f18 / ?f6"/><draw:equation draw:name="f48" draw:formula="?f19 / ?f6"/><draw:equation draw:name="f49" draw:formula="?f20 / ?f6"/><draw:equation draw:name="f50" draw:formula="?f21 / ?f6"/><draw:equation draw:name="f51" draw:formula="?f22 / ?f6"/><draw:equation draw:name="f52" draw:formula="?f23 / ?f6"/><draw:equation draw:name="f53" draw:formula="?f24 / ?f7"/><draw:equation draw:name="f54" draw:formula="?f25 / ?f6"/><draw:equation draw:name="f55" draw:formula="?f26 / ?f6"/><draw:equation draw:name="f56" draw:formula="?f27 / ?f6"/><draw:equation draw:name="f57" draw:formula="?f28 / ?f7"/><draw:equation draw:name="f58" draw:formula="?f29 / ?f6"/><draw:equation draw:name="f59" draw:formula="?f30 / ?f7"/><draw:equation draw:name="f60" draw:formula="?f31 / ?f6"/><draw:equation draw:name="f61" draw:formula="?f32 / ?f6"/><draw:equation draw:name="f62" draw:formula="?f33 / ?f6"/><draw:equation draw:name="f63" draw:formula="?f34 / ?f7"/><draw:equation draw:name="f64" draw:formula="?f35 / ?f6"/><draw:equation draw:name="f65" draw:formula="?f36 / ?f7"/><draw:equation draw:name="f66" draw:formula="0 / ?f6"/><draw:equation draw:name="f67" draw:formula="?f1 / ?f6"/><draw:equation draw:name="f68" draw:formula="0 / ?f7"/><draw:equation draw:name="f69" draw:formula="?f3 / ?f7"/></draw:enhanced-geometry></draw:custom-shape><draw:custom-shape svg:x="2.99437in" svg:y="0in" svg:width="1.41505in" svg:height="0.19369in" draw:id="id17" draw:style-name="a17" draw:name="Freeform 74"><svg:title/><svg:desc/><draw:enhanced-geometry draw:type="non-primitive" svg:viewBox="0 0 827 111" draw:enhanced-path="M 0 0 L 597 0 786 25 825 107 827 111 735 99 644 87 552 75 460 61 369 49 277 37 185 25 94 12 3 0 0 0 Z N" draw:text-areas="?f58 ?f60 ?f59 ?f61" draw:glue-points="?f33 ?f34 ?f35 ?f34 ?f36 ?f37 ?f38 ?f39 ?f40 ?f41 ?f42 ?f43 ?f44 ?f45 ?f46 ?f47 ?f48 ?f49 ?f50 ?f51 ?f52 ?f53 ?f54 ?f37 ?f55 ?f56 ?f57 ?f34 ?f33 ?f34" draw:glue-point-leaving-directions="-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7"/><draw:equation draw:name="f7" draw:formula="?f4 / 111"/><draw:equation draw:name="f8" draw:formula="0 * ?f5 / 827"/><draw:equation draw:name="f9" draw:formula="0 * ?f4 / 111"/><draw:equation draw:name="f10" draw:formula="597 * ?f5 / 827"/><draw:equation draw:name="f11" draw:formula="786 * ?f5 / 827"/><draw:equation draw:name="f12" draw:formula="25 * ?f4 / 111"/><draw:equation draw:name="f13" draw:formula="825 * ?f5 / 827"/><draw:equation draw:name="f14" draw:formula="107 * ?f4 / 111"/><draw:equation draw:name="f15" draw:formula="827 * ?f5 / 827"/><draw:equation draw:name="f16" draw:formula="111 * ?f4 / 111"/><draw:equation draw:name="f17" draw:formula="735 * ?f5 / 827"/><draw:equation draw:name="f18" draw:formula="99 * ?f4 / 111"/><draw:equation draw:name="f19" draw:formula="644 * ?f5 / 827"/><draw:equation draw:name="f20" draw:formula="87 * ?f4 / 111"/><draw:equation draw:name="f21" draw:formula="552 * ?f5 / 827"/><draw:equation draw:name="f22" draw:formula="75 * ?f4 / 111"/><draw:equation draw:name="f23" draw:formula="460 * ?f5 / 827"/><draw:equation draw:name="f24" draw:formula="61 * ?f4 / 111"/><draw:equation draw:name="f25" draw:formula="369 * ?f5 / 827"/><draw:equation draw:name="f26" draw:formula="49 * ?f4 / 111"/><draw:equation draw:name="f27" draw:formula="277 * ?f5 / 827"/><draw:equation draw:name="f28" draw:formula="37 * ?f4 / 111"/><draw:equation draw:name="f29" draw:formula="185 * ?f5 / 827"/><draw:equation draw:name="f30" draw:formula="94 * ?f5 / 827"/><draw:equation draw:name="f31" draw:formula="12 * ?f4 / 111"/><draw:equation draw:name="f32" draw:formula="3 * ?f5 / 827"/><draw:equation draw:name="f33" draw:formula="?f8 / ?f6"/><draw:equation draw:name="f34" draw:formula="?f9 / ?f7"/><draw:equation draw:name="f35" draw:formula="?f10 / ?f6"/><draw:equation draw:name="f36" draw:formula="?f11 / ?f6"/><draw:equation draw:name="f37" draw:formula="?f12 / ?f7"/><draw:equation draw:name="f38" draw:formula="?f13 / ?f6"/><draw:equation draw:name="f39" draw:formula="?f14 / ?f7"/><draw:equation draw:name="f40" draw:formula="?f15 / ?f6"/><draw:equation draw:name="f41" draw:formula="?f16 / ?f7"/><draw:equation draw:name="f42" draw:formula="?f17 / ?f6"/><draw:equation draw:name="f43" draw:formula="?f18 / ?f7"/><draw:equation draw:name="f44" draw:formula="?f19 / ?f6"/><draw:equation draw:name="f45" draw:formula="?f20 / ?f7"/><draw:equation draw:name="f46" draw:formula="?f21 / ?f6"/><draw:equation draw:name="f47" draw:formula="?f22 / ?f7"/><draw:equation draw:name="f48" draw:formula="?f23 / ?f6"/><draw:equation draw:name="f49" draw:formula="?f24 / ?f7"/><draw:equation draw:name="f50" draw:formula="?f25 / ?f6"/><draw:equation draw:name="f51" draw:formula="?f26 / ?f7"/><draw:equation draw:name="f52" draw:formula="?f27 / ?f6"/><draw:equation draw:name="f53" draw:formula="?f28 / ?f7"/><draw:equation draw:name="f54" draw:formula="?f29 / ?f6"/><draw:equation draw:name="f55" draw:formula="?f30 / ?f6"/><draw:equation draw:name="f56" draw:formula="?f31 / ?f7"/><draw:equation draw:name="f57" draw:formula="?f32 / ?f6"/><draw:equation draw:name="f58" draw:formula="0 / ?f6"/><draw:equation draw:name="f59" draw:formula="?f1 / ?f6"/><draw:equation draw:name="f60" draw:formula="0 / ?f7"/><draw:equation draw:name="f61" draw:formula="?f3 / ?f7"/></draw:enhanced-geometry></draw:custom-shape><draw:custom-shape svg:x="4.31874in" svg:y="0in" svg:width="2.15766in" svg:height="0.46416in" draw:id="id18" draw:style-name="a18" draw:name="Freeform 75"><svg:title/><svg:desc/><draw:enhanced-geometry draw:type="non-primitive" svg:viewBox="0 0 1261 266" draw:enhanced-path="M 1131 164 L 1261 266 1261 266 1245 263 1175 254 1131 164 Z M 876 0 L 920 0 990 54 1081 243 1004 232 988 231 987 230 876 0 Z M 700 0 L 789 0 895 219 843 212 801 207 801 206 700 0 Z M 526 0 L 613 0 708 195 683 191 614 183 613 180 526 0 Z M 350 0 L 437 0 519 168 520 171 509 169 427 159 350 0 Z M 174 0 L 263 0 333 144 334 147 326 145 240 135 174 0 Z M 0 0 L 87 0 145 119 146 123 144 123 54 111 0 0 Z N" draw:text-areas="?f144 ?f146 ?f145 ?f147" draw:glue-points="?f76 ?f77 ?f78 ?f79 ?f78 ?f79 ?f80 ?f81 ?f82 ?f83 ?f76 ?f77 ?f84 ?f85 ?f86 ?f85 ?f87 ?f88 ?f89 ?f90 ?f91 ?f92 ?f93 ?f94 ?f95 ?f96 ?f84 ?f85 ?f97 ?f85 ?f98 ?f85 ?f99 ?f100 ?f101 ?f102 ?f103 ?f104 ?f103 ?f105 ?f97 ?f85 ?f106 ?f85 ?f107 ?f85 ?f108 ?f109 ?f110 ?f111 ?f112 ?f113 ?f107 ?f114 ?f106 ?f85 ?f115 ?f85 ?f116 ?f85 ?f117 ?f118 ?f119 ?f120 ?f121 ?f122 ?f123 ?f124 ?f115 ?f85 ?f125 ?f85 ?f126 ?f85 ?f127 ?f128 ?f129 ?f130 ?f131 ?f132 ?f133 ?f134 ?f125 ?f85 ?f135 ?f85 ?f136 ?f85 ?f137 ?f138 ?f139 ?f140 ?f141 ?f140 ?f142 ?f143 ?f135 ?f85" draw:glue-point-leaving-directions="-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1"/><draw:equation draw:name="f7" draw:formula="?f4 / 266"/><draw:equation draw:name="f8" draw:formula="1131 * ?f5 / 1261"/><draw:equation draw:name="f9" draw:formula="164 * ?f4 / 266"/><draw:equation draw:name="f10" draw:formula="1261 * ?f5 / 1261"/><draw:equation draw:name="f11" draw:formula="266 * ?f4 / 266"/><draw:equation draw:name="f12" draw:formula="1245 * ?f5 / 1261"/><draw:equation draw:name="f13" draw:formula="263 * ?f4 / 266"/><draw:equation draw:name="f14" draw:formula="1175 * ?f5 / 1261"/><draw:equation draw:name="f15" draw:formula="254 * ?f4 / 266"/><draw:equation draw:name="f16" draw:formula="876 * ?f5 / 1261"/><draw:equation draw:name="f17" draw:formula="0 * ?f4 / 266"/><draw:equation draw:name="f18" draw:formula="920 * ?f5 / 1261"/><draw:equation draw:name="f19" draw:formula="990 * ?f5 / 1261"/><draw:equation draw:name="f20" draw:formula="54 * ?f4 / 266"/><draw:equation draw:name="f21" draw:formula="1081 * ?f5 / 1261"/><draw:equation draw:name="f22" draw:formula="243 * ?f4 / 266"/><draw:equation draw:name="f23" draw:formula="1004 * ?f5 / 1261"/><draw:equation draw:name="f24" draw:formula="232 * ?f4 / 266"/><draw:equation draw:name="f25" draw:formula="988 * ?f5 / 1261"/><draw:equation draw:name="f26" draw:formula="231 * ?f4 / 266"/><draw:equation draw:name="f27" draw:formula="987 * ?f5 / 1261"/><draw:equation draw:name="f28" draw:formula="230 * ?f4 / 266"/><draw:equation draw:name="f29" draw:formula="700 * ?f5 / 1261"/><draw:equation draw:name="f30" draw:formula="789 * ?f5 / 1261"/><draw:equation draw:name="f31" draw:formula="895 * ?f5 / 1261"/><draw:equation draw:name="f32" draw:formula="219 * ?f4 / 266"/><draw:equation draw:name="f33" draw:formula="843 * ?f5 / 1261"/><draw:equation draw:name="f34" draw:formula="212 * ?f4 / 266"/><draw:equation draw:name="f35" draw:formula="801 * ?f5 / 1261"/><draw:equation draw:name="f36" draw:formula="207 * ?f4 / 266"/><draw:equation draw:name="f37" draw:formula="206 * ?f4 / 266"/><draw:equation draw:name="f38" draw:formula="526 * ?f5 / 1261"/><draw:equation draw:name="f39" draw:formula="613 * ?f5 / 1261"/><draw:equation draw:name="f40" draw:formula="708 * ?f5 / 1261"/><draw:equation draw:name="f41" draw:formula="195 * ?f4 / 266"/><draw:equation draw:name="f42" draw:formula="683 * ?f5 / 1261"/><draw:equation draw:name="f43" draw:formula="191 * ?f4 / 266"/><draw:equation draw:name="f44" draw:formula="614 * ?f5 / 1261"/><draw:equation draw:name="f45" draw:formula="183 * ?f4 / 266"/><draw:equation draw:name="f46" draw:formula="180 * ?f4 / 266"/><draw:equation draw:name="f47" draw:formula="350 * ?f5 / 1261"/><draw:equation draw:name="f48" draw:formula="437 * ?f5 / 1261"/><draw:equation draw:name="f49" draw:formula="519 * ?f5 / 1261"/><draw:equation draw:name="f50" draw:formula="168 * ?f4 / 266"/><draw:equation draw:name="f51" draw:formula="520 * ?f5 / 1261"/><draw:equation draw:name="f52" draw:formula="171 * ?f4 / 266"/><draw:equation draw:name="f53" draw:formula="509 * ?f5 / 1261"/><draw:equation draw:name="f54" draw:formula="169 * ?f4 / 266"/><draw:equation draw:name="f55" draw:formula="427 * ?f5 / 1261"/><draw:equation draw:name="f56" draw:formula="159 * ?f4 / 266"/><draw:equation draw:name="f57" draw:formula="174 * ?f5 / 1261"/><draw:equation draw:name="f58" draw:formula="263 * ?f5 / 1261"/><draw:equation draw:name="f59" draw:formula="333 * ?f5 / 1261"/><draw:equation draw:name="f60" draw:formula="144 * ?f4 / 266"/><draw:equation draw:name="f61" draw:formula="334 * ?f5 / 1261"/><draw:equation draw:name="f62" draw:formula="147 * ?f4 / 266"/><draw:equation draw:name="f63" draw:formula="326 * ?f5 / 1261"/><draw:equation draw:name="f64" draw:formula="145 * ?f4 / 266"/><draw:equation draw:name="f65" draw:formula="240 * ?f5 / 1261"/><draw:equation draw:name="f66" draw:formula="135 * ?f4 / 266"/><draw:equation draw:name="f67" draw:formula="0 * ?f5 / 1261"/><draw:equation draw:name="f68" draw:formula="87 * ?f5 / 1261"/><draw:equation draw:name="f69" draw:formula="145 * ?f5 / 1261"/><draw:equation draw:name="f70" draw:formula="119 * ?f4 / 266"/><draw:equation draw:name="f71" draw:formula="146 * ?f5 / 1261"/><draw:equation draw:name="f72" draw:formula="123 * ?f4 / 266"/><draw:equation draw:name="f73" draw:formula="144 * ?f5 / 1261"/><draw:equation draw:name="f74" draw:formula="54 * ?f5 / 1261"/><draw:equation draw:name="f75" draw:formula="111 * ?f4 / 266"/><draw:equation draw:name="f76" draw:formula="?f8 / ?f6"/><draw:equation draw:name="f77" draw:formula="?f9 / ?f7"/><draw:equation draw:name="f78" draw:formula="?f10 / ?f6"/><draw:equation draw:name="f79" draw:formula="?f11 / ?f7"/><draw:equation draw:name="f80" draw:formula="?f12 / ?f6"/><draw:equation draw:name="f81" draw:formula="?f13 / ?f7"/><draw:equation draw:name="f82" draw:formula="?f14 / ?f6"/><draw:equation draw:name="f83" draw:formula="?f15 / ?f7"/><draw:equation draw:name="f84" draw:formula="?f16 / ?f6"/><draw:equation draw:name="f85" draw:formula="?f17 / ?f7"/><draw:equation draw:name="f86" draw:formula="?f18 / ?f6"/><draw:equation draw:name="f87" draw:formula="?f19 / ?f6"/><draw:equation draw:name="f88" draw:formula="?f20 / ?f7"/><draw:equation draw:name="f89" draw:formula="?f21 / ?f6"/><draw:equation draw:name="f90" draw:formula="?f22 / ?f7"/><draw:equation draw:name="f91" draw:formula="?f23 / ?f6"/><draw:equation draw:name="f92" draw:formula="?f24 / ?f7"/><draw:equation draw:name="f93" draw:formula="?f25 / ?f6"/><draw:equation draw:name="f94" draw:formula="?f26 / ?f7"/><draw:equation draw:name="f95" draw:formula="?f27 / ?f6"/><draw:equation draw:name="f96" draw:formula="?f28 / ?f7"/><draw:equation draw:name="f97" draw:formula="?f29 / ?f6"/><draw:equation draw:name="f98" draw:formula="?f30 / ?f6"/><draw:equation draw:name="f99" draw:formula="?f31 / ?f6"/><draw:equation draw:name="f100" draw:formula="?f32 / ?f7"/><draw:equation draw:name="f101" draw:formula="?f33 / ?f6"/><draw:equation draw:name="f102" draw:formula="?f34 / ?f7"/><draw:equation draw:name="f103" draw:formula="?f35 / ?f6"/><draw:equation draw:name="f104" draw:formula="?f36 / ?f7"/><draw:equation draw:name="f105" draw:formula="?f37 / ?f7"/><draw:equation draw:name="f106" draw:formula="?f38 / ?f6"/><draw:equation draw:name="f107" draw:formula="?f39 / ?f6"/><draw:equation draw:name="f108" draw:formula="?f40 / ?f6"/><draw:equation draw:name="f109" draw:formula="?f41 / ?f7"/><draw:equation draw:name="f110" draw:formula="?f42 / ?f6"/><draw:equation draw:name="f111" draw:formula="?f43 / ?f7"/><draw:equation draw:name="f112" draw:formula="?f44 / ?f6"/><draw:equation draw:name="f113" draw:formula="?f45 / ?f7"/><draw:equation draw:name="f114" draw:formula="?f46 / ?f7"/><draw:equation draw:name="f115" draw:formula="?f47 / ?f6"/><draw:equation draw:name="f116" draw:formula="?f48 / ?f6"/><draw:equation draw:name="f117" draw:formula="?f49 / ?f6"/><draw:equation draw:name="f118" draw:formula="?f50 / ?f7"/><draw:equation draw:name="f119" draw:formula="?f51 / ?f6"/><draw:equation draw:name="f120" draw:formula="?f52 / ?f7"/><draw:equation draw:name="f121" draw:formula="?f53 / ?f6"/><draw:equation draw:name="f122" draw:formula="?f54 / ?f7"/><draw:equation draw:name="f123" draw:formula="?f55 / ?f6"/><draw:equation draw:name="f124" draw:formula="?f56 / ?f7"/><draw:equation draw:name="f125" draw:formula="?f57 / ?f6"/><draw:equation draw:name="f126" draw:formula="?f58 / ?f6"/><draw:equation draw:name="f127" draw:formula="?f59 / ?f6"/><draw:equation draw:name="f128" draw:formula="?f60 / ?f7"/><draw:equation draw:name="f129" draw:formula="?f61 / ?f6"/><draw:equation draw:name="f130" draw:formula="?f62 / ?f7"/><draw:equation draw:name="f131" draw:formula="?f63 / ?f6"/><draw:equation draw:name="f132" draw:formula="?f64 / ?f7"/><draw:equation draw:name="f133" draw:formula="?f65 / ?f6"/><draw:equation draw:name="f134" draw:formula="?f66 / ?f7"/><draw:equation draw:name="f135" draw:formula="?f67 / ?f6"/><draw:equation draw:name="f136" draw:formula="?f68 / ?f6"/><draw:equation draw:name="f137" draw:formula="?f69 / ?f6"/><draw:equation draw:name="f138" draw:formula="?f70 / ?f7"/><draw:equation draw:name="f139" draw:formula="?f71 / ?f6"/><draw:equation draw:name="f140" draw:formula="?f72 / ?f7"/><draw:equation draw:name="f141" draw:formula="?f73 / ?f6"/><draw:equation draw:name="f142" draw:formula="?f74 / ?f6"/><draw:equation draw:name="f143" draw:formula="?f75 / ?f7"/><draw:equation draw:name="f144" draw:formula="0 / ?f6"/><draw:equation draw:name="f145" draw:formula="?f1 / ?f6"/><draw:equation draw:name="f146" draw:formula="0 / ?f7"/><draw:equation draw:name="f147" draw:formula="?f3 / ?f7"/></draw:enhanced-geometry></draw:custom-shape><draw:custom-shape svg:x="0.6639in" svg:y="0in" svg:width="1.35688in" svg:height="0.47986in" draw:id="id19" draw:style-name="a19" draw:name="Freeform 76"><svg:title/><svg:desc/><draw:enhanced-geometry draw:type="non-primitive" svg:viewBox="0 0 793 275" draw:enhanced-path="M 761 193 L 793 267 793 267 779 275 624 275 761 193 761 193 Z M 696 48 L 729 121 728 121 468 275 312 275 696 48 696 48 Z M 466 0 L 622 0 156 275 0 275 466 0 Z N" draw:text-areas="?f46 ?f48 ?f47 ?f49" draw:glue-points="?f27 ?f28 ?f29 ?f30 ?f29 ?f30 ?f31 ?f32 ?f33 ?f32 ?f27 ?f28 ?f27 ?f28 ?f34 ?f35 ?f36 ?f37 ?f38 ?f37 ?f39 ?f32 ?f40 ?f32 ?f34 ?f35 ?f34 ?f35 ?f41 ?f42 ?f43 ?f42 ?f44 ?f32 ?f45 ?f32 ?f41 ?f42"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3"/><draw:equation draw:name="f7" draw:formula="?f4 / 275"/><draw:equation draw:name="f8" draw:formula="761 * ?f5 / 793"/><draw:equation draw:name="f9" draw:formula="193 * ?f4 / 275"/><draw:equation draw:name="f10" draw:formula="793 * ?f5 / 793"/><draw:equation draw:name="f11" draw:formula="267 * ?f4 / 275"/><draw:equation draw:name="f12" draw:formula="779 * ?f5 / 793"/><draw:equation draw:name="f13" draw:formula="275 * ?f4 / 275"/><draw:equation draw:name="f14" draw:formula="624 * ?f5 / 793"/><draw:equation draw:name="f15" draw:formula="696 * ?f5 / 793"/><draw:equation draw:name="f16" draw:formula="48 * ?f4 / 275"/><draw:equation draw:name="f17" draw:formula="729 * ?f5 / 793"/><draw:equation draw:name="f18" draw:formula="121 * ?f4 / 275"/><draw:equation draw:name="f19" draw:formula="728 * ?f5 / 793"/><draw:equation draw:name="f20" draw:formula="468 * ?f5 / 793"/><draw:equation draw:name="f21" draw:formula="312 * ?f5 / 793"/><draw:equation draw:name="f22" draw:formula="466 * ?f5 / 793"/><draw:equation draw:name="f23" draw:formula="0 * ?f4 / 275"/><draw:equation draw:name="f24" draw:formula="622 * ?f5 / 793"/><draw:equation draw:name="f25" draw:formula="156 * ?f5 / 793"/><draw:equation draw:name="f26" draw:formula="0 * ?f5 / 793"/><draw:equation draw:name="f27" draw:formula="?f8 / ?f6"/><draw:equation draw:name="f28" draw:formula="?f9 / ?f7"/><draw:equation draw:name="f29" draw:formula="?f10 / ?f6"/><draw:equation draw:name="f30" draw:formula="?f11 / ?f7"/><draw:equation draw:name="f31" draw:formula="?f12 / ?f6"/><draw:equation draw:name="f32" draw:formula="?f13 / ?f7"/><draw:equation draw:name="f33" draw:formula="?f14 / ?f6"/><draw:equation draw:name="f34" draw:formula="?f15 / ?f6"/><draw:equation draw:name="f35" draw:formula="?f16 / ?f7"/><draw:equation draw:name="f36" draw:formula="?f17 / ?f6"/><draw:equation draw:name="f37" draw:formula="?f18 / ?f7"/><draw:equation draw:name="f38" draw:formula="?f19 / ?f6"/><draw:equation draw:name="f39" draw:formula="?f20 / ?f6"/><draw:equation draw:name="f40" draw:formula="?f21 / ?f6"/><draw:equation draw:name="f41" draw:formula="?f22 / ?f6"/><draw:equation draw:name="f42" draw:formula="?f23 / ?f7"/><draw:equation draw:name="f43" draw:formula="?f24 / ?f6"/><draw:equation draw:name="f44" draw:formula="?f25 / ?f6"/><draw:equation draw:name="f45" draw:formula="?f26 / ?f6"/><draw:equation draw:name="f46" draw:formula="0 / ?f6"/><draw:equation draw:name="f47" draw:formula="?f1 / ?f6"/><draw:equation draw:name="f48" draw:formula="0 / ?f7"/><draw:equation draw:name="f49" draw:formula="?f3 / ?f7"/></draw:enhanced-geometry></draw:custom-shape></draw:g><text:span text:style-name="T8"><text:page-number text:fixed="false">2</text:page-number></text:span></text:p>
      </style:footer>
    </style:master-page>
    <style:master-page style:next-style-name="MP0" style:name="MPF0" style:page-layout-name="PL0">
      <style:header>
        <text:p text:style-name="Header"><draw:g draw:z-index="251663360" draw:name="Group 17" draw:id="id31" draw:style-name="a31" text:anchor-type="paragraph"><svg:title/><svg:desc>Header graphic design with grey rectangles in various angles</svg:desc><draw:custom-shape svg:x="0in" svg:y="0in" svg:width="1.76226in" svg:height="0.47986in" draw:id="id21" draw:style-name="a21" draw:name="Freeform 46"><svg:title/><svg:desc/><draw:enhanced-geometry draw:type="non-primitive" svg:viewBox="0 0 1024 275" draw:enhanced-path="M 944 191 L 1018 236 1022 239 1024 240 963 275 944 275 944 191 Z M 787 93 L 866 143 866 275 787 275 787 93 Z M 630 0 L 635 0 709 45 709 275 630 275 630 0 Z M 472 0 L 550 0 550 275 472 275 472 0 Z M 315 0 L 393 0 393 275 315 275 315 0 Z M 158 0 L 236 0 236 275 158 275 158 0 Z M 0 0 L 78 0 78 275 0 275 0 0 Z N" draw:text-areas="?f62 ?f64 ?f63 ?f65" draw:glue-points="?f35 ?f36 ?f37 ?f38 ?f39 ?f40 ?f41 ?f42 ?f43 ?f44 ?f35 ?f44 ?f35 ?f36 ?f45 ?f46 ?f47 ?f48 ?f47 ?f44 ?f45 ?f44 ?f45 ?f46 ?f49 ?f50 ?f51 ?f50 ?f52 ?f53 ?f52 ?f44 ?f49 ?f44 ?f49 ?f50 ?f54 ?f50 ?f55 ?f50 ?f55 ?f44 ?f54 ?f44 ?f54 ?f50 ?f56 ?f50 ?f57 ?f50 ?f57 ?f44 ?f56 ?f44 ?f56 ?f50 ?f58 ?f50 ?f59 ?f50 ?f59 ?f44 ?f58 ?f44 ?f58 ?f50 ?f60 ?f50 ?f61 ?f50 ?f61 ?f44 ?f60 ?f44 ?f60 ?f50" draw:glue-point-leaving-directions="-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4"/><draw:equation draw:name="f7" draw:formula="?f4 / 275"/><draw:equation draw:name="f8" draw:formula="944 * ?f5 / 1024"/><draw:equation draw:name="f9" draw:formula="191 * ?f4 / 275"/><draw:equation draw:name="f10" draw:formula="1018 * ?f5 / 1024"/><draw:equation draw:name="f11" draw:formula="236 * ?f4 / 275"/><draw:equation draw:name="f12" draw:formula="1022 * ?f5 / 1024"/><draw:equation draw:name="f13" draw:formula="239 * ?f4 / 275"/><draw:equation draw:name="f14" draw:formula="1024 * ?f5 / 1024"/><draw:equation draw:name="f15" draw:formula="240 * ?f4 / 275"/><draw:equation draw:name="f16" draw:formula="963 * ?f5 / 1024"/><draw:equation draw:name="f17" draw:formula="275 * ?f4 / 275"/><draw:equation draw:name="f18" draw:formula="787 * ?f5 / 1024"/><draw:equation draw:name="f19" draw:formula="93 * ?f4 / 275"/><draw:equation draw:name="f20" draw:formula="866 * ?f5 / 1024"/><draw:equation draw:name="f21" draw:formula="143 * ?f4 / 275"/><draw:equation draw:name="f22" draw:formula="630 * ?f5 / 1024"/><draw:equation draw:name="f23" draw:formula="0 * ?f4 / 275"/><draw:equation draw:name="f24" draw:formula="635 * ?f5 / 1024"/><draw:equation draw:name="f25" draw:formula="709 * ?f5 / 1024"/><draw:equation draw:name="f26" draw:formula="45 * ?f4 / 275"/><draw:equation draw:name="f27" draw:formula="472 * ?f5 / 1024"/><draw:equation draw:name="f28" draw:formula="550 * ?f5 / 1024"/><draw:equation draw:name="f29" draw:formula="315 * ?f5 / 1024"/><draw:equation draw:name="f30" draw:formula="393 * ?f5 / 1024"/><draw:equation draw:name="f31" draw:formula="158 * ?f5 / 1024"/><draw:equation draw:name="f32" draw:formula="236 * ?f5 / 1024"/><draw:equation draw:name="f33" draw:formula="0 * ?f5 / 1024"/><draw:equation draw:name="f34" draw:formula="78 * ?f5 / 1024"/><draw:equation draw:name="f35" draw:formula="?f8 / ?f6"/><draw:equation draw:name="f36" draw:formula="?f9 / ?f7"/><draw:equation draw:name="f37" draw:formula="?f10 / ?f6"/><draw:equation draw:name="f38" draw:formula="?f11 / ?f7"/><draw:equation draw:name="f39" draw:formula="?f12 / ?f6"/><draw:equation draw:name="f40" draw:formula="?f13 / ?f7"/><draw:equation draw:name="f41" draw:formula="?f14 / ?f6"/><draw:equation draw:name="f42" draw:formula="?f15 / ?f7"/><draw:equation draw:name="f43" draw:formula="?f16 / ?f6"/><draw:equation draw:name="f44" draw:formula="?f17 / ?f7"/><draw:equation draw:name="f45" draw:formula="?f18 / ?f6"/><draw:equation draw:name="f46" draw:formula="?f19 / ?f7"/><draw:equation draw:name="f47" draw:formula="?f20 / ?f6"/><draw:equation draw:name="f48" draw:formula="?f21 / ?f7"/><draw:equation draw:name="f49" draw:formula="?f22 / ?f6"/><draw:equation draw:name="f50" draw:formula="?f23 / ?f7"/><draw:equation draw:name="f51" draw:formula="?f24 / ?f6"/><draw:equation draw:name="f52" draw:formula="?f25 / ?f6"/><draw:equation draw:name="f53" draw:formula="?f26 / ?f7"/><draw:equation draw:name="f54" draw:formula="?f27 / ?f6"/><draw:equation draw:name="f55" draw:formula="?f28 / ?f6"/><draw:equation draw:name="f56" draw:formula="?f29 / ?f6"/><draw:equation draw:name="f57" draw:formula="?f30 / ?f6"/><draw:equation draw:name="f58" draw:formula="?f31 / ?f6"/><draw:equation draw:name="f59" draw:formula="?f32 / ?f6"/><draw:equation draw:name="f60" draw:formula="?f33 / ?f6"/><draw:equation draw:name="f61" draw:formula="?f34 / ?f6"/><draw:equation draw:name="f62" draw:formula="0 / ?f6"/><draw:equation draw:name="f63" draw:formula="?f1 / ?f6"/><draw:equation draw:name="f64" draw:formula="0 / ?f7"/><draw:equation draw:name="f65" draw:formula="?f3 / ?f7"/></draw:enhanced-geometry></draw:custom-shape><draw:custom-shape svg:x="1.76226in" svg:y="0.41879in" svg:width="0.43368in" svg:height="0.06107in" draw:id="id22" draw:style-name="a22" draw:name="Freeform 47"><svg:title/><svg:desc/><draw:enhanced-geometry draw:type="non-primitive" svg:viewBox="0 0 252 35" draw:enhanced-path="M 182 26 L 252 35 186 35 182 26 Z M 0 0 L 3 2 91 14 100 35 14 35 0 0 Z M 0 0 L 0 0 0 2 0 0 Z N" draw:text-areas="?f34 ?f36 ?f35 ?f37" draw:glue-points="?f21 ?f22 ?f23 ?f24 ?f25 ?f24 ?f21 ?f22 ?f26 ?f27 ?f28 ?f29 ?f30 ?f31 ?f32 ?f24 ?f33 ?f24 ?f26 ?f27 ?f26 ?f27 ?f26 ?f27 ?f26 ?f29 ?f26 ?f27" draw:glue-point-leaving-directions="-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2"/><draw:equation draw:name="f7" draw:formula="?f4 / 35"/><draw:equation draw:name="f8" draw:formula="182 * ?f5 / 252"/><draw:equation draw:name="f9" draw:formula="26 * ?f4 / 35"/><draw:equation draw:name="f10" draw:formula="252 * ?f5 / 252"/><draw:equation draw:name="f11" draw:formula="35 * ?f4 / 35"/><draw:equation draw:name="f12" draw:formula="186 * ?f5 / 252"/><draw:equation draw:name="f13" draw:formula="0 * ?f5 / 252"/><draw:equation draw:name="f14" draw:formula="0 * ?f4 / 35"/><draw:equation draw:name="f15" draw:formula="3 * ?f5 / 252"/><draw:equation draw:name="f16" draw:formula="2 * ?f4 / 35"/><draw:equation draw:name="f17" draw:formula="91 * ?f5 / 252"/><draw:equation draw:name="f18" draw:formula="14 * ?f4 / 35"/><draw:equation draw:name="f19" draw:formula="100 * ?f5 / 252"/><draw:equation draw:name="f20" draw:formula="14 * ?f5 / 252"/><draw:equation draw:name="f21" draw:formula="?f8 / ?f6"/><draw:equation draw:name="f22" draw:formula="?f9 / ?f7"/><draw:equation draw:name="f23" draw:formula="?f10 / ?f6"/><draw:equation draw:name="f24" draw:formula="?f11 / ?f7"/><draw:equation draw:name="f25" draw:formula="?f12 / ?f6"/><draw:equation draw:name="f26" draw:formula="?f13 / ?f6"/><draw:equation draw:name="f27" draw:formula="?f14 / ?f7"/><draw:equation draw:name="f28" draw:formula="?f15 / ?f6"/><draw:equation draw:name="f29" draw:formula="?f16 / ?f7"/><draw:equation draw:name="f30" draw:formula="?f17 / ?f6"/><draw:equation draw:name="f31" draw:formula="?f18 / ?f7"/><draw:equation draw:name="f32" draw:formula="?f19 / ?f6"/><draw:equation draw:name="f33" draw:formula="?f20 / ?f6"/><draw:equation draw:name="f34" draw:formula="0 / ?f6"/><draw:equation draw:name="f35" draw:formula="?f1 / ?f6"/><draw:equation draw:name="f36" draw:formula="0 / ?f7"/><draw:equation draw:name="f37" draw:formula="?f3 / ?f7"/></draw:enhanced-geometry></draw:custom-shape><draw:custom-shape svg:x="5.3143in" svg:y="0in" svg:width="0.1394in" svg:height="0.1204in" draw:id="id23" draw:style-name="a23" draw:name="Freeform 48"><svg:title/><svg:desc/><draw:enhanced-geometry draw:type="non-primitive" svg:viewBox="0 0 81 69" draw:enhanced-path="M 8 69 L 8 69 8 69 8 69 Z M 0 0 L 80 0 81 13 11 68 8 65 0 0 Z N" draw:text-areas="?f28 ?f30 ?f29 ?f31" draw:glue-points="?f18 ?f19 ?f18 ?f19 ?f18 ?f19 ?f18 ?f19 ?f20 ?f21 ?f22 ?f21 ?f23 ?f24 ?f25 ?f26 ?f18 ?f27 ?f20 ?f21"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draw:equation draw:name="f7" draw:formula="?f4 / 69"/><draw:equation draw:name="f8" draw:formula="8 * ?f5 / 81"/><draw:equation draw:name="f9" draw:formula="69 * ?f4 / 69"/><draw:equation draw:name="f10" draw:formula="0 * ?f5 / 81"/><draw:equation draw:name="f11" draw:formula="0 * ?f4 / 69"/><draw:equation draw:name="f12" draw:formula="80 * ?f5 / 81"/><draw:equation draw:name="f13" draw:formula="81 * ?f5 / 81"/><draw:equation draw:name="f14" draw:formula="13 * ?f4 / 69"/><draw:equation draw:name="f15" draw:formula="11 * ?f5 / 81"/><draw:equation draw:name="f16" draw:formula="68 * ?f4 / 69"/><draw:equation draw:name="f17" draw:formula="65 * ?f4 / 69"/><draw:equation draw:name="f18" draw:formula="?f8 / ?f6"/><draw:equation draw:name="f19" draw:formula="?f9 / ?f7"/><draw:equation draw:name="f20" draw:formula="?f10 / ?f6"/><draw:equation draw:name="f21" draw:formula="?f11 / ?f7"/><draw:equation draw:name="f22" draw:formula="?f12 / ?f6"/><draw:equation draw:name="f23" draw:formula="?f13 / ?f6"/><draw:equation draw:name="f24" draw:formula="?f14 / ?f7"/><draw:equation draw:name="f25" draw:formula="?f15 / ?f6"/><draw:equation draw:name="f26" draw:formula="?f16 / ?f7"/><draw:equation draw:name="f27" draw:formula="?f17 / ?f7"/><draw:equation draw:name="f28" draw:formula="0 / ?f6"/><draw:equation draw:name="f29" draw:formula="?f1 / ?f6"/><draw:equation draw:name="f30" draw:formula="0 / ?f7"/><draw:equation draw:name="f31" draw:formula="?f3 / ?f7"/></draw:enhanced-geometry></draw:custom-shape><draw:custom-shape svg:x="5.32807in" svg:y="0in" svg:width="2.12193in" svg:height="0.47986in" draw:id="id24" draw:style-name="a24" draw:name="Freeform 49"><svg:title/><svg:desc/><draw:enhanced-geometry draw:type="non-primitive" svg:viewBox="0 0 1233 275" draw:enhanced-path="M 1233 119 L 1233 219 1161 275 1031 275 1233 119 Z M 0 69 L 0 69 0 69 0 69 Z M 1128 0 L 1233 0 1233 18 900 275 771 275 1128 0 Z M 869 0 L 998 0 641 275 512 275 869 0 Z M 609 0 L 739 0 382 275 268 275 261 270 609 0 Z M 349 0 L 480 0 196 219 142 177 139 173 132 168 349 0 Z M 90 0 L 220 0 68 117 3 68 73 13 90 0 Z N" draw:text-areas="?f88 ?f90 ?f89 ?f91" draw:glue-points="?f48 ?f49 ?f48 ?f50 ?f51 ?f52 ?f53 ?f52 ?f48 ?f49 ?f54 ?f55 ?f54 ?f55 ?f54 ?f55 ?f54 ?f55 ?f56 ?f57 ?f48 ?f57 ?f48 ?f58 ?f59 ?f52 ?f60 ?f52 ?f56 ?f57 ?f61 ?f57 ?f62 ?f57 ?f63 ?f52 ?f64 ?f52 ?f61 ?f57 ?f65 ?f57 ?f66 ?f57 ?f67 ?f52 ?f68 ?f52 ?f69 ?f70 ?f65 ?f57 ?f71 ?f57 ?f72 ?f57 ?f73 ?f50 ?f74 ?f75 ?f76 ?f77 ?f78 ?f79 ?f71 ?f57 ?f80 ?f57 ?f81 ?f57 ?f82 ?f83 ?f84 ?f85 ?f86 ?f87 ?f80 ?f57" draw:glue-point-leaving-directions="-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3"/><draw:equation draw:name="f7" draw:formula="?f4 / 275"/><draw:equation draw:name="f8" draw:formula="1233 * ?f5 / 1233"/><draw:equation draw:name="f9" draw:formula="119 * ?f4 / 275"/><draw:equation draw:name="f10" draw:formula="219 * ?f4 / 275"/><draw:equation draw:name="f11" draw:formula="1161 * ?f5 / 1233"/><draw:equation draw:name="f12" draw:formula="275 * ?f4 / 275"/><draw:equation draw:name="f13" draw:formula="1031 * ?f5 / 1233"/><draw:equation draw:name="f14" draw:formula="0 * ?f5 / 1233"/><draw:equation draw:name="f15" draw:formula="69 * ?f4 / 275"/><draw:equation draw:name="f16" draw:formula="1128 * ?f5 / 1233"/><draw:equation draw:name="f17" draw:formula="0 * ?f4 / 275"/><draw:equation draw:name="f18" draw:formula="18 * ?f4 / 275"/><draw:equation draw:name="f19" draw:formula="900 * ?f5 / 1233"/><draw:equation draw:name="f20" draw:formula="771 * ?f5 / 1233"/><draw:equation draw:name="f21" draw:formula="869 * ?f5 / 1233"/><draw:equation draw:name="f22" draw:formula="998 * ?f5 / 1233"/><draw:equation draw:name="f23" draw:formula="641 * ?f5 / 1233"/><draw:equation draw:name="f24" draw:formula="512 * ?f5 / 1233"/><draw:equation draw:name="f25" draw:formula="609 * ?f5 / 1233"/><draw:equation draw:name="f26" draw:formula="739 * ?f5 / 1233"/><draw:equation draw:name="f27" draw:formula="382 * ?f5 / 1233"/><draw:equation draw:name="f28" draw:formula="268 * ?f5 / 1233"/><draw:equation draw:name="f29" draw:formula="261 * ?f5 / 1233"/><draw:equation draw:name="f30" draw:formula="270 * ?f4 / 275"/><draw:equation draw:name="f31" draw:formula="349 * ?f5 / 1233"/><draw:equation draw:name="f32" draw:formula="480 * ?f5 / 1233"/><draw:equation draw:name="f33" draw:formula="196 * ?f5 / 1233"/><draw:equation draw:name="f34" draw:formula="142 * ?f5 / 1233"/><draw:equation draw:name="f35" draw:formula="177 * ?f4 / 275"/><draw:equation draw:name="f36" draw:formula="139 * ?f5 / 1233"/><draw:equation draw:name="f37" draw:formula="173 * ?f4 / 275"/><draw:equation draw:name="f38" draw:formula="132 * ?f5 / 1233"/><draw:equation draw:name="f39" draw:formula="168 * ?f4 / 275"/><draw:equation draw:name="f40" draw:formula="90 * ?f5 / 1233"/><draw:equation draw:name="f41" draw:formula="220 * ?f5 / 1233"/><draw:equation draw:name="f42" draw:formula="68 * ?f5 / 1233"/><draw:equation draw:name="f43" draw:formula="117 * ?f4 / 275"/><draw:equation draw:name="f44" draw:formula="3 * ?f5 / 1233"/><draw:equation draw:name="f45" draw:formula="68 * ?f4 / 275"/><draw:equation draw:name="f46" draw:formula="73 * ?f5 / 1233"/><draw:equation draw:name="f47" draw:formula="13 * ?f4 / 275"/><draw:equation draw:name="f48" draw:formula="?f8 / ?f6"/><draw:equation draw:name="f49" draw:formula="?f9 / ?f7"/><draw:equation draw:name="f50" draw:formula="?f10 / ?f7"/><draw:equation draw:name="f51" draw:formula="?f11 / ?f6"/><draw:equation draw:name="f52" draw:formula="?f12 / ?f7"/><draw:equation draw:name="f53" draw:formula="?f13 / ?f6"/><draw:equation draw:name="f54" draw:formula="?f14 / ?f6"/><draw:equation draw:name="f55" draw:formula="?f15 / ?f7"/><draw:equation draw:name="f56" draw:formula="?f16 / ?f6"/><draw:equation draw:name="f57" draw:formula="?f17 / ?f7"/><draw:equation draw:name="f58" draw:formula="?f18 / ?f7"/><draw:equation draw:name="f59" draw:formula="?f19 / ?f6"/><draw:equation draw:name="f60" draw:formula="?f20 / ?f6"/><draw:equation draw:name="f61" draw:formula="?f21 / ?f6"/><draw:equation draw:name="f62" draw:formula="?f22 / ?f6"/><draw:equation draw:name="f63" draw:formula="?f23 / ?f6"/><draw:equation draw:name="f64" draw:formula="?f24 / ?f6"/><draw:equation draw:name="f65" draw:formula="?f25 / ?f6"/><draw:equation draw:name="f66" draw:formula="?f26 / ?f6"/><draw:equation draw:name="f67" draw:formula="?f27 / ?f6"/><draw:equation draw:name="f68" draw:formula="?f28 / ?f6"/><draw:equation draw:name="f69" draw:formula="?f29 / ?f6"/><draw:equation draw:name="f70" draw:formula="?f30 / ?f7"/><draw:equation draw:name="f71" draw:formula="?f31 / ?f6"/><draw:equation draw:name="f72" draw:formula="?f32 / ?f6"/><draw:equation draw:name="f73" draw:formula="?f33 / ?f6"/><draw:equation draw:name="f74" draw:formula="?f34 / ?f6"/><draw:equation draw:name="f75" draw:formula="?f35 / ?f7"/><draw:equation draw:name="f76" draw:formula="?f36 / ?f6"/><draw:equation draw:name="f77" draw:formula="?f37 / ?f7"/><draw:equation draw:name="f78" draw:formula="?f38 / ?f6"/><draw:equation draw:name="f79" draw:formula="?f39 / ?f7"/><draw:equation draw:name="f80" draw:formula="?f40 / ?f6"/><draw:equation draw:name="f81" draw:formula="?f41 / ?f6"/><draw:equation draw:name="f82" draw:formula="?f42 / ?f6"/><draw:equation draw:name="f83" draw:formula="?f43 / ?f7"/><draw:equation draw:name="f84" draw:formula="?f44 / ?f6"/><draw:equation draw:name="f85" draw:formula="?f45 / ?f7"/><draw:equation draw:name="f86" draw:formula="?f46 / ?f6"/><draw:equation draw:name="f87" draw:formula="?f47 / ?f7"/><draw:equation draw:name="f88" draw:formula="0 / ?f6"/><draw:equation draw:name="f89" draw:formula="?f1 / ?f6"/><draw:equation draw:name="f90" draw:formula="0 / ?f7"/><draw:equation draw:name="f91" draw:formula="?f3 / ?f7"/></draw:enhanced-geometry></draw:custom-shape><draw:custom-shape svg:x="1.0928in" svg:y="0in" svg:width="0.66601in" svg:height="0.41704in" draw:id="id25" draw:style-name="a25" draw:name="Freeform 50"><svg:title/><svg:desc/><draw:enhanced-geometry draw:type="non-primitive" svg:viewBox="0 0 387 239" draw:enhanced-path="M 301 0 L 328 0 332 18 301 0 Z M 0 0 L 151 0 361 129 365 148 365 148 387 239 383 236 309 191 231 143 152 93 74 45 0 0 Z N" draw:text-areas="?f54 ?f56 ?f55 ?f57" draw:glue-points="?f31 ?f32 ?f33 ?f32 ?f34 ?f35 ?f31 ?f32 ?f36 ?f32 ?f37 ?f32 ?f38 ?f39 ?f40 ?f41 ?f40 ?f41 ?f42 ?f43 ?f44 ?f45 ?f46 ?f47 ?f48 ?f49 ?f50 ?f51 ?f52 ?f53 ?f36 ?f32"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7"/><draw:equation draw:name="f7" draw:formula="?f4 / 239"/><draw:equation draw:name="f8" draw:formula="301 * ?f5 / 387"/><draw:equation draw:name="f9" draw:formula="0 * ?f4 / 239"/><draw:equation draw:name="f10" draw:formula="328 * ?f5 / 387"/><draw:equation draw:name="f11" draw:formula="332 * ?f5 / 387"/><draw:equation draw:name="f12" draw:formula="18 * ?f4 / 239"/><draw:equation draw:name="f13" draw:formula="0 * ?f5 / 387"/><draw:equation draw:name="f14" draw:formula="151 * ?f5 / 387"/><draw:equation draw:name="f15" draw:formula="361 * ?f5 / 387"/><draw:equation draw:name="f16" draw:formula="129 * ?f4 / 239"/><draw:equation draw:name="f17" draw:formula="365 * ?f5 / 387"/><draw:equation draw:name="f18" draw:formula="148 * ?f4 / 239"/><draw:equation draw:name="f19" draw:formula="387 * ?f5 / 387"/><draw:equation draw:name="f20" draw:formula="239 * ?f4 / 239"/><draw:equation draw:name="f21" draw:formula="383 * ?f5 / 387"/><draw:equation draw:name="f22" draw:formula="236 * ?f4 / 239"/><draw:equation draw:name="f23" draw:formula="309 * ?f5 / 387"/><draw:equation draw:name="f24" draw:formula="191 * ?f4 / 239"/><draw:equation draw:name="f25" draw:formula="231 * ?f5 / 387"/><draw:equation draw:name="f26" draw:formula="143 * ?f4 / 239"/><draw:equation draw:name="f27" draw:formula="152 * ?f5 / 387"/><draw:equation draw:name="f28" draw:formula="93 * ?f4 / 239"/><draw:equation draw:name="f29" draw:formula="74 * ?f5 / 387"/><draw:equation draw:name="f30" draw:formula="45 * ?f4 / 239"/><draw:equation draw:name="f31" draw:formula="?f8 / ?f6"/><draw:equation draw:name="f32" draw:formula="?f9 / ?f7"/><draw:equation draw:name="f33" draw:formula="?f10 / ?f6"/><draw:equation draw:name="f34" draw:formula="?f11 / ?f6"/><draw:equation draw:name="f35" draw:formula="?f12 / ?f7"/><draw:equation draw:name="f36" draw:formula="?f13 / ?f6"/><draw:equation draw:name="f37" draw:formula="?f14 / ?f6"/><draw:equation draw:name="f38" draw:formula="?f15 / ?f6"/><draw:equation draw:name="f39" draw:formula="?f16 / ?f7"/><draw:equation draw:name="f40" draw:formula="?f17 / ?f6"/><draw:equation draw:name="f41" draw:formula="?f18 / ?f7"/><draw:equation draw:name="f42" draw:formula="?f19 / ?f6"/><draw:equation draw:name="f43" draw:formula="?f20 / ?f7"/><draw:equation draw:name="f44" draw:formula="?f21 / ?f6"/><draw:equation draw:name="f45" draw:formula="?f22 / ?f7"/><draw:equation draw:name="f46" draw:formula="?f23 / ?f6"/><draw:equation draw:name="f47" draw:formula="?f24 / ?f7"/><draw:equation draw:name="f48" draw:formula="?f25 / ?f6"/><draw:equation draw:name="f49" draw:formula="?f26 / ?f7"/><draw:equation draw:name="f50" draw:formula="?f27 / ?f6"/><draw:equation draw:name="f51" draw:formula="?f28 / ?f7"/><draw:equation draw:name="f52" draw:formula="?f29 / ?f6"/><draw:equation draw:name="f53" draw:formula="?f30 / ?f7"/><draw:equation draw:name="f54" draw:formula="0 / ?f6"/><draw:equation draw:name="f55" draw:formula="?f1 / ?f6"/><draw:equation draw:name="f56" draw:formula="0 / ?f7"/><draw:equation draw:name="f57" draw:formula="?f3 / ?f7"/></draw:enhanced-geometry></draw:custom-shape><draw:custom-shape svg:x="1.76226in" svg:y="0in" svg:width="2.53152in" svg:height="0.47986in" draw:id="id26" draw:style-name="a26" draw:name="Freeform 51"><svg:title/><svg:desc/><draw:enhanced-geometry draw:type="non-primitive" svg:viewBox="0 0 1471 275" draw:enhanced-path="M 63 169 L 848 275 252 275 182 266 91 254 3 242 0 240 0 240 0 240 0 240 63 169 Z M 191 26 L 1431 192 1471 275 1444 275 128 97 191 26 Z M 593 0 L 1189 0 1348 21 1389 107 593 0 Z N" draw:text-areas="?f64 ?f66 ?f65 ?f67" draw:glue-points="?f36 ?f37 ?f38 ?f39 ?f40 ?f39 ?f41 ?f42 ?f43 ?f44 ?f45 ?f46 ?f47 ?f48 ?f47 ?f48 ?f47 ?f48 ?f47 ?f48 ?f36 ?f37 ?f49 ?f50 ?f51 ?f52 ?f53 ?f39 ?f54 ?f39 ?f55 ?f56 ?f49 ?f50 ?f57 ?f58 ?f59 ?f58 ?f60 ?f61 ?f62 ?f63 ?f57 ?f58"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71"/><draw:equation draw:name="f7" draw:formula="?f4 / 275"/><draw:equation draw:name="f8" draw:formula="63 * ?f5 / 1471"/><draw:equation draw:name="f9" draw:formula="169 * ?f4 / 275"/><draw:equation draw:name="f10" draw:formula="848 * ?f5 / 1471"/><draw:equation draw:name="f11" draw:formula="275 * ?f4 / 275"/><draw:equation draw:name="f12" draw:formula="252 * ?f5 / 1471"/><draw:equation draw:name="f13" draw:formula="182 * ?f5 / 1471"/><draw:equation draw:name="f14" draw:formula="266 * ?f4 / 275"/><draw:equation draw:name="f15" draw:formula="91 * ?f5 / 1471"/><draw:equation draw:name="f16" draw:formula="254 * ?f4 / 275"/><draw:equation draw:name="f17" draw:formula="3 * ?f5 / 1471"/><draw:equation draw:name="f18" draw:formula="242 * ?f4 / 275"/><draw:equation draw:name="f19" draw:formula="0 * ?f5 / 1471"/><draw:equation draw:name="f20" draw:formula="240 * ?f4 / 275"/><draw:equation draw:name="f21" draw:formula="191 * ?f5 / 1471"/><draw:equation draw:name="f22" draw:formula="26 * ?f4 / 275"/><draw:equation draw:name="f23" draw:formula="1431 * ?f5 / 1471"/><draw:equation draw:name="f24" draw:formula="192 * ?f4 / 275"/><draw:equation draw:name="f25" draw:formula="1471 * ?f5 / 1471"/><draw:equation draw:name="f26" draw:formula="1444 * ?f5 / 1471"/><draw:equation draw:name="f27" draw:formula="128 * ?f5 / 1471"/><draw:equation draw:name="f28" draw:formula="97 * ?f4 / 275"/><draw:equation draw:name="f29" draw:formula="593 * ?f5 / 1471"/><draw:equation draw:name="f30" draw:formula="0 * ?f4 / 275"/><draw:equation draw:name="f31" draw:formula="1189 * ?f5 / 1471"/><draw:equation draw:name="f32" draw:formula="1348 * ?f5 / 1471"/><draw:equation draw:name="f33" draw:formula="21 * ?f4 / 275"/><draw:equation draw:name="f34" draw:formula="1389 * ?f5 / 1471"/><draw:equation draw:name="f35" draw:formula="107 * ?f4 / 275"/><draw:equation draw:name="f36" draw:formula="?f8 / ?f6"/><draw:equation draw:name="f37" draw:formula="?f9 / ?f7"/><draw:equation draw:name="f38" draw:formula="?f10 / ?f6"/><draw:equation draw:name="f39" draw:formula="?f11 / ?f7"/><draw:equation draw:name="f40" draw:formula="?f12 / ?f6"/><draw:equation draw:name="f41" draw:formula="?f13 / ?f6"/><draw:equation draw:name="f42" draw:formula="?f14 / ?f7"/><draw:equation draw:name="f43" draw:formula="?f15 / ?f6"/><draw:equation draw:name="f44" draw:formula="?f16 / ?f7"/><draw:equation draw:name="f45" draw:formula="?f17 / ?f6"/><draw:equation draw:name="f46" draw:formula="?f18 / ?f7"/><draw:equation draw:name="f47" draw:formula="?f19 / ?f6"/><draw:equation draw:name="f48" draw:formula="?f20 / ?f7"/><draw:equation draw:name="f49" draw:formula="?f21 / ?f6"/><draw:equation draw:name="f50" draw:formula="?f22 / ?f7"/><draw:equation draw:name="f51" draw:formula="?f23 / ?f6"/><draw:equation draw:name="f52" draw:formula="?f24 / ?f7"/><draw:equation draw:name="f53" draw:formula="?f25 / ?f6"/><draw:equation draw:name="f54" draw:formula="?f26 / ?f6"/><draw:equation draw:name="f55" draw:formula="?f27 / ?f6"/><draw:equation draw:name="f56" draw:formula="?f28 / ?f7"/><draw:equation draw:name="f57" draw:formula="?f29 / ?f6"/><draw:equation draw:name="f58" draw:formula="?f30 / ?f7"/><draw:equation draw:name="f59" draw:formula="?f31 / ?f6"/><draw:equation draw:name="f60" draw:formula="?f32 / ?f6"/><draw:equation draw:name="f61" draw:formula="?f33 / ?f7"/><draw:equation draw:name="f62" draw:formula="?f34 / ?f6"/><draw:equation draw:name="f63" draw:formula="?f35 / ?f7"/><draw:equation draw:name="f64" draw:formula="0 / ?f6"/><draw:equation draw:name="f65" draw:formula="?f1 / ?f6"/><draw:equation draw:name="f66" draw:formula="0 / ?f7"/><draw:equation draw:name="f67" draw:formula="?f3 / ?f7"/></draw:enhanced-geometry></draw:custom-shape><draw:custom-shape svg:x="4.06317in" svg:y="0in" svg:width="1.59016in" svg:height="0.47986in" draw:id="id27" draw:style-name="a27" draw:name="Freeform 52"><svg:title/><svg:desc/><draw:enhanced-geometry draw:type="non-primitive" svg:viewBox="0 0 924 275" draw:enhanced-path="M 735 65 L 738 68 803 117 867 168 874 173 877 177 924 275 836 275 735 69 735 69 735 69 735 68 735 68 735 65 Z M 735 65 L 735 65 735 65 735 65 Z M 526 0 L 615 0 748 275 661 275 526 0 Z M 352 0 L 439 0 573 275 485 275 352 0 Z M 176 0 L 263 0 398 275 310 275 176 0 Z M 0 0 L 89 0 222 275 135 275 0 0 Z N" draw:text-areas="?f74 ?f76 ?f75 ?f77" draw:glue-points="?f41 ?f42 ?f43 ?f44 ?f45 ?f46 ?f47 ?f48 ?f49 ?f50 ?f51 ?f52 ?f53 ?f54 ?f55 ?f54 ?f41 ?f56 ?f41 ?f56 ?f41 ?f56 ?f41 ?f44 ?f41 ?f44 ?f41 ?f42 ?f41 ?f42 ?f41 ?f42 ?f41 ?f42 ?f41 ?f42 ?f57 ?f58 ?f59 ?f58 ?f60 ?f54 ?f61 ?f54 ?f57 ?f58 ?f62 ?f58 ?f63 ?f58 ?f64 ?f54 ?f65 ?f54 ?f62 ?f58 ?f66 ?f58 ?f67 ?f58 ?f68 ?f54 ?f69 ?f54 ?f66 ?f58 ?f70 ?f58 ?f71 ?f58 ?f72 ?f54 ?f73 ?f54 ?f70 ?f58" draw:glue-point-leaving-directions="-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4"/><draw:equation draw:name="f7" draw:formula="?f4 / 275"/><draw:equation draw:name="f8" draw:formula="735 * ?f5 / 924"/><draw:equation draw:name="f9" draw:formula="65 * ?f4 / 275"/><draw:equation draw:name="f10" draw:formula="738 * ?f5 / 924"/><draw:equation draw:name="f11" draw:formula="68 * ?f4 / 275"/><draw:equation draw:name="f12" draw:formula="803 * ?f5 / 924"/><draw:equation draw:name="f13" draw:formula="117 * ?f4 / 275"/><draw:equation draw:name="f14" draw:formula="867 * ?f5 / 924"/><draw:equation draw:name="f15" draw:formula="168 * ?f4 / 275"/><draw:equation draw:name="f16" draw:formula="874 * ?f5 / 924"/><draw:equation draw:name="f17" draw:formula="173 * ?f4 / 275"/><draw:equation draw:name="f18" draw:formula="877 * ?f5 / 924"/><draw:equation draw:name="f19" draw:formula="177 * ?f4 / 275"/><draw:equation draw:name="f20" draw:formula="924 * ?f5 / 924"/><draw:equation draw:name="f21" draw:formula="275 * ?f4 / 275"/><draw:equation draw:name="f22" draw:formula="836 * ?f5 / 924"/><draw:equation draw:name="f23" draw:formula="69 * ?f4 / 275"/><draw:equation draw:name="f24" draw:formula="526 * ?f5 / 924"/><draw:equation draw:name="f25" draw:formula="0 * ?f4 / 275"/><draw:equation draw:name="f26" draw:formula="615 * ?f5 / 924"/><draw:equation draw:name="f27" draw:formula="748 * ?f5 / 924"/><draw:equation draw:name="f28" draw:formula="661 * ?f5 / 924"/><draw:equation draw:name="f29" draw:formula="352 * ?f5 / 924"/><draw:equation draw:name="f30" draw:formula="439 * ?f5 / 924"/><draw:equation draw:name="f31" draw:formula="573 * ?f5 / 924"/><draw:equation draw:name="f32" draw:formula="485 * ?f5 / 924"/><draw:equation draw:name="f33" draw:formula="176 * ?f5 / 924"/><draw:equation draw:name="f34" draw:formula="263 * ?f5 / 924"/><draw:equation draw:name="f35" draw:formula="398 * ?f5 / 924"/><draw:equation draw:name="f36" draw:formula="310 * ?f5 / 924"/><draw:equation draw:name="f37" draw:formula="0 * ?f5 / 924"/><draw:equation draw:name="f38" draw:formula="89 * ?f5 / 924"/><draw:equation draw:name="f39" draw:formula="222 * ?f5 / 924"/><draw:equation draw:name="f40" draw:formula="135 * ?f5 / 924"/><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6"/><draw:equation draw:name="f61" draw:formula="?f28 / ?f6"/><draw:equation draw:name="f62" draw:formula="?f29 / ?f6"/><draw:equation draw:name="f63" draw:formula="?f30 / ?f6"/><draw:equation draw:name="f64" draw:formula="?f31 / ?f6"/><draw:equation draw:name="f65" draw:formula="?f32 / ?f6"/><draw:equation draw:name="f66" draw:formula="?f33 / ?f6"/><draw:equation draw:name="f67" draw:formula="?f34 / ?f6"/><draw:equation draw:name="f68" draw:formula="?f35 / ?f6"/><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5.17834in" svg:y="0in" svg:width="0.14972in" svg:height="0.11866in" draw:id="id28" draw:style-name="a28" draw:name="Freeform 53"><svg:title/><svg:desc/><draw:enhanced-geometry draw:type="non-primitive" svg:viewBox="0 0 87 68" draw:enhanced-path="M 0 0 L 79 0 87 65 87 68 87 68 0 0 Z N" draw:text-areas="?f20 ?f22 ?f21 ?f23" draw:glue-points="?f14 ?f15 ?f16 ?f15 ?f17 ?f18 ?f17 ?f19 ?f17 ?f19 ?f14 ?f15"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68"/><draw:equation draw:name="f8" draw:formula="0 * ?f5 / 87"/><draw:equation draw:name="f9" draw:formula="0 * ?f4 / 68"/><draw:equation draw:name="f10" draw:formula="79 * ?f5 / 87"/><draw:equation draw:name="f11" draw:formula="87 * ?f5 / 87"/><draw:equation draw:name="f12" draw:formula="65 * ?f4 / 68"/><draw:equation draw:name="f13" draw:formula="68 * ?f4 / 68"/><draw:equation draw:name="f14" draw:formula="?f8 / ?f6"/><draw:equation draw:name="f15" draw:formula="?f9 / ?f7"/><draw:equation draw:name="f16" draw:formula="?f10 / ?f6"/><draw:equation draw:name="f17" draw:formula="?f11 / ?f6"/><draw:equation draw:name="f18" draw:formula="?f12 / ?f7"/><draw:equation draw:name="f19" draw:formula="?f13 / ?f7"/><draw:equation draw:name="f20" draw:formula="0 / ?f6"/><draw:equation draw:name="f21" draw:formula="?f1 / ?f6"/><draw:equation draw:name="f22" draw:formula="0 / ?f7"/><draw:equation draw:name="f23" draw:formula="?f3 / ?f7"/></draw:enhanced-geometry></draw:custom-shape><draw:custom-shape svg:x="1.65728in" svg:y="0in" svg:width="0.47498in" svg:height="0.41879in" draw:id="id29" draw:style-name="a29" draw:name="Freeform 54"><svg:title/><svg:desc/><draw:enhanced-geometry draw:type="non-primitive" svg:viewBox="0 0 276 240" draw:enhanced-path="M 170 0 L 276 0 252 26 189 97 124 169 61 240 61 240 61 240 59 239 59 239 37 148 37 148 170 0 Z M 0 0 L 63 0 13 56 4 18 0 0 Z N" draw:text-areas="?f50 ?f52 ?f51 ?f53" draw:glue-points="?f29 ?f30 ?f31 ?f30 ?f32 ?f33 ?f34 ?f35 ?f36 ?f37 ?f38 ?f39 ?f38 ?f39 ?f38 ?f39 ?f40 ?f41 ?f40 ?f41 ?f42 ?f43 ?f42 ?f43 ?f29 ?f30 ?f44 ?f30 ?f45 ?f30 ?f46 ?f47 ?f48 ?f49 ?f44 ?f30" draw:glue-point-leaving-directions="-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6"/><draw:equation draw:name="f7" draw:formula="?f4 / 240"/><draw:equation draw:name="f8" draw:formula="170 * ?f5 / 276"/><draw:equation draw:name="f9" draw:formula="0 * ?f4 / 240"/><draw:equation draw:name="f10" draw:formula="276 * ?f5 / 276"/><draw:equation draw:name="f11" draw:formula="252 * ?f5 / 276"/><draw:equation draw:name="f12" draw:formula="26 * ?f4 / 240"/><draw:equation draw:name="f13" draw:formula="189 * ?f5 / 276"/><draw:equation draw:name="f14" draw:formula="97 * ?f4 / 240"/><draw:equation draw:name="f15" draw:formula="124 * ?f5 / 276"/><draw:equation draw:name="f16" draw:formula="169 * ?f4 / 240"/><draw:equation draw:name="f17" draw:formula="61 * ?f5 / 276"/><draw:equation draw:name="f18" draw:formula="240 * ?f4 / 240"/><draw:equation draw:name="f19" draw:formula="59 * ?f5 / 276"/><draw:equation draw:name="f20" draw:formula="239 * ?f4 / 240"/><draw:equation draw:name="f21" draw:formula="37 * ?f5 / 276"/><draw:equation draw:name="f22" draw:formula="148 * ?f4 / 240"/><draw:equation draw:name="f23" draw:formula="0 * ?f5 / 276"/><draw:equation draw:name="f24" draw:formula="63 * ?f5 / 276"/><draw:equation draw:name="f25" draw:formula="13 * ?f5 / 276"/><draw:equation draw:name="f26" draw:formula="56 * ?f4 / 240"/><draw:equation draw:name="f27" draw:formula="4 * ?f5 / 276"/><draw:equation draw:name="f28" draw:formula="18 * ?f4 / 240"/><draw:equation draw:name="f29" draw:formula="?f8 / ?f6"/><draw:equation draw:name="f30" draw:formula="?f9 / ?f7"/><draw:equation draw:name="f31" draw:formula="?f10 / ?f6"/><draw:equation draw:name="f32" draw:formula="?f11 / ?f6"/><draw:equation draw:name="f33" draw:formula="?f12 / ?f7"/><draw:equation draw:name="f34" draw:formula="?f13 / ?f6"/><draw:equation draw:name="f35" draw:formula="?f14 / ?f7"/><draw:equation draw:name="f36" draw:formula="?f15 / ?f6"/><draw:equation draw:name="f37" draw:formula="?f16 / ?f7"/><draw:equation draw:name="f38" draw:formula="?f17 / ?f6"/><draw:equation draw:name="f39" draw:formula="?f18 / ?f7"/><draw:equation draw:name="f40" draw:formula="?f19 / ?f6"/><draw:equation draw:name="f41" draw:formula="?f20 / ?f7"/><draw:equation draw:name="f42" draw:formula="?f21 / ?f6"/><draw:equation draw:name="f43" draw:formula="?f22 / ?f7"/><draw:equation draw:name="f44" draw:formula="?f23 / ?f6"/><draw:equation draw:name="f45" draw:formula="?f24 / ?f6"/><draw:equation draw:name="f46" draw:formula="?f25 / ?f6"/><draw:equation draw:name="f47" draw:formula="?f26 / ?f7"/><draw:equation draw:name="f48" draw:formula="?f27 / ?f6"/><draw:equation draw:name="f49" draw:formula="?f28 / ?f7"/><draw:equation draw:name="f50" draw:formula="0 / ?f6"/><draw:equation draw:name="f51" draw:formula="?f1 / ?f6"/><draw:equation draw:name="f52" draw:formula="0 / ?f7"/><draw:equation draw:name="f53" draw:formula="?f3 / ?f7"/></draw:enhanced-geometry></draw:custom-shape><draw:custom-shape svg:x="1.66072in" svg:y="0.41879in" svg:width="0.12563in" svg:height="0.06107in" draw:id="id30" draw:style-name="a30" draw:name="Freeform 55"><svg:title/><svg:desc/><draw:enhanced-geometry draw:type="non-primitive" svg:viewBox="0 0 73 35" draw:enhanced-path="M 59 0 L 59 0 59 0 73 35 0 35 57 2 59 2 59 0 59 0 59 0 Z N" draw:text-areas="?f22 ?f24 ?f23 ?f25" draw:glue-points="?f15 ?f16 ?f15 ?f16 ?f15 ?f16 ?f17 ?f18 ?f19 ?f18 ?f20 ?f21 ?f15 ?f21 ?f15 ?f16 ?f15 ?f16 ?f15 ?f1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draw:equation draw:name="f7" draw:formula="?f4 / 35"/><draw:equation draw:name="f8" draw:formula="59 * ?f5 / 73"/><draw:equation draw:name="f9" draw:formula="0 * ?f4 / 35"/><draw:equation draw:name="f10" draw:formula="73 * ?f5 / 73"/><draw:equation draw:name="f11" draw:formula="35 * ?f4 / 35"/><draw:equation draw:name="f12" draw:formula="0 * ?f5 / 73"/><draw:equation draw:name="f13" draw:formula="57 * ?f5 / 73"/><draw:equation draw:name="f14" draw:formula="2 * ?f4 / 35"/><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text:p>
      </style:header>
      <style:footer>
        <text:p text:style-name="Footer"><draw:g draw:z-index="251660288" draw:name="Group 4" draw:id="id41" draw:style-name="a41" text:anchor-type="paragraph"><svg:title/><svg:desc>Footer graphic design with grey rectangles in various angles</svg:desc><draw:custom-shape svg:x="0in" svg:y="0in" svg:width="1.45783in" svg:height="0.47986in" draw:id="id32" draw:style-name="a32" draw:name="Freeform 35"><svg:title/><svg:desc/><draw:enhanced-geometry draw:type="non-primitive" svg:viewBox="0 0 852 275" draw:enhanced-path="M 784 0 L 852 0 784 40 784 0 Z M 627 0 L 705 0 705 85 627 132 627 0 Z M 468 0 L 548 0 548 179 468 226 468 0 Z M 311 0 L 390 0 390 271 385 275 311 275 311 0 Z M 154 0 L 233 0 233 275 154 275 154 0 Z M 0 0 L 76 0 76 275 0 275 0 0 Z N" draw:text-areas="?f50 ?f52 ?f51 ?f53" draw:glue-points="?f29 ?f30 ?f31 ?f30 ?f29 ?f32 ?f29 ?f30 ?f33 ?f30 ?f34 ?f30 ?f34 ?f35 ?f33 ?f36 ?f33 ?f30 ?f37 ?f30 ?f38 ?f30 ?f38 ?f39 ?f37 ?f40 ?f37 ?f30 ?f41 ?f30 ?f42 ?f30 ?f42 ?f43 ?f44 ?f45 ?f41 ?f45 ?f41 ?f30 ?f46 ?f30 ?f47 ?f30 ?f47 ?f45 ?f46 ?f45 ?f46 ?f30 ?f48 ?f30 ?f49 ?f30 ?f49 ?f45 ?f48 ?f45 ?f48 ?f30" draw:glue-point-leaving-directions="-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2"/><draw:equation draw:name="f7" draw:formula="?f4 / 275"/><draw:equation draw:name="f8" draw:formula="784 * ?f5 / 852"/><draw:equation draw:name="f9" draw:formula="0 * ?f4 / 275"/><draw:equation draw:name="f10" draw:formula="852 * ?f5 / 852"/><draw:equation draw:name="f11" draw:formula="40 * ?f4 / 275"/><draw:equation draw:name="f12" draw:formula="627 * ?f5 / 852"/><draw:equation draw:name="f13" draw:formula="705 * ?f5 / 852"/><draw:equation draw:name="f14" draw:formula="85 * ?f4 / 275"/><draw:equation draw:name="f15" draw:formula="132 * ?f4 / 275"/><draw:equation draw:name="f16" draw:formula="468 * ?f5 / 852"/><draw:equation draw:name="f17" draw:formula="548 * ?f5 / 852"/><draw:equation draw:name="f18" draw:formula="179 * ?f4 / 275"/><draw:equation draw:name="f19" draw:formula="226 * ?f4 / 275"/><draw:equation draw:name="f20" draw:formula="311 * ?f5 / 852"/><draw:equation draw:name="f21" draw:formula="390 * ?f5 / 852"/><draw:equation draw:name="f22" draw:formula="271 * ?f4 / 275"/><draw:equation draw:name="f23" draw:formula="385 * ?f5 / 852"/><draw:equation draw:name="f24" draw:formula="275 * ?f4 / 275"/><draw:equation draw:name="f25" draw:formula="154 * ?f5 / 852"/><draw:equation draw:name="f26" draw:formula="233 * ?f5 / 852"/><draw:equation draw:name="f27" draw:formula="0 * ?f5 / 852"/><draw:equation draw:name="f28" draw:formula="76 * ?f5 / 852"/><draw:equation draw:name="f29" draw:formula="?f8 / ?f6"/><draw:equation draw:name="f30" draw:formula="?f9 / ?f7"/><draw:equation draw:name="f31" draw:formula="?f10 / ?f6"/><draw:equation draw:name="f32" draw:formula="?f11 / ?f7"/><draw:equation draw:name="f33" draw:formula="?f12 / ?f6"/><draw:equation draw:name="f34" draw:formula="?f13 / ?f6"/><draw:equation draw:name="f35" draw:formula="?f14 / ?f7"/><draw:equation draw:name="f36" draw:formula="?f15 / ?f7"/><draw:equation draw:name="f37" draw:formula="?f16 / ?f6"/><draw:equation draw:name="f38" draw:formula="?f17 / ?f6"/><draw:equation draw:name="f39" draw:formula="?f18 / ?f7"/><draw:equation draw:name="f40" draw:formula="?f19 / ?f7"/><draw:equation draw:name="f41" draw:formula="?f20 / ?f6"/><draw:equation draw:name="f42" draw:formula="?f21 / ?f6"/><draw:equation draw:name="f43" draw:formula="?f22 / ?f7"/><draw:equation draw:name="f44" draw:formula="?f23 / ?f6"/><draw:equation draw:name="f45" draw:formula="?f24 / ?f7"/><draw:equation draw:name="f46" draw:formula="?f25 / ?f6"/><draw:equation draw:name="f47" draw:formula="?f26 / ?f6"/><draw:equation draw:name="f48" draw:formula="?f27 / ?f6"/><draw:equation draw:name="f49" draw:formula="?f28 / ?f6"/><draw:equation draw:name="f50" draw:formula="0 / ?f6"/><draw:equation draw:name="f51" draw:formula="?f1 / ?f6"/><draw:equation draw:name="f52" draw:formula="0 / ?f7"/><draw:equation draw:name="f53" draw:formula="?f3 / ?f7"/></draw:enhanced-geometry></draw:custom-shape><draw:custom-shape svg:x="1.81887in" svg:y="0in" svg:width="3.52652in" svg:height="0.47986in" draw:id="id33" draw:style-name="a33" draw:name="Freeform 36"><svg:title/><svg:desc/><draw:enhanced-geometry draw:type="non-primitive" svg:viewBox="0 0 2061 275" draw:enhanced-path="M 1980 168 L 2061 179 2008 254 1970 169 1981 171 1980 168 Z M 1794 144 L 1877 155 1931 275 1844 275 1787 145 1795 147 1794 144 Z M 1606 119 L 1695 131 1758 275 1672 275 1605 123 1607 123 1606 119 Z M 1422 99 L 1514 111 1512 107 1512 107 1586 275 1500 275 1422 99 Z M 1239 75 L 1331 87 1413 275 1327 275 1239 75 Z M 1056 49 L 1147 61 1241 275 1155 275 1056 49 Z M 872 25 L 964 37 1069 275 983 275 872 25 Z M 690 0 L 781 12 896 275 810 275 690 0 Z M 517 0 L 603 0 724 275 639 275 517 0 Z M 345 0 L 431 0 553 275 467 275 345 0 Z M 172 0 L 259 0 379 275 294 275 172 0 Z M 0 0 L 86 0 208 275 122 275 118 267 118 267 86 193 86 193 53 121 54 121 21 48 21 48 0 0 Z N" draw:text-areas="?f108 ?f110 ?f109 ?f111" draw:glue-points="?f58 ?f59 ?f60 ?f61 ?f62 ?f63 ?f64 ?f65 ?f66 ?f67 ?f68 ?f69 ?f70 ?f71 ?f72 ?f67 ?f73 ?f74 ?f70 ?f71 ?f75 ?f76 ?f77 ?f78 ?f79 ?f67 ?f80 ?f81 ?f82 ?f67 ?f80 ?f81 ?f83 ?f84 ?f85 ?f67 ?f86 ?f87 ?f88 ?f67 ?f86 ?f87 ?f89 ?f90 ?f91 ?f67 ?f92 ?f93 ?f94 ?f67 ?f92 ?f93 ?f95 ?f93 ?f96 ?f67 ?f97 ?f93 ?f98 ?f67 ?f97 ?f93 ?f99 ?f93 ?f100 ?f67 ?f101 ?f102 ?f99 ?f103 ?f104 ?f105 ?f106 ?f107" draw:glue-point-leaving-directions="-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61"/><draw:equation draw:name="f7" draw:formula="?f4 / 275"/><draw:equation draw:name="f8" draw:formula="2061 * ?f5 / 2061"/><draw:equation draw:name="f9" draw:formula="179 * ?f4 / 275"/><draw:equation draw:name="f10" draw:formula="1970 * ?f5 / 2061"/><draw:equation draw:name="f11" draw:formula="169 * ?f4 / 275"/><draw:equation draw:name="f12" draw:formula="1980 * ?f5 / 2061"/><draw:equation draw:name="f13" draw:formula="168 * ?f4 / 275"/><draw:equation draw:name="f14" draw:formula="1877 * ?f5 / 2061"/><draw:equation draw:name="f15" draw:formula="155 * ?f4 / 275"/><draw:equation draw:name="f16" draw:formula="1844 * ?f5 / 2061"/><draw:equation draw:name="f17" draw:formula="275 * ?f4 / 275"/><draw:equation draw:name="f18" draw:formula="1795 * ?f5 / 2061"/><draw:equation draw:name="f19" draw:formula="147 * ?f4 / 275"/><draw:equation draw:name="f20" draw:formula="1606 * ?f5 / 2061"/><draw:equation draw:name="f21" draw:formula="119 * ?f4 / 275"/><draw:equation draw:name="f22" draw:formula="1758 * ?f5 / 2061"/><draw:equation draw:name="f23" draw:formula="1605 * ?f5 / 2061"/><draw:equation draw:name="f24" draw:formula="123 * ?f4 / 275"/><draw:equation draw:name="f25" draw:formula="1514 * ?f5 / 2061"/><draw:equation draw:name="f26" draw:formula="111 * ?f4 / 275"/><draw:equation draw:name="f27" draw:formula="1512 * ?f5 / 2061"/><draw:equation draw:name="f28" draw:formula="107 * ?f4 / 275"/><draw:equation draw:name="f29" draw:formula="1500 * ?f5 / 2061"/><draw:equation draw:name="f30" draw:formula="1239 * ?f5 / 2061"/><draw:equation draw:name="f31" draw:formula="75 * ?f4 / 275"/><draw:equation draw:name="f32" draw:formula="1413 * ?f5 / 2061"/><draw:equation draw:name="f33" draw:formula="1147 * ?f5 / 2061"/><draw:equation draw:name="f34" draw:formula="61 * ?f4 / 275"/><draw:equation draw:name="f35" draw:formula="1155 * ?f5 / 2061"/><draw:equation draw:name="f36" draw:formula="872 * ?f5 / 2061"/><draw:equation draw:name="f37" draw:formula="25 * ?f4 / 275"/><draw:equation draw:name="f38" draw:formula="1069 * ?f5 / 2061"/><draw:equation draw:name="f39" draw:formula="781 * ?f5 / 2061"/><draw:equation draw:name="f40" draw:formula="12 * ?f4 / 275"/><draw:equation draw:name="f41" draw:formula="810 * ?f5 / 2061"/><draw:equation draw:name="f42" draw:formula="517 * ?f5 / 2061"/><draw:equation draw:name="f43" draw:formula="0 * ?f4 / 275"/><draw:equation draw:name="f44" draw:formula="724 * ?f5 / 2061"/><draw:equation draw:name="f45" draw:formula="431 * ?f5 / 2061"/><draw:equation draw:name="f46" draw:formula="467 * ?f5 / 2061"/><draw:equation draw:name="f47" draw:formula="172 * ?f5 / 2061"/><draw:equation draw:name="f48" draw:formula="379 * ?f5 / 2061"/><draw:equation draw:name="f49" draw:formula="86 * ?f5 / 2061"/><draw:equation draw:name="f50" draw:formula="122 * ?f5 / 2061"/><draw:equation draw:name="f51" draw:formula="118 * ?f5 / 2061"/><draw:equation draw:name="f52" draw:formula="267 * ?f4 / 275"/><draw:equation draw:name="f53" draw:formula="193 * ?f4 / 275"/><draw:equation draw:name="f54" draw:formula="54 * ?f5 / 2061"/><draw:equation draw:name="f55" draw:formula="121 * ?f4 / 275"/><draw:equation draw:name="f56" draw:formula="21 * ?f5 / 2061"/><draw:equation draw:name="f57" draw:formula="48 * ?f4 / 275"/><draw:equation draw:name="f58" draw:formula="?f8 / ?f6"/><draw:equation draw:name="f59" draw:formula="?f9 / ?f7"/><draw:equation draw:name="f60" draw:formula="?f10 / ?f6"/><draw:equation draw:name="f61" draw:formula="?f11 / ?f7"/><draw:equation draw:name="f62" draw:formula="?f12 / ?f6"/><draw:equation draw:name="f63" draw:formula="?f13 / ?f7"/><draw:equation draw:name="f64" draw:formula="?f14 / ?f6"/><draw:equation draw:name="f65" draw:formula="?f15 / ?f7"/><draw:equation draw:name="f66" draw:formula="?f16 / ?f6"/><draw:equation draw:name="f67" draw:formula="?f17 / ?f7"/><draw:equation draw:name="f68" draw:formula="?f18 / ?f6"/><draw:equation draw:name="f69" draw:formula="?f19 / ?f7"/><draw:equation draw:name="f70" draw:formula="?f20 / ?f6"/><draw:equation draw:name="f71" draw:formula="?f21 / ?f7"/><draw:equation draw:name="f72" draw:formula="?f22 / ?f6"/><draw:equation draw:name="f73" draw:formula="?f23 / ?f6"/><draw:equation draw:name="f74" draw:formula="?f24 / ?f7"/><draw:equation draw:name="f75" draw:formula="?f25 / ?f6"/><draw:equation draw:name="f76" draw:formula="?f26 / ?f7"/><draw:equation draw:name="f77" draw:formula="?f27 / ?f6"/><draw:equation draw:name="f78" draw:formula="?f28 / ?f7"/><draw:equation draw:name="f79" draw:formula="?f29 / ?f6"/><draw:equation draw:name="f80" draw:formula="?f30 / ?f6"/><draw:equation draw:name="f81" draw:formula="?f31 / ?f7"/><draw:equation draw:name="f82" draw:formula="?f32 / ?f6"/><draw:equation draw:name="f83" draw:formula="?f33 / ?f6"/><draw:equation draw:name="f84" draw:formula="?f34 / ?f7"/><draw:equation draw:name="f85" draw:formula="?f35 / ?f6"/><draw:equation draw:name="f86" draw:formula="?f36 / ?f6"/><draw:equation draw:name="f87" draw:formula="?f37 / ?f7"/><draw:equation draw:name="f88" draw:formula="?f38 / ?f6"/><draw:equation draw:name="f89" draw:formula="?f39 / ?f6"/><draw:equation draw:name="f90" draw:formula="?f40 / ?f7"/><draw:equation draw:name="f91" draw:formula="?f41 / ?f6"/><draw:equation draw:name="f92" draw:formula="?f42 / ?f6"/><draw:equation draw:name="f93" draw:formula="?f43 / ?f7"/><draw:equation draw:name="f94" draw:formula="?f44 / ?f6"/><draw:equation draw:name="f95" draw:formula="?f45 / ?f6"/><draw:equation draw:name="f96" draw:formula="?f46 / ?f6"/><draw:equation draw:name="f97" draw:formula="?f47 / ?f6"/><draw:equation draw:name="f98" draw:formula="?f48 / ?f6"/><draw:equation draw:name="f99" draw:formula="?f49 / ?f6"/><draw:equation draw:name="f100" draw:formula="?f50 / ?f6"/><draw:equation draw:name="f101" draw:formula="?f51 / ?f6"/><draw:equation draw:name="f102" draw:formula="?f52 / ?f7"/><draw:equation draw:name="f103" draw:formula="?f53 / ?f7"/><draw:equation draw:name="f104" draw:formula="?f54 / ?f6"/><draw:equation draw:name="f105" draw:formula="?f55 / ?f7"/><draw:equation draw:name="f106" draw:formula="?f56 / ?f6"/><draw:equation draw:name="f107" draw:formula="?f57 / ?f7"/><draw:equation draw:name="f108" draw:formula="0 / ?f6"/><draw:equation draw:name="f109" draw:formula="?f1 / ?f6"/><draw:equation draw:name="f110" draw:formula="0 / ?f7"/><draw:equation draw:name="f111" draw:formula="?f3 / ?f7"/></draw:enhanced-geometry></draw:custom-shape><draw:custom-shape svg:x="5.23416in" svg:y="0.31933in" svg:width="0.12833in" svg:height="0.16054in" draw:id="id34" draw:style-name="a34" draw:name="Freeform 37"><svg:title/><svg:desc/><draw:enhanced-geometry draw:type="non-primitive" svg:viewBox="0 0 75 92" draw:enhanced-path="M 65 0 L 75 92 0 92 65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draw:equation draw:name="f7" draw:formula="?f4 / 92"/><draw:equation draw:name="f8" draw:formula="65 * ?f5 / 75"/><draw:equation draw:name="f9" draw:formula="0 * ?f4 / 92"/><draw:equation draw:name="f10" draw:formula="75 * ?f5 / 75"/><draw:equation draw:name="f11" draw:formula="92 * ?f4 / 92"/><draw:equation draw:name="f12" draw:formula="0 * ?f5 / 75"/><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5.34881in" svg:y="0.31235in" svg:width="1.1276in" svg:height="0.16752in" draw:id="id35" draw:style-name="a35" draw:name="Freeform 38"><svg:title/><svg:desc/><draw:enhanced-geometry draw:type="non-primitive" svg:viewBox="0 0 659 96" draw:enhanced-path="M 643 84 L 659 87 659 87 657 96 644 96 643 84 Z M 483 63 L 562 73 565 96 486 96 483 63 Z M 322 43 L 385 51 386 52 402 53 406 96 328 96 322 43 Z M 162 21 L 199 27 199 28 241 33 249 96 170 96 162 21 Z M 0 0 L 11 1 12 4 81 12 90 96 11 96 0 0 Z N" draw:text-areas="?f90 ?f92 ?f91 ?f93" draw:glue-points="?f49 ?f50 ?f51 ?f52 ?f51 ?f52 ?f53 ?f54 ?f55 ?f54 ?f49 ?f50 ?f56 ?f57 ?f58 ?f59 ?f60 ?f54 ?f61 ?f54 ?f56 ?f57 ?f62 ?f63 ?f64 ?f65 ?f66 ?f67 ?f68 ?f69 ?f70 ?f54 ?f71 ?f54 ?f62 ?f63 ?f72 ?f73 ?f74 ?f75 ?f74 ?f76 ?f77 ?f78 ?f79 ?f54 ?f80 ?f54 ?f72 ?f73 ?f81 ?f82 ?f83 ?f84 ?f85 ?f86 ?f87 ?f88 ?f89 ?f54 ?f83 ?f54 ?f81 ?f82" draw:glue-point-leaving-directions="-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9"/><draw:equation draw:name="f7" draw:formula="?f4 / 96"/><draw:equation draw:name="f8" draw:formula="643 * ?f5 / 659"/><draw:equation draw:name="f9" draw:formula="84 * ?f4 / 96"/><draw:equation draw:name="f10" draw:formula="659 * ?f5 / 659"/><draw:equation draw:name="f11" draw:formula="87 * ?f4 / 96"/><draw:equation draw:name="f12" draw:formula="657 * ?f5 / 659"/><draw:equation draw:name="f13" draw:formula="96 * ?f4 / 96"/><draw:equation draw:name="f14" draw:formula="644 * ?f5 / 659"/><draw:equation draw:name="f15" draw:formula="483 * ?f5 / 659"/><draw:equation draw:name="f16" draw:formula="63 * ?f4 / 96"/><draw:equation draw:name="f17" draw:formula="562 * ?f5 / 659"/><draw:equation draw:name="f18" draw:formula="73 * ?f4 / 96"/><draw:equation draw:name="f19" draw:formula="565 * ?f5 / 659"/><draw:equation draw:name="f20" draw:formula="486 * ?f5 / 659"/><draw:equation draw:name="f21" draw:formula="322 * ?f5 / 659"/><draw:equation draw:name="f22" draw:formula="43 * ?f4 / 96"/><draw:equation draw:name="f23" draw:formula="385 * ?f5 / 659"/><draw:equation draw:name="f24" draw:formula="51 * ?f4 / 96"/><draw:equation draw:name="f25" draw:formula="386 * ?f5 / 659"/><draw:equation draw:name="f26" draw:formula="52 * ?f4 / 96"/><draw:equation draw:name="f27" draw:formula="402 * ?f5 / 659"/><draw:equation draw:name="f28" draw:formula="53 * ?f4 / 96"/><draw:equation draw:name="f29" draw:formula="406 * ?f5 / 659"/><draw:equation draw:name="f30" draw:formula="328 * ?f5 / 659"/><draw:equation draw:name="f31" draw:formula="162 * ?f5 / 659"/><draw:equation draw:name="f32" draw:formula="21 * ?f4 / 96"/><draw:equation draw:name="f33" draw:formula="199 * ?f5 / 659"/><draw:equation draw:name="f34" draw:formula="27 * ?f4 / 96"/><draw:equation draw:name="f35" draw:formula="28 * ?f4 / 96"/><draw:equation draw:name="f36" draw:formula="241 * ?f5 / 659"/><draw:equation draw:name="f37" draw:formula="33 * ?f4 / 96"/><draw:equation draw:name="f38" draw:formula="249 * ?f5 / 659"/><draw:equation draw:name="f39" draw:formula="170 * ?f5 / 659"/><draw:equation draw:name="f40" draw:formula="0 * ?f5 / 659"/><draw:equation draw:name="f41" draw:formula="0 * ?f4 / 96"/><draw:equation draw:name="f42" draw:formula="11 * ?f5 / 659"/><draw:equation draw:name="f43" draw:formula="1 * ?f4 / 96"/><draw:equation draw:name="f44" draw:formula="12 * ?f5 / 659"/><draw:equation draw:name="f45" draw:formula="4 * ?f4 / 96"/><draw:equation draw:name="f46" draw:formula="81 * ?f5 / 659"/><draw:equation draw:name="f47" draw:formula="12 * ?f4 / 96"/><draw:equation draw:name="f48" draw:formula="90 * ?f5 / 659"/><draw:equation draw:name="f49" draw:formula="?f8 / ?f6"/><draw:equation draw:name="f50" draw:formula="?f9 / ?f7"/><draw:equation draw:name="f51" draw:formula="?f10 / ?f6"/><draw:equation draw:name="f52" draw:formula="?f11 / ?f7"/><draw:equation draw:name="f53" draw:formula="?f12 / ?f6"/><draw:equation draw:name="f54" draw:formula="?f13 / ?f7"/><draw:equation draw:name="f55" draw:formula="?f14 / ?f6"/><draw:equation draw:name="f56" draw:formula="?f15 / ?f6"/><draw:equation draw:name="f57" draw:formula="?f16 / ?f7"/><draw:equation draw:name="f58" draw:formula="?f17 / ?f6"/><draw:equation draw:name="f59" draw:formula="?f18 / ?f7"/><draw:equation draw:name="f60" draw:formula="?f19 / ?f6"/><draw:equation draw:name="f61" draw:formula="?f20 / ?f6"/><draw:equation draw:name="f62" draw:formula="?f21 / ?f6"/><draw:equation draw:name="f63" draw:formula="?f22 / ?f7"/><draw:equation draw:name="f64" draw:formula="?f23 / ?f6"/><draw:equation draw:name="f65" draw:formula="?f24 / ?f7"/><draw:equation draw:name="f66" draw:formula="?f25 / ?f6"/><draw:equation draw:name="f67" draw:formula="?f26 / ?f7"/><draw:equation draw:name="f68" draw:formula="?f27 / ?f6"/><draw:equation draw:name="f69" draw:formula="?f28 / ?f7"/><draw:equation draw:name="f70" draw:formula="?f29 / ?f6"/><draw:equation draw:name="f71" draw:formula="?f30 / ?f6"/><draw:equation draw:name="f72" draw:formula="?f31 / ?f6"/><draw:equation draw:name="f73" draw:formula="?f32 / ?f7"/><draw:equation draw:name="f74" draw:formula="?f33 / ?f6"/><draw:equation draw:name="f75" draw:formula="?f34 / ?f7"/><draw:equation draw:name="f76" draw:formula="?f35 / ?f7"/><draw:equation draw:name="f77" draw:formula="?f36 / ?f6"/><draw:equation draw:name="f78" draw:formula="?f37 / ?f7"/><draw:equation draw:name="f79" draw:formula="?f38 / ?f6"/><draw:equation draw:name="f80" draw:formula="?f39 / ?f6"/><draw:equation draw:name="f81" draw:formula="?f40 / ?f6"/><draw:equation draw:name="f82" draw:formula="?f41 / ?f7"/><draw:equation draw:name="f83" draw:formula="?f42 / ?f6"/><draw:equation draw:name="f84" draw:formula="?f43 / ?f7"/><draw:equation draw:name="f85" draw:formula="?f44 / ?f6"/><draw:equation draw:name="f86" draw:formula="?f45 / ?f7"/><draw:equation draw:name="f87" draw:formula="?f46 / ?f6"/><draw:equation draw:name="f88" draw:formula="?f47 / ?f7"/><draw:equation draw:name="f89" draw:formula="?f48 / ?f6"/><draw:equation draw:name="f90" draw:formula="0 / ?f6"/><draw:equation draw:name="f91" draw:formula="?f1 / ?f6"/><draw:equation draw:name="f92" draw:formula="0 / ?f7"/><draw:equation draw:name="f93" draw:formula="?f3 / ?f7"/></draw:enhanced-geometry></draw:custom-shape><draw:custom-shape svg:x="6.47811in" svg:y="0.4659in" svg:width="0.02053in" svg:height="0.01396in" draw:id="id36" draw:style-name="a36" draw:name="Freeform 39"><svg:title/><svg:desc/><draw:enhanced-geometry draw:type="non-primitive" svg:viewBox="0 0 12 8" draw:enhanced-path="M 1 0 L 12 8 0 8 1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4 / 8"/><draw:equation draw:name="f6" draw:formula="?f1 - ?f0"/><draw:equation draw:name="f7" draw:formula="?f6 / 12"/><draw:equation draw:name="f8" draw:formula="1 * ?f6 / 12"/><draw:equation draw:name="f9" draw:formula="0 * ?f4 / 8"/><draw:equation draw:name="f10" draw:formula="12 * ?f6 / 12"/><draw:equation draw:name="f11" draw:formula="8 * ?f4 / 8"/><draw:equation draw:name="f12" draw:formula="0 * ?f6 / 12"/><draw:equation draw:name="f13" draw:formula="?f8 / ?f7"/><draw:equation draw:name="f14" draw:formula="?f9 / ?f5"/><draw:equation draw:name="f15" draw:formula="?f10 / ?f7"/><draw:equation draw:name="f16" draw:formula="?f11 / ?f5"/><draw:equation draw:name="f17" draw:formula="?f12 / ?f7"/><draw:equation draw:name="f18" draw:formula="0 / ?f7"/><draw:equation draw:name="f19" draw:formula="?f1 / ?f7"/><draw:equation draw:name="f20" draw:formula="0 / ?f5"/><draw:equation draw:name="f21" draw:formula="?f3 / ?f5"/></draw:enhanced-geometry></draw:custom-shape><draw:custom-shape svg:x="5.95966in" svg:y="0in" svg:width="1.49034in" svg:height="0.47986in" draw:id="id37" draw:style-name="a37" draw:name="Freeform 40"><svg:title/><svg:desc/><draw:enhanced-geometry draw:type="non-primitive" svg:viewBox="0 0 871 275" draw:enhanced-path="M 871 157 L 871 159 841 275 719 275 871 157 Z M 816 0 L 871 0 871 57 590 275 460 275 816 0 Z M 557 0 L 686 0 331 275 318 275 259 230 557 0 Z M 298 0 L 427 0 195 180 130 129 298 0 Z M 39 0 L 168 0 65 80 0 29 39 0 Z N" draw:text-areas="?f66 ?f68 ?f67 ?f69" draw:glue-points="?f37 ?f38 ?f37 ?f39 ?f40 ?f41 ?f42 ?f41 ?f37 ?f38 ?f43 ?f44 ?f37 ?f44 ?f37 ?f45 ?f46 ?f41 ?f47 ?f41 ?f43 ?f44 ?f48 ?f44 ?f49 ?f44 ?f50 ?f41 ?f51 ?f41 ?f52 ?f53 ?f48 ?f44 ?f54 ?f44 ?f55 ?f44 ?f56 ?f57 ?f58 ?f59 ?f54 ?f44 ?f60 ?f44 ?f61 ?f44 ?f62 ?f63 ?f64 ?f65 ?f60 ?f44" draw:glue-point-leaving-directions="-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1"/><draw:equation draw:name="f7" draw:formula="?f4 / 275"/><draw:equation draw:name="f8" draw:formula="871 * ?f5 / 871"/><draw:equation draw:name="f9" draw:formula="157 * ?f4 / 275"/><draw:equation draw:name="f10" draw:formula="159 * ?f4 / 275"/><draw:equation draw:name="f11" draw:formula="841 * ?f5 / 871"/><draw:equation draw:name="f12" draw:formula="275 * ?f4 / 275"/><draw:equation draw:name="f13" draw:formula="719 * ?f5 / 871"/><draw:equation draw:name="f14" draw:formula="816 * ?f5 / 871"/><draw:equation draw:name="f15" draw:formula="0 * ?f4 / 275"/><draw:equation draw:name="f16" draw:formula="57 * ?f4 / 275"/><draw:equation draw:name="f17" draw:formula="590 * ?f5 / 871"/><draw:equation draw:name="f18" draw:formula="460 * ?f5 / 871"/><draw:equation draw:name="f19" draw:formula="557 * ?f5 / 871"/><draw:equation draw:name="f20" draw:formula="686 * ?f5 / 871"/><draw:equation draw:name="f21" draw:formula="331 * ?f5 / 871"/><draw:equation draw:name="f22" draw:formula="318 * ?f5 / 871"/><draw:equation draw:name="f23" draw:formula="259 * ?f5 / 871"/><draw:equation draw:name="f24" draw:formula="230 * ?f4 / 275"/><draw:equation draw:name="f25" draw:formula="298 * ?f5 / 871"/><draw:equation draw:name="f26" draw:formula="427 * ?f5 / 871"/><draw:equation draw:name="f27" draw:formula="195 * ?f5 / 871"/><draw:equation draw:name="f28" draw:formula="180 * ?f4 / 275"/><draw:equation draw:name="f29" draw:formula="130 * ?f5 / 871"/><draw:equation draw:name="f30" draw:formula="129 * ?f4 / 275"/><draw:equation draw:name="f31" draw:formula="39 * ?f5 / 871"/><draw:equation draw:name="f32" draw:formula="168 * ?f5 / 871"/><draw:equation draw:name="f33" draw:formula="65 * ?f5 / 871"/><draw:equation draw:name="f34" draw:formula="80 * ?f4 / 275"/><draw:equation draw:name="f35" draw:formula="0 * ?f5 / 871"/><draw:equation draw:name="f36" draw:formula="29 * ?f4 / 275"/><draw:equation draw:name="f37" draw:formula="?f8 / ?f6"/><draw:equation draw:name="f38" draw:formula="?f9 / ?f7"/><draw:equation draw:name="f39" draw:formula="?f10 / ?f7"/><draw:equation draw:name="f40" draw:formula="?f11 / ?f6"/><draw:equation draw:name="f41" draw:formula="?f12 / ?f7"/><draw:equation draw:name="f42" draw:formula="?f13 / ?f6"/><draw:equation draw:name="f43" draw:formula="?f14 / ?f6"/><draw:equation draw:name="f44" draw:formula="?f15 / ?f7"/><draw:equation draw:name="f45" draw:formula="?f16 / ?f7"/><draw:equation draw:name="f46" draw:formula="?f17 / ?f6"/><draw:equation draw:name="f47" draw:formula="?f18 / ?f6"/><draw:equation draw:name="f48" draw:formula="?f19 / ?f6"/><draw:equation draw:name="f49" draw:formula="?f20 / ?f6"/><draw:equation draw:name="f50" draw:formula="?f21 / ?f6"/><draw:equation draw:name="f51" draw:formula="?f22 / ?f6"/><draw:equation draw:name="f52" draw:formula="?f23 / ?f6"/><draw:equation draw:name="f53" draw:formula="?f24 / ?f7"/><draw:equation draw:name="f54" draw:formula="?f25 / ?f6"/><draw:equation draw:name="f55" draw:formula="?f26 / ?f6"/><draw:equation draw:name="f56" draw:formula="?f27 / ?f6"/><draw:equation draw:name="f57" draw:formula="?f28 / ?f7"/><draw:equation draw:name="f58" draw:formula="?f29 / ?f6"/><draw:equation draw:name="f59" draw:formula="?f30 / ?f7"/><draw:equation draw:name="f60" draw:formula="?f31 / ?f6"/><draw:equation draw:name="f61" draw:formula="?f32 / ?f6"/><draw:equation draw:name="f62" draw:formula="?f33 / ?f6"/><draw:equation draw:name="f63" draw:formula="?f34 / ?f7"/><draw:equation draw:name="f64" draw:formula="?f35 / ?f6"/><draw:equation draw:name="f65" draw:formula="?f36 / ?f7"/><draw:equation draw:name="f66" draw:formula="0 / ?f6"/><draw:equation draw:name="f67" draw:formula="?f1 / ?f6"/><draw:equation draw:name="f68" draw:formula="0 / ?f7"/><draw:equation draw:name="f69" draw:formula="?f3 / ?f7"/></draw:enhanced-geometry></draw:custom-shape><draw:custom-shape svg:x="2.99437in" svg:y="0in" svg:width="1.41505in" svg:height="0.19369in" draw:id="id38" draw:style-name="a38" draw:name="Freeform 41"><svg:title/><svg:desc/><draw:enhanced-geometry draw:type="non-primitive" svg:viewBox="0 0 827 111" draw:enhanced-path="M 0 0 L 597 0 786 25 825 107 827 111 735 99 644 87 552 75 460 61 369 49 277 37 185 25 94 12 3 0 0 0 Z N" draw:text-areas="?f58 ?f60 ?f59 ?f61" draw:glue-points="?f33 ?f34 ?f35 ?f34 ?f36 ?f37 ?f38 ?f39 ?f40 ?f41 ?f42 ?f43 ?f44 ?f45 ?f46 ?f47 ?f48 ?f49 ?f50 ?f51 ?f52 ?f53 ?f54 ?f37 ?f55 ?f56 ?f57 ?f34 ?f33 ?f34" draw:glue-point-leaving-directions="-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7"/><draw:equation draw:name="f7" draw:formula="?f4 / 111"/><draw:equation draw:name="f8" draw:formula="0 * ?f5 / 827"/><draw:equation draw:name="f9" draw:formula="0 * ?f4 / 111"/><draw:equation draw:name="f10" draw:formula="597 * ?f5 / 827"/><draw:equation draw:name="f11" draw:formula="786 * ?f5 / 827"/><draw:equation draw:name="f12" draw:formula="25 * ?f4 / 111"/><draw:equation draw:name="f13" draw:formula="825 * ?f5 / 827"/><draw:equation draw:name="f14" draw:formula="107 * ?f4 / 111"/><draw:equation draw:name="f15" draw:formula="827 * ?f5 / 827"/><draw:equation draw:name="f16" draw:formula="111 * ?f4 / 111"/><draw:equation draw:name="f17" draw:formula="735 * ?f5 / 827"/><draw:equation draw:name="f18" draw:formula="99 * ?f4 / 111"/><draw:equation draw:name="f19" draw:formula="644 * ?f5 / 827"/><draw:equation draw:name="f20" draw:formula="87 * ?f4 / 111"/><draw:equation draw:name="f21" draw:formula="552 * ?f5 / 827"/><draw:equation draw:name="f22" draw:formula="75 * ?f4 / 111"/><draw:equation draw:name="f23" draw:formula="460 * ?f5 / 827"/><draw:equation draw:name="f24" draw:formula="61 * ?f4 / 111"/><draw:equation draw:name="f25" draw:formula="369 * ?f5 / 827"/><draw:equation draw:name="f26" draw:formula="49 * ?f4 / 111"/><draw:equation draw:name="f27" draw:formula="277 * ?f5 / 827"/><draw:equation draw:name="f28" draw:formula="37 * ?f4 / 111"/><draw:equation draw:name="f29" draw:formula="185 * ?f5 / 827"/><draw:equation draw:name="f30" draw:formula="94 * ?f5 / 827"/><draw:equation draw:name="f31" draw:formula="12 * ?f4 / 111"/><draw:equation draw:name="f32" draw:formula="3 * ?f5 / 827"/><draw:equation draw:name="f33" draw:formula="?f8 / ?f6"/><draw:equation draw:name="f34" draw:formula="?f9 / ?f7"/><draw:equation draw:name="f35" draw:formula="?f10 / ?f6"/><draw:equation draw:name="f36" draw:formula="?f11 / ?f6"/><draw:equation draw:name="f37" draw:formula="?f12 / ?f7"/><draw:equation draw:name="f38" draw:formula="?f13 / ?f6"/><draw:equation draw:name="f39" draw:formula="?f14 / ?f7"/><draw:equation draw:name="f40" draw:formula="?f15 / ?f6"/><draw:equation draw:name="f41" draw:formula="?f16 / ?f7"/><draw:equation draw:name="f42" draw:formula="?f17 / ?f6"/><draw:equation draw:name="f43" draw:formula="?f18 / ?f7"/><draw:equation draw:name="f44" draw:formula="?f19 / ?f6"/><draw:equation draw:name="f45" draw:formula="?f20 / ?f7"/><draw:equation draw:name="f46" draw:formula="?f21 / ?f6"/><draw:equation draw:name="f47" draw:formula="?f22 / ?f7"/><draw:equation draw:name="f48" draw:formula="?f23 / ?f6"/><draw:equation draw:name="f49" draw:formula="?f24 / ?f7"/><draw:equation draw:name="f50" draw:formula="?f25 / ?f6"/><draw:equation draw:name="f51" draw:formula="?f26 / ?f7"/><draw:equation draw:name="f52" draw:formula="?f27 / ?f6"/><draw:equation draw:name="f53" draw:formula="?f28 / ?f7"/><draw:equation draw:name="f54" draw:formula="?f29 / ?f6"/><draw:equation draw:name="f55" draw:formula="?f30 / ?f6"/><draw:equation draw:name="f56" draw:formula="?f31 / ?f7"/><draw:equation draw:name="f57" draw:formula="?f32 / ?f6"/><draw:equation draw:name="f58" draw:formula="0 / ?f6"/><draw:equation draw:name="f59" draw:formula="?f1 / ?f6"/><draw:equation draw:name="f60" draw:formula="0 / ?f7"/><draw:equation draw:name="f61" draw:formula="?f3 / ?f7"/></draw:enhanced-geometry></draw:custom-shape><draw:custom-shape svg:x="4.31874in" svg:y="0in" svg:width="2.15766in" svg:height="0.46416in" draw:id="id39" draw:style-name="a39" draw:name="Freeform 42"><svg:title/><svg:desc/><draw:enhanced-geometry draw:type="non-primitive" svg:viewBox="0 0 1261 266" draw:enhanced-path="M 1131 164 L 1261 266 1261 266 1245 263 1175 254 1131 164 Z M 876 0 L 920 0 990 54 1081 243 1004 232 988 231 987 230 876 0 Z M 700 0 L 789 0 895 219 843 212 801 207 801 206 700 0 Z M 526 0 L 613 0 708 195 683 191 614 183 613 180 526 0 Z M 350 0 L 437 0 519 168 520 171 509 169 427 159 350 0 Z M 174 0 L 263 0 333 144 334 147 326 145 240 135 174 0 Z M 0 0 L 87 0 145 119 146 123 144 123 54 111 0 0 Z N" draw:text-areas="?f144 ?f146 ?f145 ?f147" draw:glue-points="?f76 ?f77 ?f78 ?f79 ?f78 ?f79 ?f80 ?f81 ?f82 ?f83 ?f76 ?f77 ?f84 ?f85 ?f86 ?f85 ?f87 ?f88 ?f89 ?f90 ?f91 ?f92 ?f93 ?f94 ?f95 ?f96 ?f84 ?f85 ?f97 ?f85 ?f98 ?f85 ?f99 ?f100 ?f101 ?f102 ?f103 ?f104 ?f103 ?f105 ?f97 ?f85 ?f106 ?f85 ?f107 ?f85 ?f108 ?f109 ?f110 ?f111 ?f112 ?f113 ?f107 ?f114 ?f106 ?f85 ?f115 ?f85 ?f116 ?f85 ?f117 ?f118 ?f119 ?f120 ?f121 ?f122 ?f123 ?f124 ?f115 ?f85 ?f125 ?f85 ?f126 ?f85 ?f127 ?f128 ?f129 ?f130 ?f131 ?f132 ?f133 ?f134 ?f125 ?f85 ?f135 ?f85 ?f136 ?f85 ?f137 ?f138 ?f139 ?f140 ?f141 ?f140 ?f142 ?f143 ?f135 ?f85" draw:glue-point-leaving-directions="-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1"/><draw:equation draw:name="f7" draw:formula="?f4 / 266"/><draw:equation draw:name="f8" draw:formula="1131 * ?f5 / 1261"/><draw:equation draw:name="f9" draw:formula="164 * ?f4 / 266"/><draw:equation draw:name="f10" draw:formula="1261 * ?f5 / 1261"/><draw:equation draw:name="f11" draw:formula="266 * ?f4 / 266"/><draw:equation draw:name="f12" draw:formula="1245 * ?f5 / 1261"/><draw:equation draw:name="f13" draw:formula="263 * ?f4 / 266"/><draw:equation draw:name="f14" draw:formula="1175 * ?f5 / 1261"/><draw:equation draw:name="f15" draw:formula="254 * ?f4 / 266"/><draw:equation draw:name="f16" draw:formula="876 * ?f5 / 1261"/><draw:equation draw:name="f17" draw:formula="0 * ?f4 / 266"/><draw:equation draw:name="f18" draw:formula="920 * ?f5 / 1261"/><draw:equation draw:name="f19" draw:formula="990 * ?f5 / 1261"/><draw:equation draw:name="f20" draw:formula="54 * ?f4 / 266"/><draw:equation draw:name="f21" draw:formula="1081 * ?f5 / 1261"/><draw:equation draw:name="f22" draw:formula="243 * ?f4 / 266"/><draw:equation draw:name="f23" draw:formula="1004 * ?f5 / 1261"/><draw:equation draw:name="f24" draw:formula="232 * ?f4 / 266"/><draw:equation draw:name="f25" draw:formula="988 * ?f5 / 1261"/><draw:equation draw:name="f26" draw:formula="231 * ?f4 / 266"/><draw:equation draw:name="f27" draw:formula="987 * ?f5 / 1261"/><draw:equation draw:name="f28" draw:formula="230 * ?f4 / 266"/><draw:equation draw:name="f29" draw:formula="700 * ?f5 / 1261"/><draw:equation draw:name="f30" draw:formula="789 * ?f5 / 1261"/><draw:equation draw:name="f31" draw:formula="895 * ?f5 / 1261"/><draw:equation draw:name="f32" draw:formula="219 * ?f4 / 266"/><draw:equation draw:name="f33" draw:formula="843 * ?f5 / 1261"/><draw:equation draw:name="f34" draw:formula="212 * ?f4 / 266"/><draw:equation draw:name="f35" draw:formula="801 * ?f5 / 1261"/><draw:equation draw:name="f36" draw:formula="207 * ?f4 / 266"/><draw:equation draw:name="f37" draw:formula="206 * ?f4 / 266"/><draw:equation draw:name="f38" draw:formula="526 * ?f5 / 1261"/><draw:equation draw:name="f39" draw:formula="613 * ?f5 / 1261"/><draw:equation draw:name="f40" draw:formula="708 * ?f5 / 1261"/><draw:equation draw:name="f41" draw:formula="195 * ?f4 / 266"/><draw:equation draw:name="f42" draw:formula="683 * ?f5 / 1261"/><draw:equation draw:name="f43" draw:formula="191 * ?f4 / 266"/><draw:equation draw:name="f44" draw:formula="614 * ?f5 / 1261"/><draw:equation draw:name="f45" draw:formula="183 * ?f4 / 266"/><draw:equation draw:name="f46" draw:formula="180 * ?f4 / 266"/><draw:equation draw:name="f47" draw:formula="350 * ?f5 / 1261"/><draw:equation draw:name="f48" draw:formula="437 * ?f5 / 1261"/><draw:equation draw:name="f49" draw:formula="519 * ?f5 / 1261"/><draw:equation draw:name="f50" draw:formula="168 * ?f4 / 266"/><draw:equation draw:name="f51" draw:formula="520 * ?f5 / 1261"/><draw:equation draw:name="f52" draw:formula="171 * ?f4 / 266"/><draw:equation draw:name="f53" draw:formula="509 * ?f5 / 1261"/><draw:equation draw:name="f54" draw:formula="169 * ?f4 / 266"/><draw:equation draw:name="f55" draw:formula="427 * ?f5 / 1261"/><draw:equation draw:name="f56" draw:formula="159 * ?f4 / 266"/><draw:equation draw:name="f57" draw:formula="174 * ?f5 / 1261"/><draw:equation draw:name="f58" draw:formula="263 * ?f5 / 1261"/><draw:equation draw:name="f59" draw:formula="333 * ?f5 / 1261"/><draw:equation draw:name="f60" draw:formula="144 * ?f4 / 266"/><draw:equation draw:name="f61" draw:formula="334 * ?f5 / 1261"/><draw:equation draw:name="f62" draw:formula="147 * ?f4 / 266"/><draw:equation draw:name="f63" draw:formula="326 * ?f5 / 1261"/><draw:equation draw:name="f64" draw:formula="145 * ?f4 / 266"/><draw:equation draw:name="f65" draw:formula="240 * ?f5 / 1261"/><draw:equation draw:name="f66" draw:formula="135 * ?f4 / 266"/><draw:equation draw:name="f67" draw:formula="0 * ?f5 / 1261"/><draw:equation draw:name="f68" draw:formula="87 * ?f5 / 1261"/><draw:equation draw:name="f69" draw:formula="145 * ?f5 / 1261"/><draw:equation draw:name="f70" draw:formula="119 * ?f4 / 266"/><draw:equation draw:name="f71" draw:formula="146 * ?f5 / 1261"/><draw:equation draw:name="f72" draw:formula="123 * ?f4 / 266"/><draw:equation draw:name="f73" draw:formula="144 * ?f5 / 1261"/><draw:equation draw:name="f74" draw:formula="54 * ?f5 / 1261"/><draw:equation draw:name="f75" draw:formula="111 * ?f4 / 266"/><draw:equation draw:name="f76" draw:formula="?f8 / ?f6"/><draw:equation draw:name="f77" draw:formula="?f9 / ?f7"/><draw:equation draw:name="f78" draw:formula="?f10 / ?f6"/><draw:equation draw:name="f79" draw:formula="?f11 / ?f7"/><draw:equation draw:name="f80" draw:formula="?f12 / ?f6"/><draw:equation draw:name="f81" draw:formula="?f13 / ?f7"/><draw:equation draw:name="f82" draw:formula="?f14 / ?f6"/><draw:equation draw:name="f83" draw:formula="?f15 / ?f7"/><draw:equation draw:name="f84" draw:formula="?f16 / ?f6"/><draw:equation draw:name="f85" draw:formula="?f17 / ?f7"/><draw:equation draw:name="f86" draw:formula="?f18 / ?f6"/><draw:equation draw:name="f87" draw:formula="?f19 / ?f6"/><draw:equation draw:name="f88" draw:formula="?f20 / ?f7"/><draw:equation draw:name="f89" draw:formula="?f21 / ?f6"/><draw:equation draw:name="f90" draw:formula="?f22 / ?f7"/><draw:equation draw:name="f91" draw:formula="?f23 / ?f6"/><draw:equation draw:name="f92" draw:formula="?f24 / ?f7"/><draw:equation draw:name="f93" draw:formula="?f25 / ?f6"/><draw:equation draw:name="f94" draw:formula="?f26 / ?f7"/><draw:equation draw:name="f95" draw:formula="?f27 / ?f6"/><draw:equation draw:name="f96" draw:formula="?f28 / ?f7"/><draw:equation draw:name="f97" draw:formula="?f29 / ?f6"/><draw:equation draw:name="f98" draw:formula="?f30 / ?f6"/><draw:equation draw:name="f99" draw:formula="?f31 / ?f6"/><draw:equation draw:name="f100" draw:formula="?f32 / ?f7"/><draw:equation draw:name="f101" draw:formula="?f33 / ?f6"/><draw:equation draw:name="f102" draw:formula="?f34 / ?f7"/><draw:equation draw:name="f103" draw:formula="?f35 / ?f6"/><draw:equation draw:name="f104" draw:formula="?f36 / ?f7"/><draw:equation draw:name="f105" draw:formula="?f37 / ?f7"/><draw:equation draw:name="f106" draw:formula="?f38 / ?f6"/><draw:equation draw:name="f107" draw:formula="?f39 / ?f6"/><draw:equation draw:name="f108" draw:formula="?f40 / ?f6"/><draw:equation draw:name="f109" draw:formula="?f41 / ?f7"/><draw:equation draw:name="f110" draw:formula="?f42 / ?f6"/><draw:equation draw:name="f111" draw:formula="?f43 / ?f7"/><draw:equation draw:name="f112" draw:formula="?f44 / ?f6"/><draw:equation draw:name="f113" draw:formula="?f45 / ?f7"/><draw:equation draw:name="f114" draw:formula="?f46 / ?f7"/><draw:equation draw:name="f115" draw:formula="?f47 / ?f6"/><draw:equation draw:name="f116" draw:formula="?f48 / ?f6"/><draw:equation draw:name="f117" draw:formula="?f49 / ?f6"/><draw:equation draw:name="f118" draw:formula="?f50 / ?f7"/><draw:equation draw:name="f119" draw:formula="?f51 / ?f6"/><draw:equation draw:name="f120" draw:formula="?f52 / ?f7"/><draw:equation draw:name="f121" draw:formula="?f53 / ?f6"/><draw:equation draw:name="f122" draw:formula="?f54 / ?f7"/><draw:equation draw:name="f123" draw:formula="?f55 / ?f6"/><draw:equation draw:name="f124" draw:formula="?f56 / ?f7"/><draw:equation draw:name="f125" draw:formula="?f57 / ?f6"/><draw:equation draw:name="f126" draw:formula="?f58 / ?f6"/><draw:equation draw:name="f127" draw:formula="?f59 / ?f6"/><draw:equation draw:name="f128" draw:formula="?f60 / ?f7"/><draw:equation draw:name="f129" draw:formula="?f61 / ?f6"/><draw:equation draw:name="f130" draw:formula="?f62 / ?f7"/><draw:equation draw:name="f131" draw:formula="?f63 / ?f6"/><draw:equation draw:name="f132" draw:formula="?f64 / ?f7"/><draw:equation draw:name="f133" draw:formula="?f65 / ?f6"/><draw:equation draw:name="f134" draw:formula="?f66 / ?f7"/><draw:equation draw:name="f135" draw:formula="?f67 / ?f6"/><draw:equation draw:name="f136" draw:formula="?f68 / ?f6"/><draw:equation draw:name="f137" draw:formula="?f69 / ?f6"/><draw:equation draw:name="f138" draw:formula="?f70 / ?f7"/><draw:equation draw:name="f139" draw:formula="?f71 / ?f6"/><draw:equation draw:name="f140" draw:formula="?f72 / ?f7"/><draw:equation draw:name="f141" draw:formula="?f73 / ?f6"/><draw:equation draw:name="f142" draw:formula="?f74 / ?f6"/><draw:equation draw:name="f143" draw:formula="?f75 / ?f7"/><draw:equation draw:name="f144" draw:formula="0 / ?f6"/><draw:equation draw:name="f145" draw:formula="?f1 / ?f6"/><draw:equation draw:name="f146" draw:formula="0 / ?f7"/><draw:equation draw:name="f147" draw:formula="?f3 / ?f7"/></draw:enhanced-geometry></draw:custom-shape><draw:custom-shape svg:x="0.6639in" svg:y="0in" svg:width="1.35688in" svg:height="0.47986in" draw:id="id40" draw:style-name="a40" draw:name="Freeform 43"><svg:title/><svg:desc/><draw:enhanced-geometry draw:type="non-primitive" svg:viewBox="0 0 793 275" draw:enhanced-path="M 761 193 L 793 267 793 267 779 275 624 275 761 193 761 193 Z M 696 48 L 729 121 728 121 468 275 312 275 696 48 696 48 Z M 466 0 L 622 0 156 275 0 275 466 0 Z N" draw:text-areas="?f46 ?f48 ?f47 ?f49" draw:glue-points="?f27 ?f28 ?f29 ?f30 ?f29 ?f30 ?f31 ?f32 ?f33 ?f32 ?f27 ?f28 ?f27 ?f28 ?f34 ?f35 ?f36 ?f37 ?f38 ?f37 ?f39 ?f32 ?f40 ?f32 ?f34 ?f35 ?f34 ?f35 ?f41 ?f42 ?f43 ?f42 ?f44 ?f32 ?f45 ?f32 ?f41 ?f42"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3"/><draw:equation draw:name="f7" draw:formula="?f4 / 275"/><draw:equation draw:name="f8" draw:formula="761 * ?f5 / 793"/><draw:equation draw:name="f9" draw:formula="193 * ?f4 / 275"/><draw:equation draw:name="f10" draw:formula="793 * ?f5 / 793"/><draw:equation draw:name="f11" draw:formula="267 * ?f4 / 275"/><draw:equation draw:name="f12" draw:formula="779 * ?f5 / 793"/><draw:equation draw:name="f13" draw:formula="275 * ?f4 / 275"/><draw:equation draw:name="f14" draw:formula="624 * ?f5 / 793"/><draw:equation draw:name="f15" draw:formula="696 * ?f5 / 793"/><draw:equation draw:name="f16" draw:formula="48 * ?f4 / 275"/><draw:equation draw:name="f17" draw:formula="729 * ?f5 / 793"/><draw:equation draw:name="f18" draw:formula="121 * ?f4 / 275"/><draw:equation draw:name="f19" draw:formula="728 * ?f5 / 793"/><draw:equation draw:name="f20" draw:formula="468 * ?f5 / 793"/><draw:equation draw:name="f21" draw:formula="312 * ?f5 / 793"/><draw:equation draw:name="f22" draw:formula="466 * ?f5 / 793"/><draw:equation draw:name="f23" draw:formula="0 * ?f4 / 275"/><draw:equation draw:name="f24" draw:formula="622 * ?f5 / 793"/><draw:equation draw:name="f25" draw:formula="156 * ?f5 / 793"/><draw:equation draw:name="f26" draw:formula="0 * ?f5 / 793"/><draw:equation draw:name="f27" draw:formula="?f8 / ?f6"/><draw:equation draw:name="f28" draw:formula="?f9 / ?f7"/><draw:equation draw:name="f29" draw:formula="?f10 / ?f6"/><draw:equation draw:name="f30" draw:formula="?f11 / ?f7"/><draw:equation draw:name="f31" draw:formula="?f12 / ?f6"/><draw:equation draw:name="f32" draw:formula="?f13 / ?f7"/><draw:equation draw:name="f33" draw:formula="?f14 / ?f6"/><draw:equation draw:name="f34" draw:formula="?f15 / ?f6"/><draw:equation draw:name="f35" draw:formula="?f16 / ?f7"/><draw:equation draw:name="f36" draw:formula="?f17 / ?f6"/><draw:equation draw:name="f37" draw:formula="?f18 / ?f7"/><draw:equation draw:name="f38" draw:formula="?f19 / ?f6"/><draw:equation draw:name="f39" draw:formula="?f20 / ?f6"/><draw:equation draw:name="f40" draw:formula="?f21 / ?f6"/><draw:equation draw:name="f41" draw:formula="?f22 / ?f6"/><draw:equation draw:name="f42" draw:formula="?f23 / ?f7"/><draw:equation draw:name="f43" draw:formula="?f24 / ?f6"/><draw:equation draw:name="f44" draw:formula="?f25 / ?f6"/><draw:equation draw:name="f45" draw:formula="?f26 / ?f6"/><draw:equation draw:name="f46" draw:formula="0 / ?f6"/><draw:equation draw:name="f47" draw:formula="?f1 / ?f6"/><draw:equation draw:name="f48" draw:formula="0 / ?f7"/><draw:equation draw:name="f49" draw:formula="?f3 / ?f7"/></draw:enhanced-geometry></draw:custom-shape></draw: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Office User</meta:initial-creator>
    <dc:creator>Krzysztof Kardasz</dc:creator>
    <meta:creation-date>2019-08-20T13:39:00Z</meta:creation-date>
    <dc:date>2019-08-20T13:39:00Z</dc:date>
    <meta:template xlink:href="Creative%20CV,%20designed%20by%20MOO.dotx" xlink:type="simple"/>
    <meta:editing-cycles>2</meta:editing-cycles>
    <meta:editing-duration>PT0S</meta:editing-duration>
    <meta:document-statistic meta:page-count="1" meta:paragraph-count="2" meta:word-count="178" meta:character-count="1195" meta:row-count="8" meta:non-whitespace-character-count="1019"/>
  </office:meta>
</office:document-meta>
</file>